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0.882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1" table:default-cell-style-name="Default"/>
        <table:table-column table:style-name="co2" table:number-columns-repeated="5" table:default-cell-style-name="ce2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>
            <text:p>Jan 2002</text:p>
          </table:table-cell>
          <table:table-cell office:value-type="float" office:value="3">
            <text:p>3,00</text:p>
          </table:table-cell>
          <table:table-cell table:number-columns-repeated="4"/>
          <table:table-cell table:style-name="ce1" office:value-type="string">
            <text:p>Jan 2002</text:p>
          </table:table-cell>
          <table:table-cell office:value-type="float" office:value="2">
            <text:p>2,00</text:p>
          </table:table-cell>
          <table:table-cell table:number-columns-repeated="4"/>
          <table:table-cell table:style-name="ce1" office:value-type="string">
            <text:p>Jan 2002</text:p>
          </table:table-cell>
          <table:table-cell table:number-columns-repeated="5"/>
          <table:table-cell table:style-name="ce1" office:value-type="string">
            <text:p>Jan 2002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Feb 2002</text:p>
          </table:table-cell>
          <table:table-cell table:number-columns-repeated="5"/>
          <table:table-cell table:style-name="ce1" office:value-type="string">
            <text:p>Feb 2002</text:p>
          </table:table-cell>
          <table:table-cell office:value-type="float" office:value="3">
            <text:p>3,00</text:p>
          </table:table-cell>
          <table:table-cell table:number-columns-repeated="4"/>
          <table:table-cell table:style-name="ce1" office:value-type="string">
            <text:p>Feb 2002</text:p>
          </table:table-cell>
          <table:table-cell office:value-type="float" office:value="1">
            <text:p>1,00</text:p>
          </table:table-cell>
          <table:table-cell table:number-columns-repeated="4"/>
          <table:table-cell table:style-name="ce1" office:value-type="string">
            <text:p>Feb 2002</text:p>
          </table:table-cell>
          <table:table-cell office:value-type="float" office:value="5">
            <text:p>5,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ar 2002</text:p>
          </table:table-cell>
          <table:table-cell/>
          <table:table-cell table:formula="of:=SUM([.B1:.B3])/3" office:value-type="float" office:value="1">
            <text:p>1,00</text:p>
          </table:table-cell>
          <table:table-cell table:number-columns-repeated="3"/>
          <table:table-cell table:style-name="ce1" office:value-type="string">
            <text:p>Mar 2002</text:p>
          </table:table-cell>
          <table:table-cell office:value-type="float" office:value="2">
            <text:p>2,00</text:p>
          </table:table-cell>
          <table:table-cell table:formula="of:=SUM([.H1:.H3])/3" office:value-type="float" office:value="2.33333333333333">
            <text:p>2,33</text:p>
          </table:table-cell>
          <table:table-cell table:number-columns-repeated="3"/>
          <table:table-cell table:style-name="ce1" office:value-type="string">
            <text:p>Mar 2002</text:p>
          </table:table-cell>
          <table:table-cell office:value-type="float" office:value="1">
            <text:p>1,00</text:p>
          </table:table-cell>
          <table:table-cell table:formula="of:=SUM([.N1:.N3])/3" office:value-type="float" office:value="0.666666666666667">
            <text:p>0,67</text:p>
          </table:table-cell>
          <table:table-cell table:number-columns-repeated="3"/>
          <table:table-cell table:style-name="ce1" office:value-type="string">
            <text:p>Mar 2002</text:p>
          </table:table-cell>
          <table:table-cell office:value-type="float" office:value="7">
            <text:p>7,00</text:p>
          </table:table-cell>
          <table:table-cell table:formula="of:=SUM([.T1:.T3])/3" office:value-type="float" office:value="4.66666666666667">
            <text:p>4,6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pr 2002</text:p>
          </table:table-cell>
          <table:table-cell/>
          <table:table-cell table:formula="of:=SUM([.B2:.B4])/3" office:value-type="float" office:value="0">
            <text:p>0,00</text:p>
          </table:table-cell>
          <table:table-cell table:number-columns-repeated="3"/>
          <table:table-cell table:style-name="ce1" office:value-type="string">
            <text:p>Apr 2002</text:p>
          </table:table-cell>
          <table:table-cell office:value-type="float" office:value="1">
            <text:p>1,00</text:p>
          </table:table-cell>
          <table:table-cell table:formula="of:=SUM([.H2:.H4])/3" office:value-type="float" office:value="2">
            <text:p>2,00</text:p>
          </table:table-cell>
          <table:table-cell table:number-columns-repeated="3"/>
          <table:table-cell table:style-name="ce1" office:value-type="string">
            <text:p>Apr 2002</text:p>
          </table:table-cell>
          <table:table-cell/>
          <table:table-cell table:formula="of:=SUM([.N2:.N4])/3" office:value-type="float" office:value="0.666666666666667">
            <text:p>0,67</text:p>
          </table:table-cell>
          <table:table-cell table:number-columns-repeated="3"/>
          <table:table-cell table:style-name="ce1" office:value-type="string">
            <text:p>Apr 2002</text:p>
          </table:table-cell>
          <table:table-cell/>
          <table:table-cell table:formula="of:=SUM([.T2:.T4])/3" office:value-type="float" office:value="4">
            <text:p>4,0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y 2002</text:p>
          </table:table-cell>
          <table:table-cell/>
          <table:table-cell table:formula="of:=SUM([.B3:.B5])/3" office:value-type="float" office:value="0">
            <text:p>0,00</text:p>
          </table:table-cell>
          <table:table-cell table:number-columns-repeated="3"/>
          <table:table-cell table:style-name="ce1" office:value-type="string">
            <text:p>May 2002</text:p>
          </table:table-cell>
          <table:table-cell office:value-type="float" office:value="1">
            <text:p>1,00</text:p>
          </table:table-cell>
          <table:table-cell table:formula="of:=SUM([.H3:.H5])/3" office:value-type="float" office:value="1.33333333333333">
            <text:p>1,33</text:p>
          </table:table-cell>
          <table:table-cell table:number-columns-repeated="3"/>
          <table:table-cell table:style-name="ce1" office:value-type="string">
            <text:p>May 2002</text:p>
          </table:table-cell>
          <table:table-cell/>
          <table:table-cell table:formula="of:=SUM([.N3:.N5])/3" office:value-type="float" office:value="0.333333333333333">
            <text:p>0,33</text:p>
          </table:table-cell>
          <table:table-cell table:number-columns-repeated="3"/>
          <table:table-cell table:style-name="ce1" office:value-type="string">
            <text:p>May 2002</text:p>
          </table:table-cell>
          <table:table-cell/>
          <table:table-cell table:formula="of:=SUM([.T3:.T5])/3" office:value-type="float" office:value="2.33333333333333">
            <text:p>2,3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un 2002</text:p>
          </table:table-cell>
          <table:table-cell/>
          <table:table-cell table:formula="of:=SUM([.B4:.B6])/3" office:value-type="float" office:value="0">
            <text:p>0,00</text:p>
          </table:table-cell>
          <table:table-cell table:formula="of:=SUM([.B1:.B6])/6" office:value-type="float" office:value="0.5">
            <text:p>0,50</text:p>
          </table:table-cell>
          <table:table-cell table:number-columns-repeated="2"/>
          <table:table-cell table:style-name="ce1" office:value-type="string">
            <text:p>Jun 2002</text:p>
          </table:table-cell>
          <table:table-cell office:value-type="float" office:value="1">
            <text:p>1,00</text:p>
          </table:table-cell>
          <table:table-cell table:formula="of:=SUM([.H4:.H6])/3" office:value-type="float" office:value="1">
            <text:p>1,00</text:p>
          </table:table-cell>
          <table:table-cell table:formula="of:=SUM([.H1:.H6])/6" office:value-type="float" office:value="1.66666666666667">
            <text:p>1,67</text:p>
          </table:table-cell>
          <table:table-cell table:number-columns-repeated="2"/>
          <table:table-cell table:style-name="ce1" office:value-type="string">
            <text:p>Jun 2002</text:p>
          </table:table-cell>
          <table:table-cell/>
          <table:table-cell table:formula="of:=SUM([.N4:.N6])/3" office:value-type="float" office:value="0">
            <text:p>0,00</text:p>
          </table:table-cell>
          <table:table-cell table:formula="of:=SUM([.N1:.N6])/6" office:value-type="float" office:value="0.333333333333333">
            <text:p>0,33</text:p>
          </table:table-cell>
          <table:table-cell table:number-columns-repeated="2"/>
          <table:table-cell table:style-name="ce1" office:value-type="string">
            <text:p>Jun 2002</text:p>
          </table:table-cell>
          <table:table-cell/>
          <table:table-cell table:formula="of:=SUM([.T4:.T6])/3" office:value-type="float" office:value="0">
            <text:p>0,00</text:p>
          </table:table-cell>
          <table:table-cell table:formula="of:=SUM([.T1:.T6])/6" office:value-type="float" office:value="2.33333333333333">
            <text:p>2,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Jul 2002</text:p>
          </table:table-cell>
          <table:table-cell/>
          <table:table-cell table:formula="of:=SUM([.B5:.B7])/3" office:value-type="float" office:value="0">
            <text:p>0,00</text:p>
          </table:table-cell>
          <table:table-cell table:formula="of:=SUM([.B2:.B7])/6" office:value-type="float" office:value="0">
            <text:p>0,00</text:p>
          </table:table-cell>
          <table:table-cell table:number-columns-repeated="2"/>
          <table:table-cell table:style-name="ce1" office:value-type="string">
            <text:p>Jul 2002</text:p>
          </table:table-cell>
          <table:table-cell/>
          <table:table-cell table:formula="of:=SUM([.H5:.H7])/3" office:value-type="float" office:value="0.666666666666667">
            <text:p>0,67</text:p>
          </table:table-cell>
          <table:table-cell table:formula="of:=SUM([.H2:.H7])/6" office:value-type="float" office:value="1.33333333333333">
            <text:p>1,33</text:p>
          </table:table-cell>
          <table:table-cell table:number-columns-repeated="2"/>
          <table:table-cell table:style-name="ce1" office:value-type="string">
            <text:p>Jul 2002</text:p>
          </table:table-cell>
          <table:table-cell/>
          <table:table-cell table:formula="of:=SUM([.N5:.N7])/3" office:value-type="float" office:value="0">
            <text:p>0,00</text:p>
          </table:table-cell>
          <table:table-cell table:formula="of:=SUM([.N2:.N7])/6" office:value-type="float" office:value="0.333333333333333">
            <text:p>0,33</text:p>
          </table:table-cell>
          <table:table-cell table:number-columns-repeated="2"/>
          <table:table-cell table:style-name="ce1" office:value-type="string">
            <text:p>Jul 2002</text:p>
          </table:table-cell>
          <table:table-cell/>
          <table:table-cell table:formula="of:=SUM([.T5:.T7])/3" office:value-type="float" office:value="0">
            <text:p>0,00</text:p>
          </table:table-cell>
          <table:table-cell table:formula="of:=SUM([.T2:.T7])/6" office:value-type="float" office:value="2">
            <text:p>2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ug 2002</text:p>
          </table:table-cell>
          <table:table-cell/>
          <table:table-cell table:formula="of:=SUM([.B6:.B8])/3" office:value-type="float" office:value="0">
            <text:p>0,00</text:p>
          </table:table-cell>
          <table:table-cell table:formula="of:=SUM([.B3:.B8])/6" office:value-type="float" office:value="0">
            <text:p>0,00</text:p>
          </table:table-cell>
          <table:table-cell table:number-columns-repeated="2"/>
          <table:table-cell table:style-name="ce1" office:value-type="string">
            <text:p>Aug 2002</text:p>
          </table:table-cell>
          <table:table-cell/>
          <table:table-cell table:formula="of:=SUM([.H6:.H8])/3" office:value-type="float" office:value="0.333333333333333">
            <text:p>0,33</text:p>
          </table:table-cell>
          <table:table-cell table:formula="of:=SUM([.H3:.H8])/6" office:value-type="float" office:value="0.833333333333333">
            <text:p>0,83</text:p>
          </table:table-cell>
          <table:table-cell table:number-columns-repeated="2"/>
          <table:table-cell table:style-name="ce1" office:value-type="string">
            <text:p>Aug 2002</text:p>
          </table:table-cell>
          <table:table-cell/>
          <table:table-cell table:formula="of:=SUM([.N6:.N8])/3" office:value-type="float" office:value="0">
            <text:p>0,00</text:p>
          </table:table-cell>
          <table:table-cell table:formula="of:=SUM([.N3:.N8])/6" office:value-type="float" office:value="0.166666666666667">
            <text:p>0,17</text:p>
          </table:table-cell>
          <table:table-cell table:number-columns-repeated="2"/>
          <table:table-cell table:style-name="ce1" office:value-type="string">
            <text:p>Aug 2002</text:p>
          </table:table-cell>
          <table:table-cell/>
          <table:table-cell table:formula="of:=SUM([.T6:.T8])/3" office:value-type="float" office:value="0">
            <text:p>0,00</text:p>
          </table:table-cell>
          <table:table-cell table:formula="of:=SUM([.T3:.T8])/6" office:value-type="float" office:value="1.16666666666667">
            <text:p>1,1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p 2002</text:p>
          </table:table-cell>
          <table:table-cell/>
          <table:table-cell table:formula="of:=SUM([.B7:.B9])/3" office:value-type="float" office:value="0">
            <text:p>0,00</text:p>
          </table:table-cell>
          <table:table-cell table:formula="of:=SUM([.B4:.B9])/6" office:value-type="float" office:value="0">
            <text:p>0,00</text:p>
          </table:table-cell>
          <table:table-cell table:number-columns-repeated="2"/>
          <table:table-cell table:style-name="ce1" office:value-type="string">
            <text:p>Sep 2002</text:p>
          </table:table-cell>
          <table:table-cell/>
          <table:table-cell table:formula="of:=SUM([.H7:.H9])/3" office:value-type="float" office:value="0">
            <text:p>0,00</text:p>
          </table:table-cell>
          <table:table-cell table:formula="of:=SUM([.H4:.H9])/6" office:value-type="float" office:value="0.5">
            <text:p>0,50</text:p>
          </table:table-cell>
          <table:table-cell table:number-columns-repeated="2"/>
          <table:table-cell table:style-name="ce1" office:value-type="string">
            <text:p>Sep 2002</text:p>
          </table:table-cell>
          <table:table-cell/>
          <table:table-cell table:formula="of:=SUM([.N7:.N9])/3" office:value-type="float" office:value="0">
            <text:p>0,00</text:p>
          </table:table-cell>
          <table:table-cell table:formula="of:=SUM([.N4:.N9])/6" office:value-type="float" office:value="0">
            <text:p>0,00</text:p>
          </table:table-cell>
          <table:table-cell table:number-columns-repeated="2"/>
          <table:table-cell table:style-name="ce1" office:value-type="string">
            <text:p>Sep 2002</text:p>
          </table:table-cell>
          <table:table-cell/>
          <table:table-cell table:formula="of:=SUM([.T7:.T9])/3" office:value-type="float" office:value="0">
            <text:p>0,00</text:p>
          </table:table-cell>
          <table:table-cell table:formula="of:=SUM([.T4:.T9])/6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ct 2002</text:p>
          </table:table-cell>
          <table:table-cell/>
          <table:table-cell table:formula="of:=SUM([.B8:.B10])/3" office:value-type="float" office:value="0">
            <text:p>0,00</text:p>
          </table:table-cell>
          <table:table-cell table:formula="of:=SUM([.B5:.B10])/6" office:value-type="float" office:value="0">
            <text:p>0,00</text:p>
          </table:table-cell>
          <table:table-cell table:number-columns-repeated="2"/>
          <table:table-cell table:style-name="ce1" office:value-type="string">
            <text:p>Oct 2002</text:p>
          </table:table-cell>
          <table:table-cell/>
          <table:table-cell table:formula="of:=SUM([.H8:.H10])/3" office:value-type="float" office:value="0">
            <text:p>0,00</text:p>
          </table:table-cell>
          <table:table-cell table:formula="of:=SUM([.H5:.H10])/6" office:value-type="float" office:value="0.333333333333333">
            <text:p>0,33</text:p>
          </table:table-cell>
          <table:table-cell table:number-columns-repeated="2"/>
          <table:table-cell table:style-name="ce1" office:value-type="string">
            <text:p>Oct 2002</text:p>
          </table:table-cell>
          <table:table-cell/>
          <table:table-cell table:formula="of:=SUM([.N8:.N10])/3" office:value-type="float" office:value="0">
            <text:p>0,00</text:p>
          </table:table-cell>
          <table:table-cell table:formula="of:=SUM([.N5:.N10])/6" office:value-type="float" office:value="0">
            <text:p>0,00</text:p>
          </table:table-cell>
          <table:table-cell table:number-columns-repeated="2"/>
          <table:table-cell table:style-name="ce1" office:value-type="string">
            <text:p>Oct 2002</text:p>
          </table:table-cell>
          <table:table-cell/>
          <table:table-cell table:formula="of:=SUM([.T8:.T10])/3" office:value-type="float" office:value="0">
            <text:p>0,00</text:p>
          </table:table-cell>
          <table:table-cell table:formula="of:=SUM([.T5:.T10])/6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v 2002</text:p>
          </table:table-cell>
          <table:table-cell/>
          <table:table-cell table:formula="of:=SUM([.B9:.B11])/3" office:value-type="float" office:value="0">
            <text:p>0,00</text:p>
          </table:table-cell>
          <table:table-cell table:formula="of:=SUM([.B6:.B11])/6" office:value-type="float" office:value="0">
            <text:p>0,00</text:p>
          </table:table-cell>
          <table:table-cell table:number-columns-repeated="2"/>
          <table:table-cell table:style-name="ce1" office:value-type="string">
            <text:p>Nov 2002</text:p>
          </table:table-cell>
          <table:table-cell/>
          <table:table-cell table:formula="of:=SUM([.H9:.H11])/3" office:value-type="float" office:value="0">
            <text:p>0,00</text:p>
          </table:table-cell>
          <table:table-cell table:formula="of:=SUM([.H6:.H11])/6" office:value-type="float" office:value="0.166666666666667">
            <text:p>0,17</text:p>
          </table:table-cell>
          <table:table-cell table:number-columns-repeated="2"/>
          <table:table-cell table:style-name="ce1" office:value-type="string">
            <text:p>Nov 2002</text:p>
          </table:table-cell>
          <table:table-cell/>
          <table:table-cell table:formula="of:=SUM([.N9:.N11])/3" office:value-type="float" office:value="0">
            <text:p>0,00</text:p>
          </table:table-cell>
          <table:table-cell table:formula="of:=SUM([.N6:.N11])/6" office:value-type="float" office:value="0">
            <text:p>0,00</text:p>
          </table:table-cell>
          <table:table-cell table:number-columns-repeated="2"/>
          <table:table-cell table:style-name="ce1" office:value-type="string">
            <text:p>Nov 2002</text:p>
          </table:table-cell>
          <table:table-cell/>
          <table:table-cell table:formula="of:=SUM([.T9:.T11])/3" office:value-type="float" office:value="0">
            <text:p>0,00</text:p>
          </table:table-cell>
          <table:table-cell table:formula="of:=SUM([.T6:.T11])/6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c 2002</text:p>
          </table:table-cell>
          <table:table-cell office:value-type="float" office:value="1">
            <text:p>1,00</text:p>
          </table:table-cell>
          <table:table-cell table:formula="of:=SUM([.B10:.B12])/3" office:value-type="float" office:value="0.333333333333333">
            <text:p>0,33</text:p>
          </table:table-cell>
          <table:table-cell table:formula="of:=SUM([.B7:.B12])/6" office:value-type="float" office:value="0.166666666666667">
            <text:p>0,17</text:p>
          </table:table-cell>
          <table:table-cell table:formula="of:=SUM([.B1:.B12])/12" office:value-type="float" office:value="0.333333333333333">
            <text:p>0,33</text:p>
          </table:table-cell>
          <table:table-cell/>
          <table:table-cell table:style-name="ce1" office:value-type="string">
            <text:p>Dec 2002</text:p>
          </table:table-cell>
          <table:table-cell office:value-type="float" office:value="2">
            <text:p>2,00</text:p>
          </table:table-cell>
          <table:table-cell table:formula="of:=SUM([.H10:.H12])/3" office:value-type="float" office:value="0.666666666666667">
            <text:p>0,67</text:p>
          </table:table-cell>
          <table:table-cell table:formula="of:=SUM([.H7:.H12])/6" office:value-type="float" office:value="0.333333333333333">
            <text:p>0,33</text:p>
          </table:table-cell>
          <table:table-cell table:formula="of:=SUM([.H1:.H12])/12" office:value-type="float" office:value="1">
            <text:p>1,00</text:p>
          </table:table-cell>
          <table:table-cell/>
          <table:table-cell table:style-name="ce1" office:value-type="string">
            <text:p>Dec 2002</text:p>
          </table:table-cell>
          <table:table-cell/>
          <table:table-cell table:formula="of:=SUM([.N10:.N12])/3" office:value-type="float" office:value="0">
            <text:p>0,00</text:p>
          </table:table-cell>
          <table:table-cell table:formula="of:=SUM([.N7:.N12])/6" office:value-type="float" office:value="0">
            <text:p>0,00</text:p>
          </table:table-cell>
          <table:table-cell table:formula="of:=SUM([.N1:.N12])/12" office:value-type="float" office:value="0.166666666666667">
            <text:p>0,17</text:p>
          </table:table-cell>
          <table:table-cell/>
          <table:table-cell table:style-name="ce1" office:value-type="string">
            <text:p>Dec 2002</text:p>
          </table:table-cell>
          <table:table-cell/>
          <table:table-cell table:formula="of:=SUM([.T10:.T12])/3" office:value-type="float" office:value="0">
            <text:p>0,00</text:p>
          </table:table-cell>
          <table:table-cell table:formula="of:=SUM([.T7:.T12])/6" office:value-type="float" office:value="0">
            <text:p>0,00</text:p>
          </table:table-cell>
          <table:table-cell table:formula="of:=SUM([.T1:.T12])/12" office:value-type="float" office:value="1.16666666666667">
            <text:p>1,17</text:p>
          </table:table-cell>
          <table:table-cell/>
        </table:table-row>
        <table:table-row table:style-name="ro1">
          <table:table-cell table:style-name="ce1" office:value-type="string">
            <text:p>Jan 2003</text:p>
          </table:table-cell>
          <table:table-cell office:value-type="float" office:value="1">
            <text:p>1,00</text:p>
          </table:table-cell>
          <table:table-cell table:formula="of:=SUM([.B11:.B13])/3" office:value-type="float" office:value="0.666666666666667">
            <text:p>0,67</text:p>
          </table:table-cell>
          <table:table-cell table:formula="of:=SUM([.B8:.B13])/6" office:value-type="float" office:value="0.333333333333333">
            <text:p>0,33</text:p>
          </table:table-cell>
          <table:table-cell table:formula="of:=SUM([.B2:.B13])/12" office:value-type="float" office:value="0.166666666666667">
            <text:p>0,17</text:p>
          </table:table-cell>
          <table:table-cell/>
          <table:table-cell table:style-name="ce1" office:value-type="string">
            <text:p>Jan 2003</text:p>
          </table:table-cell>
          <table:table-cell office:value-type="float" office:value="2">
            <text:p>2,00</text:p>
          </table:table-cell>
          <table:table-cell table:formula="of:=SUM([.H11:.H13])/3" office:value-type="float" office:value="1.33333333333333">
            <text:p>1,33</text:p>
          </table:table-cell>
          <table:table-cell table:formula="of:=SUM([.H8:.H13])/6" office:value-type="float" office:value="0.666666666666667">
            <text:p>0,67</text:p>
          </table:table-cell>
          <table:table-cell table:formula="of:=SUM([.H2:.H13])/12" office:value-type="float" office:value="1">
            <text:p>1,00</text:p>
          </table:table-cell>
          <table:table-cell/>
          <table:table-cell table:style-name="ce1" office:value-type="string">
            <text:p>Jan 2003</text:p>
          </table:table-cell>
          <table:table-cell/>
          <table:table-cell table:formula="of:=SUM([.N11:.N13])/3" office:value-type="float" office:value="0">
            <text:p>0,00</text:p>
          </table:table-cell>
          <table:table-cell table:formula="of:=SUM([.N8:.N13])/6" office:value-type="float" office:value="0">
            <text:p>0,00</text:p>
          </table:table-cell>
          <table:table-cell table:formula="of:=SUM([.N2:.N13])/12" office:value-type="float" office:value="0.166666666666667">
            <text:p>0,17</text:p>
          </table:table-cell>
          <table:table-cell/>
          <table:table-cell table:style-name="ce1" office:value-type="string">
            <text:p>Jan 2003</text:p>
          </table:table-cell>
          <table:table-cell office:value-type="float" office:value="2">
            <text:p>2,00</text:p>
          </table:table-cell>
          <table:table-cell table:formula="of:=SUM([.T11:.T13])/3" office:value-type="float" office:value="0.666666666666667">
            <text:p>0,67</text:p>
          </table:table-cell>
          <table:table-cell table:formula="of:=SUM([.T8:.T13])/6" office:value-type="float" office:value="0.333333333333333">
            <text:p>0,33</text:p>
          </table:table-cell>
          <table:table-cell table:formula="of:=SUM([.T2:.T13])/12" office:value-type="float" office:value="1.16666666666667">
            <text:p>1,17</text:p>
          </table:table-cell>
          <table:table-cell/>
        </table:table-row>
        <table:table-row table:style-name="ro1">
          <table:table-cell table:style-name="ce1" office:value-type="string">
            <text:p>Feb 2003</text:p>
          </table:table-cell>
          <table:table-cell office:value-type="float" office:value="3">
            <text:p>3,00</text:p>
          </table:table-cell>
          <table:table-cell table:formula="of:=SUM([.B12:.B14])/3" office:value-type="float" office:value="1.66666666666667">
            <text:p>1,67</text:p>
          </table:table-cell>
          <table:table-cell table:formula="of:=SUM([.B9:.B14])/6" office:value-type="float" office:value="0.833333333333333">
            <text:p>0,83</text:p>
          </table:table-cell>
          <table:table-cell table:formula="of:=SUM([.B3:.B14])/12" office:value-type="float" office:value="0.416666666666667">
            <text:p>0,42</text:p>
          </table:table-cell>
          <table:table-cell/>
          <table:table-cell table:style-name="ce1" office:value-type="string">
            <text:p>Feb 2003</text:p>
          </table:table-cell>
          <table:table-cell office:value-type="float" office:value="3">
            <text:p>3,00</text:p>
          </table:table-cell>
          <table:table-cell table:formula="of:=SUM([.H12:.H14])/3" office:value-type="float" office:value="2.33333333333333">
            <text:p>2,33</text:p>
          </table:table-cell>
          <table:table-cell table:formula="of:=SUM([.H9:.H14])/6" office:value-type="float" office:value="1.16666666666667">
            <text:p>1,17</text:p>
          </table:table-cell>
          <table:table-cell table:formula="of:=SUM([.H3:.H14])/12" office:value-type="float" office:value="1">
            <text:p>1,00</text:p>
          </table:table-cell>
          <table:table-cell/>
          <table:table-cell table:style-name="ce1" office:value-type="string">
            <text:p>Feb 2003</text:p>
          </table:table-cell>
          <table:table-cell/>
          <table:table-cell table:formula="of:=SUM([.N12:.N14])/3" office:value-type="float" office:value="0">
            <text:p>0,00</text:p>
          </table:table-cell>
          <table:table-cell table:formula="of:=SUM([.N9:.N14])/6" office:value-type="float" office:value="0">
            <text:p>0,00</text:p>
          </table:table-cell>
          <table:table-cell table:formula="of:=SUM([.N3:.N14])/12" office:value-type="float" office:value="0.0833333333333333">
            <text:p>0,08</text:p>
          </table:table-cell>
          <table:table-cell/>
          <table:table-cell table:style-name="ce1" office:value-type="string">
            <text:p>Feb 2003</text:p>
          </table:table-cell>
          <table:table-cell office:value-type="float" office:value="2">
            <text:p>2,00</text:p>
          </table:table-cell>
          <table:table-cell table:formula="of:=SUM([.T12:.T14])/3" office:value-type="float" office:value="1.33333333333333">
            <text:p>1,33</text:p>
          </table:table-cell>
          <table:table-cell table:formula="of:=SUM([.T9:.T14])/6" office:value-type="float" office:value="0.666666666666667">
            <text:p>0,67</text:p>
          </table:table-cell>
          <table:table-cell table:formula="of:=SUM([.T3:.T14])/12" office:value-type="float" office:value="0.916666666666667">
            <text:p>0,92</text:p>
          </table:table-cell>
          <table:table-cell/>
        </table:table-row>
        <table:table-row table:style-name="ro1">
          <table:table-cell table:style-name="ce1" office:value-type="string">
            <text:p>Mar 2003</text:p>
          </table:table-cell>
          <table:table-cell/>
          <table:table-cell table:formula="of:=SUM([.B13:.B15])/3" office:value-type="float" office:value="1.33333333333333">
            <text:p>1,33</text:p>
          </table:table-cell>
          <table:table-cell table:formula="of:=SUM([.B10:.B15])/6" office:value-type="float" office:value="0.833333333333333">
            <text:p>0,83</text:p>
          </table:table-cell>
          <table:table-cell table:formula="of:=SUM([.B4:.B15])/12" office:value-type="float" office:value="0.416666666666667">
            <text:p>0,42</text:p>
          </table:table-cell>
          <table:table-cell/>
          <table:table-cell table:style-name="ce1" office:value-type="string">
            <text:p>Mar 2003</text:p>
          </table:table-cell>
          <table:table-cell office:value-type="float" office:value="1">
            <text:p>1,00</text:p>
          </table:table-cell>
          <table:table-cell table:formula="of:=SUM([.H13:.H15])/3" office:value-type="float" office:value="2">
            <text:p>2,00</text:p>
          </table:table-cell>
          <table:table-cell table:formula="of:=SUM([.H10:.H15])/6" office:value-type="float" office:value="1.33333333333333">
            <text:p>1,33</text:p>
          </table:table-cell>
          <table:table-cell table:formula="of:=SUM([.H4:.H15])/12" office:value-type="float" office:value="0.916666666666667">
            <text:p>0,92</text:p>
          </table:table-cell>
          <table:table-cell/>
          <table:table-cell table:style-name="ce1" office:value-type="string">
            <text:p>Mar 2003</text:p>
          </table:table-cell>
          <table:table-cell/>
          <table:table-cell table:formula="of:=SUM([.N13:.N15])/3" office:value-type="float" office:value="0">
            <text:p>0,00</text:p>
          </table:table-cell>
          <table:table-cell table:formula="of:=SUM([.N10:.N15])/6" office:value-type="float" office:value="0">
            <text:p>0,00</text:p>
          </table:table-cell>
          <table:table-cell table:formula="of:=SUM([.N4:.N15])/12" office:value-type="float" office:value="0">
            <text:p>0,00</text:p>
          </table:table-cell>
          <table:table-cell/>
          <table:table-cell table:style-name="ce1" office:value-type="string">
            <text:p>Mar 2003</text:p>
          </table:table-cell>
          <table:table-cell/>
          <table:table-cell table:formula="of:=SUM([.T13:.T15])/3" office:value-type="float" office:value="1.33333333333333">
            <text:p>1,33</text:p>
          </table:table-cell>
          <table:table-cell table:formula="of:=SUM([.T10:.T15])/6" office:value-type="float" office:value="0.666666666666667">
            <text:p>0,67</text:p>
          </table:table-cell>
          <table:table-cell table:formula="of:=SUM([.T4:.T15])/12" office:value-type="float" office:value="0.333333333333333">
            <text:p>0,33</text:p>
          </table:table-cell>
          <table:table-cell/>
        </table:table-row>
        <table:table-row table:style-name="ro1">
          <table:table-cell table:style-name="ce1" office:value-type="string">
            <text:p>Apr 2003</text:p>
          </table:table-cell>
          <table:table-cell office:value-type="float" office:value="1">
            <text:p>1,00</text:p>
          </table:table-cell>
          <table:table-cell table:formula="of:=SUM([.B14:.B16])/3" office:value-type="float" office:value="1.33333333333333">
            <text:p>1,33</text:p>
          </table:table-cell>
          <table:table-cell table:formula="of:=SUM([.B11:.B16])/6" office:value-type="float" office:value="1">
            <text:p>1,00</text:p>
          </table:table-cell>
          <table:table-cell table:formula="of:=SUM([.B5:.B16])/12" office:value-type="float" office:value="0.5">
            <text:p>0,50</text:p>
          </table:table-cell>
          <table:table-cell/>
          <table:table-cell table:style-name="ce1" office:value-type="string">
            <text:p>Apr 2003</text:p>
          </table:table-cell>
          <table:table-cell office:value-type="float" office:value="1">
            <text:p>1,00</text:p>
          </table:table-cell>
          <table:table-cell table:formula="of:=SUM([.H14:.H16])/3" office:value-type="float" office:value="1.66666666666667">
            <text:p>1,67</text:p>
          </table:table-cell>
          <table:table-cell table:formula="of:=SUM([.H11:.H16])/6" office:value-type="float" office:value="1.5">
            <text:p>1,50</text:p>
          </table:table-cell>
          <table:table-cell table:formula="of:=SUM([.H5:.H16])/12" office:value-type="float" office:value="0.916666666666667">
            <text:p>0,92</text:p>
          </table:table-cell>
          <table:table-cell/>
          <table:table-cell table:style-name="ce1" office:value-type="string">
            <text:p>Apr 2003</text:p>
          </table:table-cell>
          <table:table-cell/>
          <table:table-cell table:formula="of:=SUM([.N14:.N16])/3" office:value-type="float" office:value="0">
            <text:p>0,00</text:p>
          </table:table-cell>
          <table:table-cell table:formula="of:=SUM([.N11:.N16])/6" office:value-type="float" office:value="0">
            <text:p>0,00</text:p>
          </table:table-cell>
          <table:table-cell table:formula="of:=SUM([.N5:.N16])/12" office:value-type="float" office:value="0">
            <text:p>0,00</text:p>
          </table:table-cell>
          <table:table-cell/>
          <table:table-cell table:style-name="ce1" office:value-type="string">
            <text:p>Apr 2003</text:p>
          </table:table-cell>
          <table:table-cell office:value-type="float" office:value="2">
            <text:p>2,00</text:p>
          </table:table-cell>
          <table:table-cell table:formula="of:=SUM([.T14:.T16])/3" office:value-type="float" office:value="1.33333333333333">
            <text:p>1,33</text:p>
          </table:table-cell>
          <table:table-cell table:formula="of:=SUM([.T11:.T16])/6" office:value-type="float" office:value="1">
            <text:p>1,00</text:p>
          </table:table-cell>
          <table:table-cell table:formula="of:=SUM([.T5:.T16])/12" office:value-type="float" office:value="0.5">
            <text:p>0,50</text:p>
          </table:table-cell>
          <table:table-cell/>
        </table:table-row>
        <table:table-row table:style-name="ro1">
          <table:table-cell table:style-name="ce1" office:value-type="string">
            <text:p>May 2003</text:p>
          </table:table-cell>
          <table:table-cell office:value-type="float" office:value="1">
            <text:p>1,00</text:p>
          </table:table-cell>
          <table:table-cell table:formula="of:=SUM([.B15:.B17])/3" office:value-type="float" office:value="0.666666666666667">
            <text:p>0,67</text:p>
          </table:table-cell>
          <table:table-cell table:formula="of:=SUM([.B12:.B17])/6" office:value-type="float" office:value="1.16666666666667">
            <text:p>1,17</text:p>
          </table:table-cell>
          <table:table-cell table:formula="of:=SUM([.B6:.B17])/12" office:value-type="float" office:value="0.583333333333333">
            <text:p>0,58</text:p>
          </table:table-cell>
          <table:table-cell/>
          <table:table-cell table:style-name="ce1" office:value-type="string">
            <text:p>May 2003</text:p>
          </table:table-cell>
          <table:table-cell office:value-type="float" office:value="1">
            <text:p>1,00</text:p>
          </table:table-cell>
          <table:table-cell table:formula="of:=SUM([.H15:.H17])/3" office:value-type="float" office:value="1">
            <text:p>1,00</text:p>
          </table:table-cell>
          <table:table-cell table:formula="of:=SUM([.H12:.H17])/6" office:value-type="float" office:value="1.66666666666667">
            <text:p>1,67</text:p>
          </table:table-cell>
          <table:table-cell table:formula="of:=SUM([.H6:.H17])/12" office:value-type="float" office:value="0.916666666666667">
            <text:p>0,92</text:p>
          </table:table-cell>
          <table:table-cell/>
          <table:table-cell table:style-name="ce1" office:value-type="string">
            <text:p>May 2003</text:p>
          </table:table-cell>
          <table:table-cell/>
          <table:table-cell table:formula="of:=SUM([.N15:.N17])/3" office:value-type="float" office:value="0">
            <text:p>0,00</text:p>
          </table:table-cell>
          <table:table-cell table:formula="of:=SUM([.N12:.N17])/6" office:value-type="float" office:value="0">
            <text:p>0,00</text:p>
          </table:table-cell>
          <table:table-cell table:formula="of:=SUM([.N6:.N17])/12" office:value-type="float" office:value="0">
            <text:p>0,00</text:p>
          </table:table-cell>
          <table:table-cell/>
          <table:table-cell table:style-name="ce1" office:value-type="string">
            <text:p>May 2003</text:p>
          </table:table-cell>
          <table:table-cell office:value-type="float" office:value="1">
            <text:p>1,00</text:p>
          </table:table-cell>
          <table:table-cell table:formula="of:=SUM([.T15:.T17])/3" office:value-type="float" office:value="1">
            <text:p>1,00</text:p>
          </table:table-cell>
          <table:table-cell table:formula="of:=SUM([.T12:.T17])/6" office:value-type="float" office:value="1.16666666666667">
            <text:p>1,17</text:p>
          </table:table-cell>
          <table:table-cell table:formula="of:=SUM([.T6:.T17])/12" office:value-type="float" office:value="0.583333333333333">
            <text:p>0,58</text:p>
          </table:table-cell>
          <table:table-cell/>
        </table:table-row>
        <table:table-row table:style-name="ro1">
          <table:table-cell table:style-name="ce1" office:value-type="string">
            <text:p>Jun 2003</text:p>
          </table:table-cell>
          <table:table-cell office:value-type="float" office:value="1">
            <text:p>1,00</text:p>
          </table:table-cell>
          <table:table-cell table:formula="of:=SUM([.B16:.B18])/3" office:value-type="float" office:value="1">
            <text:p>1,00</text:p>
          </table:table-cell>
          <table:table-cell table:formula="of:=SUM([.B13:.B18])/6" office:value-type="float" office:value="1.16666666666667">
            <text:p>1,17</text:p>
          </table:table-cell>
          <table:table-cell table:formula="of:=SUM([.B7:.B18])/12" office:value-type="float" office:value="0.666666666666667">
            <text:p>0,67</text:p>
          </table:table-cell>
          <table:table-cell/>
          <table:table-cell table:style-name="ce1" office:value-type="string">
            <text:p>Jun 2003</text:p>
          </table:table-cell>
          <table:table-cell office:value-type="float" office:value="2">
            <text:p>2,00</text:p>
          </table:table-cell>
          <table:table-cell table:formula="of:=SUM([.H16:.H18])/3" office:value-type="float" office:value="1.33333333333333">
            <text:p>1,33</text:p>
          </table:table-cell>
          <table:table-cell table:formula="of:=SUM([.H13:.H18])/6" office:value-type="float" office:value="1.66666666666667">
            <text:p>1,67</text:p>
          </table:table-cell>
          <table:table-cell table:formula="of:=SUM([.H7:.H18])/12" office:value-type="float" office:value="1">
            <text:p>1,00</text:p>
          </table:table-cell>
          <table:table-cell/>
          <table:table-cell table:style-name="ce1" office:value-type="string">
            <text:p>Jun 2003</text:p>
          </table:table-cell>
          <table:table-cell/>
          <table:table-cell table:formula="of:=SUM([.N16:.N18])/3" office:value-type="float" office:value="0">
            <text:p>0,00</text:p>
          </table:table-cell>
          <table:table-cell table:formula="of:=SUM([.N13:.N18])/6" office:value-type="float" office:value="0">
            <text:p>0,00</text:p>
          </table:table-cell>
          <table:table-cell table:formula="of:=SUM([.N7:.N18])/12" office:value-type="float" office:value="0">
            <text:p>0,00</text:p>
          </table:table-cell>
          <table:table-cell/>
          <table:table-cell table:style-name="ce1" office:value-type="string">
            <text:p>Jun 2003</text:p>
          </table:table-cell>
          <table:table-cell office:value-type="float" office:value="1">
            <text:p>1,00</text:p>
          </table:table-cell>
          <table:table-cell table:formula="of:=SUM([.T16:.T18])/3" office:value-type="float" office:value="1.33333333333333">
            <text:p>1,33</text:p>
          </table:table-cell>
          <table:table-cell table:formula="of:=SUM([.T13:.T18])/6" office:value-type="float" office:value="1.33333333333333">
            <text:p>1,33</text:p>
          </table:table-cell>
          <table:table-cell table:formula="of:=SUM([.T7:.T18])/12" office:value-type="float" office:value="0.666666666666667">
            <text:p>0,67</text:p>
          </table:table-cell>
          <table:table-cell/>
        </table:table-row>
        <table:table-row table:style-name="ro1">
          <table:table-cell table:style-name="ce1" office:value-type="string">
            <text:p>Jul 2003</text:p>
          </table:table-cell>
          <table:table-cell office:value-type="float" office:value="1">
            <text:p>1,00</text:p>
          </table:table-cell>
          <table:table-cell table:formula="of:=SUM([.B17:.B19])/3" office:value-type="float" office:value="1">
            <text:p>1,00</text:p>
          </table:table-cell>
          <table:table-cell table:formula="of:=SUM([.B14:.B19])/6" office:value-type="float" office:value="1.16666666666667">
            <text:p>1,17</text:p>
          </table:table-cell>
          <table:table-cell table:formula="of:=SUM([.B8:.B19])/12" office:value-type="float" office:value="0.75">
            <text:p>0,75</text:p>
          </table:table-cell>
          <table:table-cell/>
          <table:table-cell table:style-name="ce1" office:value-type="string">
            <text:p>Jul 2003</text:p>
          </table:table-cell>
          <table:table-cell/>
          <table:table-cell table:formula="of:=SUM([.H17:.H19])/3" office:value-type="float" office:value="1">
            <text:p>1,00</text:p>
          </table:table-cell>
          <table:table-cell table:formula="of:=SUM([.H14:.H19])/6" office:value-type="float" office:value="1.33333333333333">
            <text:p>1,33</text:p>
          </table:table-cell>
          <table:table-cell table:formula="of:=SUM([.H8:.H19])/12" office:value-type="float" office:value="1">
            <text:p>1,00</text:p>
          </table:table-cell>
          <table:table-cell/>
          <table:table-cell table:style-name="ce1" office:value-type="string">
            <text:p>Jul 2003</text:p>
          </table:table-cell>
          <table:table-cell/>
          <table:table-cell table:formula="of:=SUM([.N17:.N19])/3" office:value-type="float" office:value="0">
            <text:p>0,00</text:p>
          </table:table-cell>
          <table:table-cell table:formula="of:=SUM([.N14:.N19])/6" office:value-type="float" office:value="0">
            <text:p>0,00</text:p>
          </table:table-cell>
          <table:table-cell table:formula="of:=SUM([.N8:.N19])/12" office:value-type="float" office:value="0">
            <text:p>0,00</text:p>
          </table:table-cell>
          <table:table-cell/>
          <table:table-cell table:style-name="ce1" office:value-type="string">
            <text:p>Jul 2003</text:p>
          </table:table-cell>
          <table:table-cell/>
          <table:table-cell table:formula="of:=SUM([.T17:.T19])/3" office:value-type="float" office:value="0.666666666666667">
            <text:p>0,67</text:p>
          </table:table-cell>
          <table:table-cell table:formula="of:=SUM([.T14:.T19])/6" office:value-type="float" office:value="1">
            <text:p>1,00</text:p>
          </table:table-cell>
          <table:table-cell table:formula="of:=SUM([.T8:.T19])/12" office:value-type="float" office:value="0.666666666666667">
            <text:p>0,67</text:p>
          </table:table-cell>
          <table:table-cell/>
        </table:table-row>
        <table:table-row table:style-name="ro1">
          <table:table-cell table:style-name="ce1" office:value-type="string">
            <text:p>Aug 2003</text:p>
          </table:table-cell>
          <table:table-cell office:value-type="float" office:value="1">
            <text:p>1,00</text:p>
          </table:table-cell>
          <table:table-cell table:formula="of:=SUM([.B18:.B20])/3" office:value-type="float" office:value="1">
            <text:p>1,00</text:p>
          </table:table-cell>
          <table:table-cell table:formula="of:=SUM([.B15:.B20])/6" office:value-type="float" office:value="0.833333333333333">
            <text:p>0,83</text:p>
          </table:table-cell>
          <table:table-cell table:formula="of:=SUM([.B9:.B20])/12" office:value-type="float" office:value="0.833333333333333">
            <text:p>0,83</text:p>
          </table:table-cell>
          <table:table-cell/>
          <table:table-cell table:style-name="ce1" office:value-type="string">
            <text:p>Aug 2003</text:p>
          </table:table-cell>
          <table:table-cell/>
          <table:table-cell table:formula="of:=SUM([.H18:.H20])/3" office:value-type="float" office:value="0.666666666666667">
            <text:p>0,67</text:p>
          </table:table-cell>
          <table:table-cell table:formula="of:=SUM([.H15:.H20])/6" office:value-type="float" office:value="0.833333333333333">
            <text:p>0,83</text:p>
          </table:table-cell>
          <table:table-cell table:formula="of:=SUM([.H9:.H20])/12" office:value-type="float" office:value="1">
            <text:p>1,00</text:p>
          </table:table-cell>
          <table:table-cell/>
          <table:table-cell table:style-name="ce1" office:value-type="string">
            <text:p>Aug 2003</text:p>
          </table:table-cell>
          <table:table-cell/>
          <table:table-cell table:formula="of:=SUM([.N18:.N20])/3" office:value-type="float" office:value="0">
            <text:p>0,00</text:p>
          </table:table-cell>
          <table:table-cell table:formula="of:=SUM([.N15:.N20])/6" office:value-type="float" office:value="0">
            <text:p>0,00</text:p>
          </table:table-cell>
          <table:table-cell table:formula="of:=SUM([.N9:.N20])/12" office:value-type="float" office:value="0">
            <text:p>0,00</text:p>
          </table:table-cell>
          <table:table-cell/>
          <table:table-cell table:style-name="ce1" office:value-type="string">
            <text:p>Aug 2003</text:p>
          </table:table-cell>
          <table:table-cell office:value-type="float" office:value="2">
            <text:p>2,00</text:p>
          </table:table-cell>
          <table:table-cell table:formula="of:=SUM([.T18:.T20])/3" office:value-type="float" office:value="1">
            <text:p>1,00</text:p>
          </table:table-cell>
          <table:table-cell table:formula="of:=SUM([.T15:.T20])/6" office:value-type="float" office:value="1">
            <text:p>1,00</text:p>
          </table:table-cell>
          <table:table-cell table:formula="of:=SUM([.T9:.T20])/12" office:value-type="float" office:value="0.833333333333333">
            <text:p>0,83</text:p>
          </table:table-cell>
          <table:table-cell/>
        </table:table-row>
        <table:table-row table:style-name="ro1">
          <table:table-cell table:style-name="ce1" office:value-type="string">
            <text:p>Sep 2003</text:p>
          </table:table-cell>
          <table:table-cell/>
          <table:table-cell table:formula="of:=SUM([.B19:.B21])/3" office:value-type="float" office:value="0.666666666666667">
            <text:p>0,67</text:p>
          </table:table-cell>
          <table:table-cell table:formula="of:=SUM([.B16:.B21])/6" office:value-type="float" office:value="0.833333333333333">
            <text:p>0,83</text:p>
          </table:table-cell>
          <table:table-cell table:formula="of:=SUM([.B10:.B21])/12" office:value-type="float" office:value="0.833333333333333">
            <text:p>0,83</text:p>
          </table:table-cell>
          <table:table-cell/>
          <table:table-cell table:style-name="ce1" office:value-type="string">
            <text:p>Sep 2003</text:p>
          </table:table-cell>
          <table:table-cell/>
          <table:table-cell table:formula="of:=SUM([.H19:.H21])/3" office:value-type="float" office:value="0">
            <text:p>0,00</text:p>
          </table:table-cell>
          <table:table-cell table:formula="of:=SUM([.H16:.H21])/6" office:value-type="float" office:value="0.666666666666667">
            <text:p>0,67</text:p>
          </table:table-cell>
          <table:table-cell table:formula="of:=SUM([.H10:.H21])/12" office:value-type="float" office:value="1">
            <text:p>1,00</text:p>
          </table:table-cell>
          <table:table-cell/>
          <table:table-cell table:style-name="ce1" office:value-type="string">
            <text:p>Sep 2003</text:p>
          </table:table-cell>
          <table:table-cell/>
          <table:table-cell table:formula="of:=SUM([.N19:.N21])/3" office:value-type="float" office:value="0">
            <text:p>0,00</text:p>
          </table:table-cell>
          <table:table-cell table:formula="of:=SUM([.N16:.N21])/6" office:value-type="float" office:value="0">
            <text:p>0,00</text:p>
          </table:table-cell>
          <table:table-cell table:formula="of:=SUM([.N10:.N21])/12" office:value-type="float" office:value="0">
            <text:p>0,00</text:p>
          </table:table-cell>
          <table:table-cell/>
          <table:table-cell table:style-name="ce1" office:value-type="string">
            <text:p>Sep 2003</text:p>
          </table:table-cell>
          <table:table-cell office:value-type="float" office:value="1">
            <text:p>1,00</text:p>
          </table:table-cell>
          <table:table-cell table:formula="of:=SUM([.T19:.T21])/3" office:value-type="float" office:value="1">
            <text:p>1,00</text:p>
          </table:table-cell>
          <table:table-cell table:formula="of:=SUM([.T16:.T21])/6" office:value-type="float" office:value="1.16666666666667">
            <text:p>1,17</text:p>
          </table:table-cell>
          <table:table-cell table:formula="of:=SUM([.T10:.T21])/12" office:value-type="float" office:value="0.916666666666667">
            <text:p>0,92</text:p>
          </table:table-cell>
          <table:table-cell/>
        </table:table-row>
        <table:table-row table:style-name="ro1">
          <table:table-cell table:style-name="ce1" office:value-type="string">
            <text:p>Oct 2003</text:p>
          </table:table-cell>
          <table:table-cell office:value-type="float" office:value="1">
            <text:p>1,00</text:p>
          </table:table-cell>
          <table:table-cell table:formula="of:=SUM([.B20:.B22])/3" office:value-type="float" office:value="0.666666666666667">
            <text:p>0,67</text:p>
          </table:table-cell>
          <table:table-cell table:formula="of:=SUM([.B17:.B22])/6" office:value-type="float" office:value="0.833333333333333">
            <text:p>0,83</text:p>
          </table:table-cell>
          <table:table-cell table:formula="of:=SUM([.B11:.B22])/12" office:value-type="float" office:value="0.916666666666667">
            <text:p>0,92</text:p>
          </table:table-cell>
          <table:table-cell/>
          <table:table-cell table:style-name="ce1" office:value-type="string">
            <text:p>Oct 2003</text:p>
          </table:table-cell>
          <table:table-cell office:value-type="float" office:value="2">
            <text:p>2,00</text:p>
          </table:table-cell>
          <table:table-cell table:formula="of:=SUM([.H20:.H22])/3" office:value-type="float" office:value="0.666666666666667">
            <text:p>0,67</text:p>
          </table:table-cell>
          <table:table-cell table:formula="of:=SUM([.H17:.H22])/6" office:value-type="float" office:value="0.833333333333333">
            <text:p>0,83</text:p>
          </table:table-cell>
          <table:table-cell table:formula="of:=SUM([.H11:.H22])/12" office:value-type="float" office:value="1.16666666666667">
            <text:p>1,17</text:p>
          </table:table-cell>
          <table:table-cell/>
          <table:table-cell table:style-name="ce1" office:value-type="string">
            <text:p>Oct 2003</text:p>
          </table:table-cell>
          <table:table-cell/>
          <table:table-cell table:formula="of:=SUM([.N20:.N22])/3" office:value-type="float" office:value="0">
            <text:p>0,00</text:p>
          </table:table-cell>
          <table:table-cell table:formula="of:=SUM([.N17:.N22])/6" office:value-type="float" office:value="0">
            <text:p>0,00</text:p>
          </table:table-cell>
          <table:table-cell table:formula="of:=SUM([.N11:.N22])/12" office:value-type="float" office:value="0">
            <text:p>0,00</text:p>
          </table:table-cell>
          <table:table-cell/>
          <table:table-cell table:style-name="ce1" office:value-type="string">
            <text:p>Oct 2003</text:p>
          </table:table-cell>
          <table:table-cell office:value-type="float" office:value="2">
            <text:p>2,00</text:p>
          </table:table-cell>
          <table:table-cell table:formula="of:=SUM([.T20:.T22])/3" office:value-type="float" office:value="1.66666666666667">
            <text:p>1,67</text:p>
          </table:table-cell>
          <table:table-cell table:formula="of:=SUM([.T17:.T22])/6" office:value-type="float" office:value="1.16666666666667">
            <text:p>1,17</text:p>
          </table:table-cell>
          <table:table-cell table:formula="of:=SUM([.T11:.T22])/12" office:value-type="float" office:value="1.08333333333333">
            <text:p>1,08</text:p>
          </table:table-cell>
          <table:table-cell/>
        </table:table-row>
        <table:table-row table:style-name="ro1">
          <table:table-cell table:style-name="ce1" office:value-type="string">
            <text:p>Nov 2003</text:p>
          </table:table-cell>
          <table:table-cell office:value-type="float" office:value="1">
            <text:p>1,00</text:p>
          </table:table-cell>
          <table:table-cell table:formula="of:=SUM([.B21:.B23])/3" office:value-type="float" office:value="0.666666666666667">
            <text:p>0,67</text:p>
          </table:table-cell>
          <table:table-cell table:formula="of:=SUM([.B18:.B23])/6" office:value-type="float" office:value="0.833333333333333">
            <text:p>0,83</text:p>
          </table:table-cell>
          <table:table-cell table:formula="of:=SUM([.B12:.B23])/12" office:value-type="float" office:value="1">
            <text:p>1,00</text:p>
          </table:table-cell>
          <table:table-cell/>
          <table:table-cell table:style-name="ce1" office:value-type="string">
            <text:p>Nov 2003</text:p>
          </table:table-cell>
          <table:table-cell office:value-type="float" office:value="6">
            <text:p>6,00</text:p>
          </table:table-cell>
          <table:table-cell table:formula="of:=SUM([.H21:.H23])/3" office:value-type="float" office:value="2.66666666666667">
            <text:p>2,67</text:p>
          </table:table-cell>
          <table:table-cell table:formula="of:=SUM([.H18:.H23])/6" office:value-type="float" office:value="1.66666666666667">
            <text:p>1,67</text:p>
          </table:table-cell>
          <table:table-cell table:formula="of:=SUM([.H12:.H23])/12" office:value-type="float" office:value="1.66666666666667">
            <text:p>1,67</text:p>
          </table:table-cell>
          <table:table-cell/>
          <table:table-cell table:style-name="ce1" office:value-type="string">
            <text:p>Nov 2003</text:p>
          </table:table-cell>
          <table:table-cell/>
          <table:table-cell table:formula="of:=SUM([.N21:.N23])/3" office:value-type="float" office:value="0">
            <text:p>0,00</text:p>
          </table:table-cell>
          <table:table-cell table:formula="of:=SUM([.N18:.N23])/6" office:value-type="float" office:value="0">
            <text:p>0,00</text:p>
          </table:table-cell>
          <table:table-cell table:formula="of:=SUM([.N12:.N23])/12" office:value-type="float" office:value="0">
            <text:p>0,00</text:p>
          </table:table-cell>
          <table:table-cell/>
          <table:table-cell table:style-name="ce1" office:value-type="string">
            <text:p>Nov 2003</text:p>
          </table:table-cell>
          <table:table-cell office:value-type="float" office:value="4">
            <text:p>4,00</text:p>
          </table:table-cell>
          <table:table-cell table:formula="of:=SUM([.T21:.T23])/3" office:value-type="float" office:value="2.33333333333333">
            <text:p>2,33</text:p>
          </table:table-cell>
          <table:table-cell table:formula="of:=SUM([.T18:.T23])/6" office:value-type="float" office:value="1.66666666666667">
            <text:p>1,67</text:p>
          </table:table-cell>
          <table:table-cell table:formula="of:=SUM([.T12:.T23])/12" office:value-type="float" office:value="1.41666666666667">
            <text:p>1,42</text:p>
          </table:table-cell>
          <table:table-cell/>
        </table:table-row>
        <table:table-row table:style-name="ro1">
          <table:table-cell table:style-name="ce1" office:value-type="string">
            <text:p>Dec 2003</text:p>
          </table:table-cell>
          <table:table-cell office:value-type="float" office:value="14">
            <text:p>14,00</text:p>
          </table:table-cell>
          <table:table-cell table:formula="of:=SUM([.B22:.B24])/3" office:value-type="float" office:value="5.33333333333333">
            <text:p>5,33</text:p>
          </table:table-cell>
          <table:table-cell table:formula="of:=SUM([.B19:.B24])/6" office:value-type="float" office:value="3">
            <text:p>3,00</text:p>
          </table:table-cell>
          <table:table-cell table:formula="of:=SUM([.B13:.B24])/12" office:value-type="float" office:value="2.08333333333333">
            <text:p>2,08</text:p>
          </table:table-cell>
          <table:table-cell table:formula="of:=[.E24]-[.E12]" office:value-type="float" office:value="1.75">
            <text:p>1,75</text:p>
          </table:table-cell>
          <table:table-cell table:style-name="ce1" office:value-type="string">
            <text:p>Dec 2003</text:p>
          </table:table-cell>
          <table:table-cell office:value-type="float" office:value="16">
            <text:p>16,00</text:p>
          </table:table-cell>
          <table:table-cell table:formula="of:=SUM([.H22:.H24])/3" office:value-type="float" office:value="8">
            <text:p>8,00</text:p>
          </table:table-cell>
          <table:table-cell table:formula="of:=SUM([.H19:.H24])/6" office:value-type="float" office:value="4">
            <text:p>4,00</text:p>
          </table:table-cell>
          <table:table-cell table:formula="of:=SUM([.H13:.H24])/12" office:value-type="float" office:value="2.83333333333333">
            <text:p>2,83</text:p>
          </table:table-cell>
          <table:table-cell table:formula="of:=[.K24]-[.K12]" office:value-type="float" office:value="1.83333333333333">
            <text:p>1,83</text:p>
          </table:table-cell>
          <table:table-cell table:style-name="ce1" office:value-type="string">
            <text:p>Dec 2003</text:p>
          </table:table-cell>
          <table:table-cell office:value-type="float" office:value="3">
            <text:p>3,00</text:p>
          </table:table-cell>
          <table:table-cell table:formula="of:=SUM([.N22:.N24])/3" office:value-type="float" office:value="1">
            <text:p>1,00</text:p>
          </table:table-cell>
          <table:table-cell table:formula="of:=SUM([.N19:.N24])/6" office:value-type="float" office:value="0.5">
            <text:p>0,50</text:p>
          </table:table-cell>
          <table:table-cell table:formula="of:=SUM([.N13:.N24])/12" office:value-type="float" office:value="0.25">
            <text:p>0,25</text:p>
          </table:table-cell>
          <table:table-cell table:formula="of:=[.Q24]-[.Q12]" office:value-type="float" office:value="0.0833333333333333">
            <text:p>0,08</text:p>
          </table:table-cell>
          <table:table-cell table:style-name="ce1" office:value-type="string">
            <text:p>Dec 2003</text:p>
          </table:table-cell>
          <table:table-cell office:value-type="float" office:value="13">
            <text:p>13,00</text:p>
          </table:table-cell>
          <table:table-cell table:formula="of:=SUM([.T22:.T24])/3" office:value-type="float" office:value="6.33333333333333">
            <text:p>6,33</text:p>
          </table:table-cell>
          <table:table-cell table:formula="of:=SUM([.T19:.T24])/6" office:value-type="float" office:value="3.66666666666667">
            <text:p>3,67</text:p>
          </table:table-cell>
          <table:table-cell table:formula="of:=SUM([.T13:.T24])/12" office:value-type="float" office:value="2.5">
            <text:p>2,50</text:p>
          </table:table-cell>
          <table:table-cell table:formula="of:=[.W24]-[.W12]" office:value-type="float" office:value="1.33333333333333">
            <text:p>1,33</text:p>
          </table:table-cell>
        </table:table-row>
        <table:table-row table:style-name="ro1">
          <table:table-cell table:style-name="ce1" office:value-type="string">
            <text:p>Jan 2004</text:p>
          </table:table-cell>
          <table:table-cell office:value-type="float" office:value="7">
            <text:p>7,00</text:p>
          </table:table-cell>
          <table:table-cell table:formula="of:=SUM([.B23:.B25])/3" office:value-type="float" office:value="7.33333333333333">
            <text:p>7,33</text:p>
          </table:table-cell>
          <table:table-cell table:formula="of:=SUM([.B20:.B25])/6" office:value-type="float" office:value="4">
            <text:p>4,00</text:p>
          </table:table-cell>
          <table:table-cell table:formula="of:=SUM([.B14:.B25])/12" office:value-type="float" office:value="2.58333333333333">
            <text:p>2,58</text:p>
          </table:table-cell>
          <table:table-cell table:formula="of:=[.E25]-[.E13]" office:value-type="float" office:value="2.41666666666667">
            <text:p>2,42</text:p>
          </table:table-cell>
          <table:table-cell table:style-name="ce1" office:value-type="string">
            <text:p>Jan 2004</text:p>
          </table:table-cell>
          <table:table-cell office:value-type="float" office:value="17">
            <text:p>17,00</text:p>
          </table:table-cell>
          <table:table-cell table:formula="of:=SUM([.H23:.H25])/3" office:value-type="float" office:value="13">
            <text:p>13,00</text:p>
          </table:table-cell>
          <table:table-cell table:formula="of:=SUM([.H20:.H25])/6" office:value-type="float" office:value="6.83333333333333">
            <text:p>6,83</text:p>
          </table:table-cell>
          <table:table-cell table:formula="of:=SUM([.H14:.H25])/12" office:value-type="float" office:value="4.08333333333333">
            <text:p>4,08</text:p>
          </table:table-cell>
          <table:table-cell table:formula="of:=[.K25]-[.K13]" office:value-type="float" office:value="3.08333333333333">
            <text:p>3,08</text:p>
          </table:table-cell>
          <table:table-cell table:style-name="ce1" office:value-type="string">
            <text:p>Jan 2004</text:p>
          </table:table-cell>
          <table:table-cell office:value-type="float" office:value="6">
            <text:p>6,00</text:p>
          </table:table-cell>
          <table:table-cell table:formula="of:=SUM([.N23:.N25])/3" office:value-type="float" office:value="3">
            <text:p>3,00</text:p>
          </table:table-cell>
          <table:table-cell table:formula="of:=SUM([.N20:.N25])/6" office:value-type="float" office:value="1.5">
            <text:p>1,50</text:p>
          </table:table-cell>
          <table:table-cell table:formula="of:=SUM([.N14:.N25])/12" office:value-type="float" office:value="0.75">
            <text:p>0,75</text:p>
          </table:table-cell>
          <table:table-cell table:formula="of:=[.Q25]-[.Q13]" office:value-type="float" office:value="0.583333333333333">
            <text:p>0,58</text:p>
          </table:table-cell>
          <table:table-cell table:style-name="ce1" office:value-type="string">
            <text:p>Jan 2004</text:p>
          </table:table-cell>
          <table:table-cell office:value-type="float" office:value="15">
            <text:p>15,00</text:p>
          </table:table-cell>
          <table:table-cell table:formula="of:=SUM([.T23:.T25])/3" office:value-type="float" office:value="10.6666666666667">
            <text:p>10,67</text:p>
          </table:table-cell>
          <table:table-cell table:formula="of:=SUM([.T20:.T25])/6" office:value-type="float" office:value="6.16666666666667">
            <text:p>6,17</text:p>
          </table:table-cell>
          <table:table-cell table:formula="of:=SUM([.T14:.T25])/12" office:value-type="float" office:value="3.58333333333333">
            <text:p>3,58</text:p>
          </table:table-cell>
          <table:table-cell table:formula="of:=[.W25]-[.W13]" office:value-type="float" office:value="2.41666666666667">
            <text:p>2,42</text:p>
          </table:table-cell>
        </table:table-row>
        <table:table-row table:style-name="ro1">
          <table:table-cell table:style-name="ce1"/>
          <table:table-cell office:value-type="float" office:value="8">
            <text:p>8,00</text:p>
          </table:table-cell>
          <table:table-cell table:formula="of:=SUM([.B24:.B26])/3" office:value-type="float" office:value="9.66666666666667">
            <text:p>9,67</text:p>
          </table:table-cell>
          <table:table-cell table:formula="of:=SUM([.B21:.B26])/6" office:value-type="float" office:value="5.16666666666667">
            <text:p>5,17</text:p>
          </table:table-cell>
          <table:table-cell table:formula="of:=SUM([.B15:.B26])/12" office:value-type="float" office:value="3">
            <text:p>3,00</text:p>
          </table:table-cell>
          <table:table-cell table:formula="of:=[.E26]-[.E14]" office:value-type="float" office:value="2.58333333333333">
            <text:p>2,58</text:p>
          </table:table-cell>
          <table:table-cell table:style-name="ce1"/>
          <table:table-cell office:value-type="float" office:value="21">
            <text:p>21,00</text:p>
          </table:table-cell>
          <table:table-cell table:formula="of:=SUM([.H24:.H26])/3" office:value-type="float" office:value="18">
            <text:p>18,00</text:p>
          </table:table-cell>
          <table:table-cell table:formula="of:=SUM([.H21:.H26])/6" office:value-type="float" office:value="10.3333333333333">
            <text:p>10,33</text:p>
          </table:table-cell>
          <table:table-cell table:formula="of:=SUM([.H15:.H26])/12" office:value-type="float" office:value="5.58333333333333">
            <text:p>5,58</text:p>
          </table:table-cell>
          <table:table-cell table:formula="of:=[.K26]-[.K14]" office:value-type="float" office:value="4.58333333333333">
            <text:p>4,58</text:p>
          </table:table-cell>
          <table:table-cell table:style-name="ce1"/>
          <table:table-cell office:value-type="float" office:value="5">
            <text:p>5,00</text:p>
          </table:table-cell>
          <table:table-cell table:formula="of:=SUM([.N24:.N26])/3" office:value-type="float" office:value="4.66666666666667">
            <text:p>4,67</text:p>
          </table:table-cell>
          <table:table-cell table:formula="of:=SUM([.N21:.N26])/6" office:value-type="float" office:value="2.33333333333333">
            <text:p>2,33</text:p>
          </table:table-cell>
          <table:table-cell table:formula="of:=SUM([.N15:.N26])/12" office:value-type="float" office:value="1.16666666666667">
            <text:p>1,17</text:p>
          </table:table-cell>
          <table:table-cell table:formula="of:=[.Q26]-[.Q14]" office:value-type="float" office:value="1.08333333333333">
            <text:p>1,08</text:p>
          </table:table-cell>
          <table:table-cell table:style-name="ce1"/>
          <table:table-cell office:value-type="float" office:value="31">
            <text:p>31,00</text:p>
          </table:table-cell>
          <table:table-cell table:formula="of:=SUM([.T24:.T26])/3" office:value-type="float" office:value="19.6666666666667">
            <text:p>19,67</text:p>
          </table:table-cell>
          <table:table-cell table:formula="of:=SUM([.T21:.T26])/6" office:value-type="float" office:value="11">
            <text:p>11,00</text:p>
          </table:table-cell>
          <table:table-cell table:formula="of:=SUM([.T15:.T26])/12" office:value-type="float" office:value="6">
            <text:p>6,00</text:p>
          </table:table-cell>
          <table:table-cell table:formula="of:=[.W26]-[.W14]" office:value-type="float" office:value="5.08333333333333">
            <text:p>5,08</text:p>
          </table:table-cell>
        </table:table-row>
        <table:table-row table:style-name="ro1">
          <table:table-cell table:style-name="ce1"/>
          <table:table-cell office:value-type="float" office:value="24">
            <text:p>24,00</text:p>
          </table:table-cell>
          <table:table-cell table:formula="of:=SUM([.B25:.B27])/3" office:value-type="float" office:value="13">
            <text:p>13,00</text:p>
          </table:table-cell>
          <table:table-cell table:formula="of:=SUM([.B22:.B27])/6" office:value-type="float" office:value="9.16666666666667">
            <text:p>9,17</text:p>
          </table:table-cell>
          <table:table-cell table:formula="of:=SUM([.B16:.B27])/12" office:value-type="float" office:value="5">
            <text:p>5,00</text:p>
          </table:table-cell>
          <table:table-cell table:formula="of:=[.E27]-[.E15]" office:value-type="float" office:value="4.58333333333333">
            <text:p>4,58</text:p>
          </table:table-cell>
          <table:table-cell table:style-name="ce1"/>
          <table:table-cell office:value-type="float" office:value="55">
            <text:p>55,00</text:p>
          </table:table-cell>
          <table:table-cell table:formula="of:=SUM([.H25:.H27])/3" office:value-type="float" office:value="31">
            <text:p>31,00</text:p>
          </table:table-cell>
          <table:table-cell table:formula="of:=SUM([.H22:.H27])/6" office:value-type="float" office:value="19.5">
            <text:p>19,50</text:p>
          </table:table-cell>
          <table:table-cell table:formula="of:=SUM([.H16:.H27])/12" office:value-type="float" office:value="10.0833333333333">
            <text:p>10,08</text:p>
          </table:table-cell>
          <table:table-cell table:formula="of:=[.K27]-[.K15]" office:value-type="float" office:value="9.16666666666667">
            <text:p>9,17</text:p>
          </table:table-cell>
          <table:table-cell table:style-name="ce1"/>
          <table:table-cell office:value-type="float" office:value="5">
            <text:p>5,00</text:p>
          </table:table-cell>
          <table:table-cell table:formula="of:=SUM([.N25:.N27])/3" office:value-type="float" office:value="5.33333333333333">
            <text:p>5,33</text:p>
          </table:table-cell>
          <table:table-cell table:formula="of:=SUM([.N22:.N27])/6" office:value-type="float" office:value="3.16666666666667">
            <text:p>3,17</text:p>
          </table:table-cell>
          <table:table-cell table:formula="of:=SUM([.N16:.N27])/12" office:value-type="float" office:value="1.58333333333333">
            <text:p>1,58</text:p>
          </table:table-cell>
          <table:table-cell table:formula="of:=[.Q27]-[.Q15]" office:value-type="float" office:value="1.58333333333333">
            <text:p>1,58</text:p>
          </table:table-cell>
          <table:table-cell table:style-name="ce1"/>
          <table:table-cell office:value-type="float" office:value="19">
            <text:p>19,00</text:p>
          </table:table-cell>
          <table:table-cell table:formula="of:=SUM([.T25:.T27])/3" office:value-type="float" office:value="21.6666666666667">
            <text:p>21,67</text:p>
          </table:table-cell>
          <table:table-cell table:formula="of:=SUM([.T22:.T27])/6" office:value-type="float" office:value="14">
            <text:p>14,00</text:p>
          </table:table-cell>
          <table:table-cell table:formula="of:=SUM([.T16:.T27])/12" office:value-type="float" office:value="7.58333333333333">
            <text:p>7,58</text:p>
          </table:table-cell>
          <table:table-cell table:formula="of:=[.W27]-[.W15]" office:value-type="float" office:value="7.25">
            <text:p>7,25</text:p>
          </table:table-cell>
        </table:table-row>
        <table:table-row table:style-name="ro1">
          <table:table-cell table:style-name="ce1"/>
          <table:table-cell office:value-type="float" office:value="8">
            <text:p>8,00</text:p>
          </table:table-cell>
          <table:table-cell table:formula="of:=SUM([.B26:.B28])/3" office:value-type="float" office:value="13.3333333333333">
            <text:p>13,33</text:p>
          </table:table-cell>
          <table:table-cell table:formula="of:=SUM([.B23:.B28])/6" office:value-type="float" office:value="10.3333333333333">
            <text:p>10,33</text:p>
          </table:table-cell>
          <table:table-cell table:formula="of:=SUM([.B17:.B28])/12" office:value-type="float" office:value="5.58333333333333">
            <text:p>5,58</text:p>
          </table:table-cell>
          <table:table-cell table:formula="of:=[.E28]-[.E16]" office:value-type="float" office:value="5.08333333333333">
            <text:p>5,08</text:p>
          </table:table-cell>
          <table:table-cell table:style-name="ce1"/>
          <table:table-cell office:value-type="float" office:value="26">
            <text:p>26,00</text:p>
          </table:table-cell>
          <table:table-cell table:formula="of:=SUM([.H26:.H28])/3" office:value-type="float" office:value="34">
            <text:p>34,00</text:p>
          </table:table-cell>
          <table:table-cell table:formula="of:=SUM([.H23:.H28])/6" office:value-type="float" office:value="23.5">
            <text:p>23,50</text:p>
          </table:table-cell>
          <table:table-cell table:formula="of:=SUM([.H17:.H28])/12" office:value-type="float" office:value="12.1666666666667">
            <text:p>12,17</text:p>
          </table:table-cell>
          <table:table-cell table:formula="of:=[.K28]-[.K16]" office:value-type="float" office:value="11.25">
            <text:p>11,25</text:p>
          </table:table-cell>
          <table:table-cell table:style-name="ce1"/>
          <table:table-cell office:value-type="float" office:value="4">
            <text:p>4,00</text:p>
          </table:table-cell>
          <table:table-cell table:formula="of:=SUM([.N26:.N28])/3" office:value-type="float" office:value="4.66666666666667">
            <text:p>4,67</text:p>
          </table:table-cell>
          <table:table-cell table:formula="of:=SUM([.N23:.N28])/6" office:value-type="float" office:value="3.83333333333333">
            <text:p>3,83</text:p>
          </table:table-cell>
          <table:table-cell table:formula="of:=SUM([.N17:.N28])/12" office:value-type="float" office:value="1.91666666666667">
            <text:p>1,92</text:p>
          </table:table-cell>
          <table:table-cell table:formula="of:=[.Q28]-[.Q16]" office:value-type="float" office:value="1.91666666666667">
            <text:p>1,92</text:p>
          </table:table-cell>
          <table:table-cell table:style-name="ce1"/>
          <table:table-cell office:value-type="float" office:value="27">
            <text:p>27,00</text:p>
          </table:table-cell>
          <table:table-cell table:formula="of:=SUM([.T26:.T28])/3" office:value-type="float" office:value="25.6666666666667">
            <text:p>25,67</text:p>
          </table:table-cell>
          <table:table-cell table:formula="of:=SUM([.T23:.T28])/6" office:value-type="float" office:value="18.1666666666667">
            <text:p>18,17</text:p>
          </table:table-cell>
          <table:table-cell table:formula="of:=SUM([.T17:.T28])/12" office:value-type="float" office:value="9.66666666666667">
            <text:p>9,67</text:p>
          </table:table-cell>
          <table:table-cell table:formula="of:=[.W28]-[.W16]" office:value-type="float" office:value="9.16666666666667">
            <text:p>9,17</text:p>
          </table:table-cell>
        </table:table-row>
        <table:table-row table:style-name="ro1">
          <table:table-cell table:style-name="ce1"/>
          <table:table-cell office:value-type="float" office:value="11">
            <text:p>11,00</text:p>
          </table:table-cell>
          <table:table-cell table:formula="of:=SUM([.B27:.B29])/3" office:value-type="float" office:value="14.3333333333333">
            <text:p>14,33</text:p>
          </table:table-cell>
          <table:table-cell table:formula="of:=SUM([.B24:.B29])/6" office:value-type="float" office:value="12">
            <text:p>12,00</text:p>
          </table:table-cell>
          <table:table-cell table:formula="of:=SUM([.B18:.B29])/12" office:value-type="float" office:value="6.41666666666667">
            <text:p>6,42</text:p>
          </table:table-cell>
          <table:table-cell table:formula="of:=[.E29]-[.E17]" office:value-type="float" office:value="5.83333333333333">
            <text:p>5,83</text:p>
          </table:table-cell>
          <table:table-cell table:style-name="ce1"/>
          <table:table-cell office:value-type="float" office:value="31">
            <text:p>31,00</text:p>
          </table:table-cell>
          <table:table-cell table:formula="of:=SUM([.H27:.H29])/3" office:value-type="float" office:value="37.3333333333333">
            <text:p>37,33</text:p>
          </table:table-cell>
          <table:table-cell table:formula="of:=SUM([.H24:.H29])/6" office:value-type="float" office:value="27.6666666666667">
            <text:p>27,67</text:p>
          </table:table-cell>
          <table:table-cell table:formula="of:=SUM([.H18:.H29])/12" office:value-type="float" office:value="14.6666666666667">
            <text:p>14,67</text:p>
          </table:table-cell>
          <table:table-cell table:formula="of:=[.K29]-[.K17]" office:value-type="float" office:value="13.75">
            <text:p>13,75</text:p>
          </table:table-cell>
          <table:table-cell table:style-name="ce1"/>
          <table:table-cell office:value-type="float" office:value="3">
            <text:p>3,00</text:p>
          </table:table-cell>
          <table:table-cell table:formula="of:=SUM([.N27:.N29])/3" office:value-type="float" office:value="4">
            <text:p>4,00</text:p>
          </table:table-cell>
          <table:table-cell table:formula="of:=SUM([.N24:.N29])/6" office:value-type="float" office:value="4.33333333333333">
            <text:p>4,33</text:p>
          </table:table-cell>
          <table:table-cell table:formula="of:=SUM([.N18:.N29])/12" office:value-type="float" office:value="2.16666666666667">
            <text:p>2,17</text:p>
          </table:table-cell>
          <table:table-cell table:formula="of:=[.Q29]-[.Q17]" office:value-type="float" office:value="2.16666666666667">
            <text:p>2,17</text:p>
          </table:table-cell>
          <table:table-cell table:style-name="ce1"/>
          <table:table-cell office:value-type="float" office:value="32">
            <text:p>32,00</text:p>
          </table:table-cell>
          <table:table-cell table:formula="of:=SUM([.T27:.T29])/3" office:value-type="float" office:value="26">
            <text:p>26,00</text:p>
          </table:table-cell>
          <table:table-cell table:formula="of:=SUM([.T24:.T29])/6" office:value-type="float" office:value="22.8333333333333">
            <text:p>22,83</text:p>
          </table:table-cell>
          <table:table-cell table:formula="of:=SUM([.T18:.T29])/12" office:value-type="float" office:value="12.25">
            <text:p>12,25</text:p>
          </table:table-cell>
          <table:table-cell table:formula="of:=[.W29]-[.W17]" office:value-type="float" office:value="11.6666666666667">
            <text:p>11,67</text:p>
          </table:table-cell>
        </table:table-row>
        <table:table-row table:style-name="ro1">
          <table:table-cell table:style-name="ce1"/>
          <table:table-cell office:value-type="float" office:value="16">
            <text:p>16,00</text:p>
          </table:table-cell>
          <table:table-cell table:formula="of:=SUM([.B28:.B30])/3" office:value-type="float" office:value="11.6666666666667">
            <text:p>11,67</text:p>
          </table:table-cell>
          <table:table-cell table:formula="of:=SUM([.B25:.B30])/6" office:value-type="float" office:value="12.3333333333333">
            <text:p>12,33</text:p>
          </table:table-cell>
          <table:table-cell table:formula="of:=SUM([.B19:.B30])/12" office:value-type="float" office:value="7.66666666666667">
            <text:p>7,67</text:p>
          </table:table-cell>
          <table:table-cell table:formula="of:=[.E30]-[.E18]" office:value-type="float" office:value="7">
            <text:p>7,00</text:p>
          </table:table-cell>
          <table:table-cell table:style-name="ce1"/>
          <table:table-cell office:value-type="float" office:value="42">
            <text:p>42,00</text:p>
          </table:table-cell>
          <table:table-cell table:formula="of:=SUM([.H28:.H30])/3" office:value-type="float" office:value="33">
            <text:p>33,00</text:p>
          </table:table-cell>
          <table:table-cell table:formula="of:=SUM([.H25:.H30])/6" office:value-type="float" office:value="32">
            <text:p>32,00</text:p>
          </table:table-cell>
          <table:table-cell table:formula="of:=SUM([.H19:.H30])/12" office:value-type="float" office:value="18">
            <text:p>18,00</text:p>
          </table:table-cell>
          <table:table-cell table:formula="of:=[.K30]-[.K18]" office:value-type="float" office:value="17">
            <text:p>17,00</text:p>
          </table:table-cell>
          <table:table-cell table:style-name="ce1"/>
          <table:table-cell office:value-type="float" office:value="9">
            <text:p>9,00</text:p>
          </table:table-cell>
          <table:table-cell table:formula="of:=SUM([.N28:.N30])/3" office:value-type="float" office:value="5.33333333333333">
            <text:p>5,33</text:p>
          </table:table-cell>
          <table:table-cell table:formula="of:=SUM([.N25:.N30])/6" office:value-type="float" office:value="5.33333333333333">
            <text:p>5,33</text:p>
          </table:table-cell>
          <table:table-cell table:formula="of:=SUM([.N19:.N30])/12" office:value-type="float" office:value="2.91666666666667">
            <text:p>2,92</text:p>
          </table:table-cell>
          <table:table-cell table:formula="of:=[.Q30]-[.Q18]" office:value-type="float" office:value="2.91666666666667">
            <text:p>2,92</text:p>
          </table:table-cell>
          <table:table-cell table:style-name="ce1"/>
          <table:table-cell office:value-type="float" office:value="33">
            <text:p>33,00</text:p>
          </table:table-cell>
          <table:table-cell table:formula="of:=SUM([.T28:.T30])/3" office:value-type="float" office:value="30.6666666666667">
            <text:p>30,67</text:p>
          </table:table-cell>
          <table:table-cell table:formula="of:=SUM([.T25:.T30])/6" office:value-type="float" office:value="26.1666666666667">
            <text:p>26,17</text:p>
          </table:table-cell>
          <table:table-cell table:formula="of:=SUM([.T19:.T30])/12" office:value-type="float" office:value="14.9166666666667">
            <text:p>14,92</text:p>
          </table:table-cell>
          <table:table-cell table:formula="of:=[.W30]-[.W18]" office:value-type="float" office:value="14.25">
            <text:p>14,25</text:p>
          </table:table-cell>
        </table:table-row>
        <table:table-row table:style-name="ro1">
          <table:table-cell table:style-name="ce1"/>
          <table:table-cell office:value-type="float" office:value="18">
            <text:p>18,00</text:p>
          </table:table-cell>
          <table:table-cell table:formula="of:=SUM([.B29:.B31])/3" office:value-type="float" office:value="15">
            <text:p>15,00</text:p>
          </table:table-cell>
          <table:table-cell table:formula="of:=SUM([.B26:.B31])/6" office:value-type="float" office:value="14.1666666666667">
            <text:p>14,17</text:p>
          </table:table-cell>
          <table:table-cell table:formula="of:=SUM([.B20:.B31])/12" office:value-type="float" office:value="9.08333333333333">
            <text:p>9,08</text:p>
          </table:table-cell>
          <table:table-cell table:formula="of:=[.E31]-[.E19]" office:value-type="float" office:value="8.33333333333333">
            <text:p>8,33</text:p>
          </table:table-cell>
          <table:table-cell table:style-name="ce1"/>
          <table:table-cell office:value-type="float" office:value="40">
            <text:p>40,00</text:p>
          </table:table-cell>
          <table:table-cell table:formula="of:=SUM([.H29:.H31])/3" office:value-type="float" office:value="37.6666666666667">
            <text:p>37,67</text:p>
          </table:table-cell>
          <table:table-cell table:formula="of:=SUM([.H26:.H31])/6" office:value-type="float" office:value="35.8333333333333">
            <text:p>35,83</text:p>
          </table:table-cell>
          <table:table-cell table:formula="of:=SUM([.H20:.H31])/12" office:value-type="float" office:value="21.3333333333333">
            <text:p>21,33</text:p>
          </table:table-cell>
          <table:table-cell table:formula="of:=[.K31]-[.K19]" office:value-type="float" office:value="20.3333333333333">
            <text:p>20,33</text:p>
          </table:table-cell>
          <table:table-cell table:style-name="ce1"/>
          <table:table-cell office:value-type="float" office:value="12">
            <text:p>12,00</text:p>
          </table:table-cell>
          <table:table-cell table:formula="of:=SUM([.N29:.N31])/3" office:value-type="float" office:value="8">
            <text:p>8,00</text:p>
          </table:table-cell>
          <table:table-cell table:formula="of:=SUM([.N26:.N31])/6" office:value-type="float" office:value="6.33333333333333">
            <text:p>6,33</text:p>
          </table:table-cell>
          <table:table-cell table:formula="of:=SUM([.N20:.N31])/12" office:value-type="float" office:value="3.91666666666667">
            <text:p>3,92</text:p>
          </table:table-cell>
          <table:table-cell table:formula="of:=[.Q31]-[.Q19]" office:value-type="float" office:value="3.91666666666667">
            <text:p>3,92</text:p>
          </table:table-cell>
          <table:table-cell table:style-name="ce1"/>
          <table:table-cell office:value-type="float" office:value="48">
            <text:p>48,00</text:p>
          </table:table-cell>
          <table:table-cell table:formula="of:=SUM([.T29:.T31])/3" office:value-type="float" office:value="37.6666666666667">
            <text:p>37,67</text:p>
          </table:table-cell>
          <table:table-cell table:formula="of:=SUM([.T26:.T31])/6" office:value-type="float" office:value="31.6666666666667">
            <text:p>31,67</text:p>
          </table:table-cell>
          <table:table-cell table:formula="of:=SUM([.T20:.T31])/12" office:value-type="float" office:value="18.9166666666667">
            <text:p>18,92</text:p>
          </table:table-cell>
          <table:table-cell table:formula="of:=[.W31]-[.W19]" office:value-type="float" office:value="18.25">
            <text:p>18,25</text:p>
          </table:table-cell>
        </table:table-row>
        <table:table-row table:style-name="ro1">
          <table:table-cell table:style-name="ce1"/>
          <table:table-cell office:value-type="float" office:value="9">
            <text:p>9,00</text:p>
          </table:table-cell>
          <table:table-cell table:formula="of:=SUM([.B30:.B32])/3" office:value-type="float" office:value="14.3333333333333">
            <text:p>14,33</text:p>
          </table:table-cell>
          <table:table-cell table:formula="of:=SUM([.B27:.B32])/6" office:value-type="float" office:value="14.3333333333333">
            <text:p>14,33</text:p>
          </table:table-cell>
          <table:table-cell table:formula="of:=SUM([.B21:.B32])/12" office:value-type="float" office:value="9.75">
            <text:p>9,75</text:p>
          </table:table-cell>
          <table:table-cell table:formula="of:=[.E32]-[.E20]" office:value-type="float" office:value="8.91666666666667">
            <text:p>8,92</text:p>
          </table:table-cell>
          <table:table-cell table:style-name="ce1"/>
          <table:table-cell office:value-type="float" office:value="43">
            <text:p>43,00</text:p>
          </table:table-cell>
          <table:table-cell table:formula="of:=SUM([.H30:.H32])/3" office:value-type="float" office:value="41.6666666666667">
            <text:p>41,67</text:p>
          </table:table-cell>
          <table:table-cell table:formula="of:=SUM([.H27:.H32])/6" office:value-type="float" office:value="39.5">
            <text:p>39,50</text:p>
          </table:table-cell>
          <table:table-cell table:formula="of:=SUM([.H21:.H32])/12" office:value-type="float" office:value="24.9166666666667">
            <text:p>24,92</text:p>
          </table:table-cell>
          <table:table-cell table:formula="of:=[.K32]-[.K20]" office:value-type="float" office:value="23.9166666666667">
            <text:p>23,92</text:p>
          </table:table-cell>
          <table:table-cell table:style-name="ce1"/>
          <table:table-cell office:value-type="float" office:value="10">
            <text:p>10,00</text:p>
          </table:table-cell>
          <table:table-cell table:formula="of:=SUM([.N30:.N32])/3" office:value-type="float" office:value="10.3333333333333">
            <text:p>10,33</text:p>
          </table:table-cell>
          <table:table-cell table:formula="of:=SUM([.N27:.N32])/6" office:value-type="float" office:value="7.16666666666667">
            <text:p>7,17</text:p>
          </table:table-cell>
          <table:table-cell table:formula="of:=SUM([.N21:.N32])/12" office:value-type="float" office:value="4.75">
            <text:p>4,75</text:p>
          </table:table-cell>
          <table:table-cell table:formula="of:=[.Q32]-[.Q20]" office:value-type="float" office:value="4.75">
            <text:p>4,75</text:p>
          </table:table-cell>
          <table:table-cell table:style-name="ce1"/>
          <table:table-cell office:value-type="float" office:value="16">
            <text:p>16,00</text:p>
          </table:table-cell>
          <table:table-cell table:formula="of:=SUM([.T30:.T32])/3" office:value-type="float" office:value="32.3333333333333">
            <text:p>32,33</text:p>
          </table:table-cell>
          <table:table-cell table:formula="of:=SUM([.T27:.T32])/6" office:value-type="float" office:value="29.1666666666667">
            <text:p>29,17</text:p>
          </table:table-cell>
          <table:table-cell table:formula="of:=SUM([.T21:.T32])/12" office:value-type="float" office:value="20.0833333333333">
            <text:p>20,08</text:p>
          </table:table-cell>
          <table:table-cell table:formula="of:=[.W32]-[.W20]" office:value-type="float" office:value="19.25">
            <text:p>19,25</text:p>
          </table:table-cell>
        </table:table-row>
        <table:table-row table:style-name="ro1">
          <table:table-cell table:style-name="ce1"/>
          <table:table-cell office:value-type="float" office:value="8">
            <text:p>8,00</text:p>
          </table:table-cell>
          <table:table-cell table:formula="of:=SUM([.B31:.B33])/3" office:value-type="float" office:value="11.6666666666667">
            <text:p>11,67</text:p>
          </table:table-cell>
          <table:table-cell table:formula="of:=SUM([.B28:.B33])/6" office:value-type="float" office:value="11.6666666666667">
            <text:p>11,67</text:p>
          </table:table-cell>
          <table:table-cell table:formula="of:=SUM([.B22:.B33])/12" office:value-type="float" office:value="10.4166666666667">
            <text:p>10,42</text:p>
          </table:table-cell>
          <table:table-cell table:formula="of:=[.E33]-[.E21]" office:value-type="float" office:value="9.58333333333333">
            <text:p>9,58</text:p>
          </table:table-cell>
          <table:table-cell table:style-name="ce1"/>
          <table:table-cell office:value-type="float" office:value="44">
            <text:p>44,00</text:p>
          </table:table-cell>
          <table:table-cell table:formula="of:=SUM([.H31:.H33])/3" office:value-type="float" office:value="42.3333333333333">
            <text:p>42,33</text:p>
          </table:table-cell>
          <table:table-cell table:formula="of:=SUM([.H28:.H33])/6" office:value-type="float" office:value="37.6666666666667">
            <text:p>37,67</text:p>
          </table:table-cell>
          <table:table-cell table:formula="of:=SUM([.H22:.H33])/12" office:value-type="float" office:value="28.5833333333333">
            <text:p>28,58</text:p>
          </table:table-cell>
          <table:table-cell table:formula="of:=[.K33]-[.K21]" office:value-type="float" office:value="27.5833333333333">
            <text:p>27,58</text:p>
          </table:table-cell>
          <table:table-cell table:style-name="ce1"/>
          <table:table-cell office:value-type="float" office:value="10">
            <text:p>10,00</text:p>
          </table:table-cell>
          <table:table-cell table:formula="of:=SUM([.N31:.N33])/3" office:value-type="float" office:value="10.6666666666667">
            <text:p>10,67</text:p>
          </table:table-cell>
          <table:table-cell table:formula="of:=SUM([.N28:.N33])/6" office:value-type="float" office:value="8">
            <text:p>8,00</text:p>
          </table:table-cell>
          <table:table-cell table:formula="of:=SUM([.N22:.N33])/12" office:value-type="float" office:value="5.58333333333333">
            <text:p>5,58</text:p>
          </table:table-cell>
          <table:table-cell table:formula="of:=[.Q33]-[.Q21]" office:value-type="float" office:value="5.58333333333333">
            <text:p>5,58</text:p>
          </table:table-cell>
          <table:table-cell table:style-name="ce1"/>
          <table:table-cell office:value-type="float" office:value="31">
            <text:p>31,00</text:p>
          </table:table-cell>
          <table:table-cell table:formula="of:=SUM([.T31:.T33])/3" office:value-type="float" office:value="31.6666666666667">
            <text:p>31,67</text:p>
          </table:table-cell>
          <table:table-cell table:formula="of:=SUM([.T28:.T33])/6" office:value-type="float" office:value="31.1666666666667">
            <text:p>31,17</text:p>
          </table:table-cell>
          <table:table-cell table:formula="of:=SUM([.T22:.T33])/12" office:value-type="float" office:value="22.5833333333333">
            <text:p>22,58</text:p>
          </table:table-cell>
          <table:table-cell table:formula="of:=[.W33]-[.W21]" office:value-type="float" office:value="21.6666666666667">
            <text:p>21,67</text:p>
          </table:table-cell>
        </table:table-row>
        <table:table-row table:style-name="ro1">
          <table:table-cell table:style-name="ce1"/>
          <table:table-cell office:value-type="float" office:value="46">
            <text:p>46,00</text:p>
          </table:table-cell>
          <table:table-cell table:formula="of:=SUM([.B32:.B34])/3" office:value-type="float" office:value="21">
            <text:p>21,00</text:p>
          </table:table-cell>
          <table:table-cell table:formula="of:=SUM([.B29:.B34])/6" office:value-type="float" office:value="18">
            <text:p>18,00</text:p>
          </table:table-cell>
          <table:table-cell table:formula="of:=SUM([.B23:.B34])/12" office:value-type="float" office:value="14.1666666666667">
            <text:p>14,17</text:p>
          </table:table-cell>
          <table:table-cell table:formula="of:=[.E34]-[.E22]" office:value-type="float" office:value="13.25">
            <text:p>13,25</text:p>
          </table:table-cell>
          <table:table-cell table:style-name="ce1"/>
          <table:table-cell office:value-type="float" office:value="82">
            <text:p>82,00</text:p>
          </table:table-cell>
          <table:table-cell table:formula="of:=SUM([.H32:.H34])/3" office:value-type="float" office:value="56.3333333333333">
            <text:p>56,33</text:p>
          </table:table-cell>
          <table:table-cell table:formula="of:=SUM([.H29:.H34])/6" office:value-type="float" office:value="47">
            <text:p>47,00</text:p>
          </table:table-cell>
          <table:table-cell table:formula="of:=SUM([.H23:.H34])/12" office:value-type="float" office:value="35.25">
            <text:p>35,25</text:p>
          </table:table-cell>
          <table:table-cell table:formula="of:=[.K34]-[.K22]" office:value-type="float" office:value="34.0833333333333">
            <text:p>34,08</text:p>
          </table:table-cell>
          <table:table-cell table:style-name="ce1"/>
          <table:table-cell office:value-type="float" office:value="16">
            <text:p>16,00</text:p>
          </table:table-cell>
          <table:table-cell table:formula="of:=SUM([.N32:.N34])/3" office:value-type="float" office:value="12">
            <text:p>12,00</text:p>
          </table:table-cell>
          <table:table-cell table:formula="of:=SUM([.N29:.N34])/6" office:value-type="float" office:value="10">
            <text:p>10,00</text:p>
          </table:table-cell>
          <table:table-cell table:formula="of:=SUM([.N23:.N34])/12" office:value-type="float" office:value="6.91666666666667">
            <text:p>6,92</text:p>
          </table:table-cell>
          <table:table-cell table:formula="of:=[.Q34]-[.Q22]" office:value-type="float" office:value="6.91666666666667">
            <text:p>6,92</text:p>
          </table:table-cell>
          <table:table-cell table:style-name="ce1"/>
          <table:table-cell office:value-type="float" office:value="59">
            <text:p>59,00</text:p>
          </table:table-cell>
          <table:table-cell table:formula="of:=SUM([.T32:.T34])/3" office:value-type="float" office:value="35.3333333333333">
            <text:p>35,33</text:p>
          </table:table-cell>
          <table:table-cell table:formula="of:=SUM([.T29:.T34])/6" office:value-type="float" office:value="36.5">
            <text:p>36,50</text:p>
          </table:table-cell>
          <table:table-cell table:formula="of:=SUM([.T23:.T34])/12" office:value-type="float" office:value="27.3333333333333">
            <text:p>27,33</text:p>
          </table:table-cell>
          <table:table-cell table:formula="of:=[.W34]-[.W22]" office:value-type="float" office:value="26.25">
            <text:p>26,25</text:p>
          </table:table-cell>
        </table:table-row>
        <table:table-row table:style-name="ro1">
          <table:table-cell table:style-name="ce1"/>
          <table:table-cell office:value-type="float" office:value="38">
            <text:p>38,00</text:p>
          </table:table-cell>
          <table:table-cell table:formula="of:=SUM([.B33:.B35])/3" office:value-type="float" office:value="30.6666666666667">
            <text:p>30,67</text:p>
          </table:table-cell>
          <table:table-cell table:formula="of:=SUM([.B30:.B35])/6" office:value-type="float" office:value="22.5">
            <text:p>22,50</text:p>
          </table:table-cell>
          <table:table-cell table:formula="of:=SUM([.B24:.B35])/12" office:value-type="float" office:value="17.25">
            <text:p>17,25</text:p>
          </table:table-cell>
          <table:table-cell table:formula="of:=[.E35]-[.E23]" office:value-type="float" office:value="16.25">
            <text:p>16,25</text:p>
          </table:table-cell>
          <table:table-cell table:style-name="ce1"/>
          <table:table-cell office:value-type="float" office:value="102">
            <text:p>102,00</text:p>
          </table:table-cell>
          <table:table-cell table:formula="of:=SUM([.H33:.H35])/3" office:value-type="float" office:value="76">
            <text:p>76,00</text:p>
          </table:table-cell>
          <table:table-cell table:formula="of:=SUM([.H30:.H35])/6" office:value-type="float" office:value="58.8333333333333">
            <text:p>58,83</text:p>
          </table:table-cell>
          <table:table-cell table:formula="of:=SUM([.H24:.H35])/12" office:value-type="float" office:value="43.25">
            <text:p>43,25</text:p>
          </table:table-cell>
          <table:table-cell table:formula="of:=[.K35]-[.K23]" office:value-type="float" office:value="41.5833333333333">
            <text:p>41,58</text:p>
          </table:table-cell>
          <table:table-cell table:style-name="ce1"/>
          <table:table-cell office:value-type="float" office:value="19">
            <text:p>19,00</text:p>
          </table:table-cell>
          <table:table-cell table:formula="of:=SUM([.N33:.N35])/3" office:value-type="float" office:value="15">
            <text:p>15,00</text:p>
          </table:table-cell>
          <table:table-cell table:formula="of:=SUM([.N30:.N35])/6" office:value-type="float" office:value="12.6666666666667">
            <text:p>12,67</text:p>
          </table:table-cell>
          <table:table-cell table:formula="of:=SUM([.N24:.N35])/12" office:value-type="float" office:value="8.5">
            <text:p>8,50</text:p>
          </table:table-cell>
          <table:table-cell table:formula="of:=[.Q35]-[.Q23]" office:value-type="float" office:value="8.5">
            <text:p>8,50</text:p>
          </table:table-cell>
          <table:table-cell table:style-name="ce1"/>
          <table:table-cell office:value-type="float" office:value="62">
            <text:p>62,00</text:p>
          </table:table-cell>
          <table:table-cell table:formula="of:=SUM([.T33:.T35])/3" office:value-type="float" office:value="50.6666666666667">
            <text:p>50,67</text:p>
          </table:table-cell>
          <table:table-cell table:formula="of:=SUM([.T30:.T35])/6" office:value-type="float" office:value="41.5">
            <text:p>41,50</text:p>
          </table:table-cell>
          <table:table-cell table:formula="of:=SUM([.T24:.T35])/12" office:value-type="float" office:value="32.1666666666667">
            <text:p>32,17</text:p>
          </table:table-cell>
          <table:table-cell table:formula="of:=[.W35]-[.W23]" office:value-type="float" office:value="30.75">
            <text:p>30,75</text:p>
          </table:table-cell>
        </table:table-row>
        <table:table-row table:style-name="ro1">
          <table:table-cell table:style-name="ce1"/>
          <table:table-cell office:value-type="float" office:value="25">
            <text:p>25,00</text:p>
          </table:table-cell>
          <table:table-cell table:formula="of:=SUM([.B34:.B36])/3" office:value-type="float" office:value="36.3333333333333">
            <text:p>36,33</text:p>
          </table:table-cell>
          <table:table-cell table:formula="of:=SUM([.B31:.B36])/6" office:value-type="float" office:value="24">
            <text:p>24,00</text:p>
          </table:table-cell>
          <table:table-cell table:formula="of:=SUM([.B25:.B36])/12" office:value-type="float" office:value="18.1666666666667">
            <text:p>18,17</text:p>
          </table:table-cell>
          <table:table-cell table:formula="of:=[.E36]-[.E24]" office:value-type="float" office:value="16.0833333333333">
            <text:p>16,08</text:p>
          </table:table-cell>
          <table:table-cell table:style-name="ce1"/>
          <table:table-cell office:value-type="float" office:value="85">
            <text:p>85,00</text:p>
          </table:table-cell>
          <table:table-cell table:formula="of:=SUM([.H34:.H36])/3" office:value-type="float" office:value="89.6666666666667">
            <text:p>89,67</text:p>
          </table:table-cell>
          <table:table-cell table:formula="of:=SUM([.H31:.H36])/6" office:value-type="float" office:value="66">
            <text:p>66,00</text:p>
          </table:table-cell>
          <table:table-cell table:formula="of:=SUM([.H25:.H36])/12" office:value-type="float" office:value="49">
            <text:p>49,00</text:p>
          </table:table-cell>
          <table:table-cell table:formula="of:=[.K36]-[.K24]" office:value-type="float" office:value="46.1666666666667">
            <text:p>46,17</text:p>
          </table:table-cell>
          <table:table-cell table:style-name="ce1"/>
          <table:table-cell office:value-type="float" office:value="14">
            <text:p>14,00</text:p>
          </table:table-cell>
          <table:table-cell table:formula="of:=SUM([.N34:.N36])/3" office:value-type="float" office:value="16.3333333333333">
            <text:p>16,33</text:p>
          </table:table-cell>
          <table:table-cell table:formula="of:=SUM([.N31:.N36])/6" office:value-type="float" office:value="13.5">
            <text:p>13,50</text:p>
          </table:table-cell>
          <table:table-cell table:formula="of:=SUM([.N25:.N36])/12" office:value-type="float" office:value="9.41666666666667">
            <text:p>9,42</text:p>
          </table:table-cell>
          <table:table-cell table:formula="of:=[.Q36]-[.Q24]" office:value-type="float" office:value="9.16666666666667">
            <text:p>9,17</text:p>
          </table:table-cell>
          <table:table-cell table:style-name="ce1"/>
          <table:table-cell office:value-type="float" office:value="69">
            <text:p>69,00</text:p>
          </table:table-cell>
          <table:table-cell table:formula="of:=SUM([.T34:.T36])/3" office:value-type="float" office:value="63.3333333333333">
            <text:p>63,33</text:p>
          </table:table-cell>
          <table:table-cell table:formula="of:=SUM([.T31:.T36])/6" office:value-type="float" office:value="47.5">
            <text:p>47,50</text:p>
          </table:table-cell>
          <table:table-cell table:formula="of:=SUM([.T25:.T36])/12" office:value-type="float" office:value="36.8333333333333">
            <text:p>36,83</text:p>
          </table:table-cell>
          <table:table-cell table:formula="of:=[.W36]-[.W24]" office:value-type="float" office:value="34.3333333333333">
            <text:p>34,33</text:p>
          </table:table-cell>
        </table:table-row>
        <table:table-row table:style-name="ro1">
          <table:table-cell table:style-name="ce1" office:value-type="string">
            <text:p>Jan 2005</text:p>
          </table:table-cell>
          <table:table-cell office:value-type="float" office:value="38">
            <text:p>38,00</text:p>
          </table:table-cell>
          <table:table-cell table:formula="of:=SUM([.B35:.B37])/3" office:value-type="float" office:value="33.6666666666667">
            <text:p>33,67</text:p>
          </table:table-cell>
          <table:table-cell table:formula="of:=SUM([.B32:.B37])/6" office:value-type="float" office:value="27.3333333333333">
            <text:p>27,33</text:p>
          </table:table-cell>
          <table:table-cell table:formula="of:=SUM([.B26:.B37])/12" office:value-type="float" office:value="20.75">
            <text:p>20,75</text:p>
          </table:table-cell>
          <table:table-cell table:formula="of:=[.E37]-[.E25]" office:value-type="float" office:value="18.1666666666667">
            <text:p>18,17</text:p>
          </table:table-cell>
          <table:table-cell table:style-name="ce1" office:value-type="string">
            <text:p>Jan 2005</text:p>
          </table:table-cell>
          <table:table-cell office:value-type="float" office:value="100">
            <text:p>100,00</text:p>
          </table:table-cell>
          <table:table-cell table:formula="of:=SUM([.H35:.H37])/3" office:value-type="float" office:value="95.6666666666667">
            <text:p>95,67</text:p>
          </table:table-cell>
          <table:table-cell table:formula="of:=SUM([.H32:.H37])/6" office:value-type="float" office:value="76">
            <text:p>76,00</text:p>
          </table:table-cell>
          <table:table-cell table:formula="of:=SUM([.H26:.H37])/12" office:value-type="float" office:value="55.9166666666667">
            <text:p>55,92</text:p>
          </table:table-cell>
          <table:table-cell table:formula="of:=[.K37]-[.K25]" office:value-type="float" office:value="51.8333333333333">
            <text:p>51,83</text:p>
          </table:table-cell>
          <table:table-cell table:style-name="ce1" office:value-type="string">
            <text:p>Jan 2005</text:p>
          </table:table-cell>
          <table:table-cell office:value-type="float" office:value="22">
            <text:p>22,00</text:p>
          </table:table-cell>
          <table:table-cell table:formula="of:=SUM([.N35:.N37])/3" office:value-type="float" office:value="18.3333333333333">
            <text:p>18,33</text:p>
          </table:table-cell>
          <table:table-cell table:formula="of:=SUM([.N32:.N37])/6" office:value-type="float" office:value="15.1666666666667">
            <text:p>15,17</text:p>
          </table:table-cell>
          <table:table-cell table:formula="of:=SUM([.N26:.N37])/12" office:value-type="float" office:value="10.75">
            <text:p>10,75</text:p>
          </table:table-cell>
          <table:table-cell table:formula="of:=[.Q37]-[.Q25]" office:value-type="float" office:value="10">
            <text:p>10,00</text:p>
          </table:table-cell>
          <table:table-cell table:style-name="ce1" office:value-type="string">
            <text:p>Jan 2005</text:p>
          </table:table-cell>
          <table:table-cell office:value-type="float" office:value="70">
            <text:p>70,00</text:p>
          </table:table-cell>
          <table:table-cell table:formula="of:=SUM([.T35:.T37])/3" office:value-type="float" office:value="67">
            <text:p>67,00</text:p>
          </table:table-cell>
          <table:table-cell table:formula="of:=SUM([.T32:.T37])/6" office:value-type="float" office:value="51.1666666666667">
            <text:p>51,17</text:p>
          </table:table-cell>
          <table:table-cell table:formula="of:=SUM([.T26:.T37])/12" office:value-type="float" office:value="41.4166666666667">
            <text:p>41,42</text:p>
          </table:table-cell>
          <table:table-cell table:formula="of:=[.W37]-[.W25]" office:value-type="float" office:value="37.8333333333333">
            <text:p>37,83</text:p>
          </table:table-cell>
        </table:table-row>
        <table:table-row table:style-name="ro1">
          <table:table-cell table:style-name="ce1"/>
          <table:table-cell office:value-type="float" office:value="23">
            <text:p>23,00</text:p>
          </table:table-cell>
          <table:table-cell table:formula="of:=SUM([.B36:.B38])/3" office:value-type="float" office:value="28.6666666666667">
            <text:p>28,67</text:p>
          </table:table-cell>
          <table:table-cell table:formula="of:=SUM([.B33:.B38])/6" office:value-type="float" office:value="29.6666666666667">
            <text:p>29,67</text:p>
          </table:table-cell>
          <table:table-cell table:formula="of:=SUM([.B27:.B38])/12" office:value-type="float" office:value="22">
            <text:p>22,00</text:p>
          </table:table-cell>
          <table:table-cell table:formula="of:=[.E38]-[.E26]" office:value-type="float" office:value="19">
            <text:p>19,00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H36:.H38])/3" office:value-type="float" office:value="93.6666666666667">
            <text:p>93,67</text:p>
          </table:table-cell>
          <table:table-cell table:formula="of:=SUM([.H33:.H38])/6" office:value-type="float" office:value="84.8333333333333">
            <text:p>84,83</text:p>
          </table:table-cell>
          <table:table-cell table:formula="of:=SUM([.H27:.H38])/12" office:value-type="float" office:value="62.1666666666667">
            <text:p>62,17</text:p>
          </table:table-cell>
          <table:table-cell table:formula="of:=[.K38]-[.K26]" office:value-type="float" office:value="56.5833333333333">
            <text:p>56,58</text:p>
          </table:table-cell>
          <table:table-cell table:style-name="ce1"/>
          <table:table-cell office:value-type="float" office:value="26">
            <text:p>26,00</text:p>
          </table:table-cell>
          <table:table-cell table:formula="of:=SUM([.N36:.N38])/3" office:value-type="float" office:value="20.6666666666667">
            <text:p>20,67</text:p>
          </table:table-cell>
          <table:table-cell table:formula="of:=SUM([.N33:.N38])/6" office:value-type="float" office:value="17.8333333333333">
            <text:p>17,83</text:p>
          </table:table-cell>
          <table:table-cell table:formula="of:=SUM([.N27:.N38])/12" office:value-type="float" office:value="12.5">
            <text:p>12,50</text:p>
          </table:table-cell>
          <table:table-cell table:formula="of:=[.Q38]-[.Q26]" office:value-type="float" office:value="11.3333333333333">
            <text:p>11,33</text:p>
          </table:table-cell>
          <table:table-cell table:style-name="ce1"/>
          <table:table-cell office:value-type="float" office:value="54">
            <text:p>54,00</text:p>
          </table:table-cell>
          <table:table-cell table:formula="of:=SUM([.T36:.T38])/3" office:value-type="float" office:value="64.3333333333333">
            <text:p>64,33</text:p>
          </table:table-cell>
          <table:table-cell table:formula="of:=SUM([.T33:.T38])/6" office:value-type="float" office:value="57.5">
            <text:p>57,50</text:p>
          </table:table-cell>
          <table:table-cell table:formula="of:=SUM([.T27:.T38])/12" office:value-type="float" office:value="43.3333333333333">
            <text:p>43,33</text:p>
          </table:table-cell>
          <table:table-cell table:formula="of:=[.W38]-[.W26]" office:value-type="float" office:value="37.3333333333333">
            <text:p>37,33</text:p>
          </table:table-cell>
        </table:table-row>
        <table:table-row table:style-name="ro1">
          <table:table-cell table:style-name="ce1"/>
          <table:table-cell office:value-type="float" office:value="47">
            <text:p>47,00</text:p>
          </table:table-cell>
          <table:table-cell table:formula="of:=SUM([.B37:.B39])/3" office:value-type="float" office:value="36">
            <text:p>36,00</text:p>
          </table:table-cell>
          <table:table-cell table:formula="of:=SUM([.B34:.B39])/6" office:value-type="float" office:value="36.1666666666667">
            <text:p>36,17</text:p>
          </table:table-cell>
          <table:table-cell table:formula="of:=SUM([.B28:.B39])/12" office:value-type="float" office:value="23.9166666666667">
            <text:p>23,92</text:p>
          </table:table-cell>
          <table:table-cell table:formula="of:=[.E39]-[.E27]" office:value-type="float" office:value="18.9166666666667">
            <text:p>18,92</text:p>
          </table:table-cell>
          <table:table-cell table:style-name="ce1"/>
          <table:table-cell office:value-type="float" office:value="145">
            <text:p>145,00</text:p>
          </table:table-cell>
          <table:table-cell table:formula="of:=SUM([.H37:.H39])/3" office:value-type="float" office:value="113.666666666667">
            <text:p>113,67</text:p>
          </table:table-cell>
          <table:table-cell table:formula="of:=SUM([.H34:.H39])/6" office:value-type="float" office:value="101.666666666667">
            <text:p>101,67</text:p>
          </table:table-cell>
          <table:table-cell table:formula="of:=SUM([.H28:.H39])/12" office:value-type="float" office:value="69.6666666666667">
            <text:p>69,67</text:p>
          </table:table-cell>
          <table:table-cell table:formula="of:=[.K39]-[.K27]" office:value-type="float" office:value="59.5833333333333">
            <text:p>59,58</text:p>
          </table:table-cell>
          <table:table-cell table:style-name="ce1"/>
          <table:table-cell office:value-type="float" office:value="28">
            <text:p>28,00</text:p>
          </table:table-cell>
          <table:table-cell table:formula="of:=SUM([.N37:.N39])/3" office:value-type="float" office:value="25.3333333333333">
            <text:p>25,33</text:p>
          </table:table-cell>
          <table:table-cell table:formula="of:=SUM([.N34:.N39])/6" office:value-type="float" office:value="20.8333333333333">
            <text:p>20,83</text:p>
          </table:table-cell>
          <table:table-cell table:formula="of:=SUM([.N28:.N39])/12" office:value-type="float" office:value="14.4166666666667">
            <text:p>14,42</text:p>
          </table:table-cell>
          <table:table-cell table:formula="of:=[.Q39]-[.Q27]" office:value-type="float" office:value="12.8333333333333">
            <text:p>12,83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T37:.T39])/3" office:value-type="float" office:value="68.3333333333333">
            <text:p>68,33</text:p>
          </table:table-cell>
          <table:table-cell table:formula="of:=SUM([.T34:.T39])/6" office:value-type="float" office:value="65.8333333333333">
            <text:p>65,83</text:p>
          </table:table-cell>
          <table:table-cell table:formula="of:=SUM([.T28:.T39])/12" office:value-type="float" office:value="48.5">
            <text:p>48,50</text:p>
          </table:table-cell>
          <table:table-cell table:formula="of:=[.W39]-[.W27]" office:value-type="float" office:value="40.9166666666667">
            <text:p>40,92</text:p>
          </table:table-cell>
        </table:table-row>
        <table:table-row table:style-name="ro1">
          <table:table-cell table:style-name="ce1"/>
          <table:table-cell office:value-type="float" office:value="43">
            <text:p>43,00</text:p>
          </table:table-cell>
          <table:table-cell table:formula="of:=SUM([.B38:.B40])/3" office:value-type="float" office:value="37.6666666666667">
            <text:p>37,67</text:p>
          </table:table-cell>
          <table:table-cell table:formula="of:=SUM([.B35:.B40])/6" office:value-type="float" office:value="35.6666666666667">
            <text:p>35,67</text:p>
          </table:table-cell>
          <table:table-cell table:formula="of:=SUM([.B29:.B40])/12" office:value-type="float" office:value="26.8333333333333">
            <text:p>26,83</text:p>
          </table:table-cell>
          <table:table-cell table:formula="of:=[.E40]-[.E28]" office:value-type="float" office:value="21.25">
            <text:p>21,25</text:p>
          </table:table-cell>
          <table:table-cell table:style-name="ce1"/>
          <table:table-cell office:value-type="float" office:value="161">
            <text:p>161,00</text:p>
          </table:table-cell>
          <table:table-cell table:formula="of:=SUM([.H38:.H40])/3" office:value-type="float" office:value="134">
            <text:p>134,00</text:p>
          </table:table-cell>
          <table:table-cell table:formula="of:=SUM([.H35:.H40])/6" office:value-type="float" office:value="114.833333333333">
            <text:p>114,83</text:p>
          </table:table-cell>
          <table:table-cell table:formula="of:=SUM([.H29:.H40])/12" office:value-type="float" office:value="80.9166666666667">
            <text:p>80,92</text:p>
          </table:table-cell>
          <table:table-cell table:formula="of:=[.K40]-[.K28]" office:value-type="float" office:value="68.75">
            <text:p>68,75</text:p>
          </table:table-cell>
          <table:table-cell table:style-name="ce1"/>
          <table:table-cell office:value-type="float" office:value="28">
            <text:p>28,00</text:p>
          </table:table-cell>
          <table:table-cell table:formula="of:=SUM([.N38:.N40])/3" office:value-type="float" office:value="27.3333333333333">
            <text:p>27,33</text:p>
          </table:table-cell>
          <table:table-cell table:formula="of:=SUM([.N35:.N40])/6" office:value-type="float" office:value="22.8333333333333">
            <text:p>22,83</text:p>
          </table:table-cell>
          <table:table-cell table:formula="of:=SUM([.N29:.N40])/12" office:value-type="float" office:value="16.4166666666667">
            <text:p>16,42</text:p>
          </table:table-cell>
          <table:table-cell table:formula="of:=[.Q40]-[.Q28]" office:value-type="float" office:value="14.5">
            <text:p>14,50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T38:.T40])/3" office:value-type="float" office:value="74.6666666666667">
            <text:p>74,67</text:p>
          </table:table-cell>
          <table:table-cell table:formula="of:=SUM([.T35:.T40])/6" office:value-type="float" office:value="70.8333333333333">
            <text:p>70,83</text:p>
          </table:table-cell>
          <table:table-cell table:formula="of:=SUM([.T29:.T40])/12" office:value-type="float" office:value="53.6666666666667">
            <text:p>53,67</text:p>
          </table:table-cell>
          <table:table-cell table:formula="of:=[.W40]-[.W28]" office:value-type="float" office:value="44">
            <text:p>44,00</text:p>
          </table:table-cell>
        </table:table-row>
        <table:table-row table:style-name="ro1">
          <table:table-cell table:style-name="ce1"/>
          <table:table-cell office:value-type="float" office:value="42">
            <text:p>42,00</text:p>
          </table:table-cell>
          <table:table-cell table:formula="of:=SUM([.B39:.B41])/3" office:value-type="float" office:value="44">
            <text:p>44,00</text:p>
          </table:table-cell>
          <table:table-cell table:formula="of:=SUM([.B36:.B41])/6" office:value-type="float" office:value="36.3333333333333">
            <text:p>36,33</text:p>
          </table:table-cell>
          <table:table-cell table:formula="of:=SUM([.B30:.B41])/12" office:value-type="float" office:value="29.4166666666667">
            <text:p>29,42</text:p>
          </table:table-cell>
          <table:table-cell table:formula="of:=[.E41]-[.E29]" office:value-type="float" office:value="23">
            <text:p>23,00</text:p>
          </table:table-cell>
          <table:table-cell table:style-name="ce1"/>
          <table:table-cell office:value-type="float" office:value="143">
            <text:p>143,00</text:p>
          </table:table-cell>
          <table:table-cell table:formula="of:=SUM([.H39:.H41])/3" office:value-type="float" office:value="149.666666666667">
            <text:p>149,67</text:p>
          </table:table-cell>
          <table:table-cell table:formula="of:=SUM([.H36:.H41])/6" office:value-type="float" office:value="121.666666666667">
            <text:p>121,67</text:p>
          </table:table-cell>
          <table:table-cell table:formula="of:=SUM([.H30:.H41])/12" office:value-type="float" office:value="90.25">
            <text:p>90,25</text:p>
          </table:table-cell>
          <table:table-cell table:formula="of:=[.K41]-[.K29]" office:value-type="float" office:value="75.5833333333333">
            <text:p>75,58</text:p>
          </table:table-cell>
          <table:table-cell table:style-name="ce1"/>
          <table:table-cell office:value-type="float" office:value="34">
            <text:p>34,00</text:p>
          </table:table-cell>
          <table:table-cell table:formula="of:=SUM([.N39:.N41])/3" office:value-type="float" office:value="30">
            <text:p>30,00</text:p>
          </table:table-cell>
          <table:table-cell table:formula="of:=SUM([.N36:.N41])/6" office:value-type="float" office:value="25.3333333333333">
            <text:p>25,33</text:p>
          </table:table-cell>
          <table:table-cell table:formula="of:=SUM([.N30:.N41])/12" office:value-type="float" office:value="19">
            <text:p>19,00</text:p>
          </table:table-cell>
          <table:table-cell table:formula="of:=[.Q41]-[.Q29]" office:value-type="float" office:value="16.8333333333333">
            <text:p>16,83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T39:.T41])/3" office:value-type="float" office:value="86.6666666666667">
            <text:p>86,67</text:p>
          </table:table-cell>
          <table:table-cell table:formula="of:=SUM([.T36:.T41])/6" office:value-type="float" office:value="75.5">
            <text:p>75,50</text:p>
          </table:table-cell>
          <table:table-cell table:formula="of:=SUM([.T30:.T41])/12" office:value-type="float" office:value="58.5">
            <text:p>58,50</text:p>
          </table:table-cell>
          <table:table-cell table:formula="of:=[.W41]-[.W29]" office:value-type="float" office:value="46.25">
            <text:p>46,25</text:p>
          </table:table-cell>
        </table:table-row>
        <table:table-row table:style-name="ro1">
          <table:table-cell table:style-name="ce1"/>
          <table:table-cell office:value-type="float" office:value="45">
            <text:p>45,00</text:p>
          </table:table-cell>
          <table:table-cell table:formula="of:=SUM([.B40:.B42])/3" office:value-type="float" office:value="43.3333333333333">
            <text:p>43,33</text:p>
          </table:table-cell>
          <table:table-cell table:formula="of:=SUM([.B37:.B42])/6" office:value-type="float" office:value="39.6666666666667">
            <text:p>39,67</text:p>
          </table:table-cell>
          <table:table-cell table:formula="of:=SUM([.B31:.B42])/12" office:value-type="float" office:value="31.8333333333333">
            <text:p>31,83</text:p>
          </table:table-cell>
          <table:table-cell table:formula="of:=[.E42]-[.E30]" office:value-type="float" office:value="24.1666666666667">
            <text:p>24,17</text:p>
          </table:table-cell>
          <table:table-cell table:style-name="ce1"/>
          <table:table-cell office:value-type="float" office:value="153">
            <text:p>153,00</text:p>
          </table:table-cell>
          <table:table-cell table:formula="of:=SUM([.H40:.H42])/3" office:value-type="float" office:value="152.333333333333">
            <text:p>152,33</text:p>
          </table:table-cell>
          <table:table-cell table:formula="of:=SUM([.H37:.H42])/6" office:value-type="float" office:value="133">
            <text:p>133,00</text:p>
          </table:table-cell>
          <table:table-cell table:formula="of:=SUM([.H31:.H42])/12" office:value-type="float" office:value="99.5">
            <text:p>99,50</text:p>
          </table:table-cell>
          <table:table-cell table:formula="of:=[.K42]-[.K30]" office:value-type="float" office:value="81.5">
            <text:p>81,50</text:p>
          </table:table-cell>
          <table:table-cell table:style-name="ce1"/>
          <table:table-cell office:value-type="float" office:value="33">
            <text:p>33,00</text:p>
          </table:table-cell>
          <table:table-cell table:formula="of:=SUM([.N40:.N42])/3" office:value-type="float" office:value="31.6666666666667">
            <text:p>31,67</text:p>
          </table:table-cell>
          <table:table-cell table:formula="of:=SUM([.N37:.N42])/6" office:value-type="float" office:value="28.5">
            <text:p>28,50</text:p>
          </table:table-cell>
          <table:table-cell table:formula="of:=SUM([.N31:.N42])/12" office:value-type="float" office:value="21">
            <text:p>21,00</text:p>
          </table:table-cell>
          <table:table-cell table:formula="of:=[.Q42]-[.Q30]" office:value-type="float" office:value="18.0833333333333">
            <text:p>18,08</text:p>
          </table:table-cell>
          <table:table-cell table:style-name="ce1"/>
          <table:table-cell office:value-type="float" office:value="92">
            <text:p>92,00</text:p>
          </table:table-cell>
          <table:table-cell table:formula="of:=SUM([.T40:.T42])/3" office:value-type="float" office:value="90.3333333333333">
            <text:p>90,33</text:p>
          </table:table-cell>
          <table:table-cell table:formula="of:=SUM([.T37:.T42])/6" office:value-type="float" office:value="79.3333333333333">
            <text:p>79,33</text:p>
          </table:table-cell>
          <table:table-cell table:formula="of:=SUM([.T31:.T42])/12" office:value-type="float" office:value="63.4166666666667">
            <text:p>63,42</text:p>
          </table:table-cell>
          <table:table-cell table:formula="of:=[.W42]-[.W30]" office:value-type="float" office:value="48.5">
            <text:p>48,50</text:p>
          </table:table-cell>
        </table:table-row>
        <table:table-row table:style-name="ro1">
          <table:table-cell table:style-name="ce1"/>
          <table:table-cell office:value-type="float" office:value="40">
            <text:p>40,00</text:p>
          </table:table-cell>
          <table:table-cell table:formula="of:=SUM([.B41:.B43])/3" office:value-type="float" office:value="42.3333333333333">
            <text:p>42,33</text:p>
          </table:table-cell>
          <table:table-cell table:formula="of:=SUM([.B38:.B43])/6" office:value-type="float" office:value="40">
            <text:p>40,00</text:p>
          </table:table-cell>
          <table:table-cell table:formula="of:=SUM([.B32:.B43])/12" office:value-type="float" office:value="33.6666666666667">
            <text:p>33,67</text:p>
          </table:table-cell>
          <table:table-cell table:formula="of:=[.E43]-[.E31]" office:value-type="float" office:value="24.5833333333333">
            <text:p>24,58</text:p>
          </table:table-cell>
          <table:table-cell table:style-name="ce1"/>
          <table:table-cell office:value-type="float" office:value="160">
            <text:p>160,00</text:p>
          </table:table-cell>
          <table:table-cell table:formula="of:=SUM([.H41:.H43])/3" office:value-type="float" office:value="152">
            <text:p>152,00</text:p>
          </table:table-cell>
          <table:table-cell table:formula="of:=SUM([.H38:.H43])/6" office:value-type="float" office:value="143">
            <text:p>143,00</text:p>
          </table:table-cell>
          <table:table-cell table:formula="of:=SUM([.H32:.H43])/12" office:value-type="float" office:value="109.5">
            <text:p>109,50</text:p>
          </table:table-cell>
          <table:table-cell table:formula="of:=[.K43]-[.K31]" office:value-type="float" office:value="88.1666666666667">
            <text:p>88,17</text:p>
          </table:table-cell>
          <table:table-cell table:style-name="ce1"/>
          <table:table-cell office:value-type="float" office:value="37">
            <text:p>37,00</text:p>
          </table:table-cell>
          <table:table-cell table:formula="of:=SUM([.N41:.N43])/3" office:value-type="float" office:value="34.6666666666667">
            <text:p>34,67</text:p>
          </table:table-cell>
          <table:table-cell table:formula="of:=SUM([.N38:.N43])/6" office:value-type="float" office:value="31">
            <text:p>31,00</text:p>
          </table:table-cell>
          <table:table-cell table:formula="of:=SUM([.N32:.N43])/12" office:value-type="float" office:value="23.0833333333333">
            <text:p>23,08</text:p>
          </table:table-cell>
          <table:table-cell table:formula="of:=[.Q43]-[.Q31]" office:value-type="float" office:value="19.1666666666667">
            <text:p>19,17</text:p>
          </table:table-cell>
          <table:table-cell table:style-name="ce1"/>
          <table:table-cell office:value-type="float" office:value="70">
            <text:p>70,00</text:p>
          </table:table-cell>
          <table:table-cell table:formula="of:=SUM([.T41:.T43])/3" office:value-type="float" office:value="84">
            <text:p>84,00</text:p>
          </table:table-cell>
          <table:table-cell table:formula="of:=SUM([.T38:.T43])/6" office:value-type="float" office:value="79.3333333333333">
            <text:p>79,33</text:p>
          </table:table-cell>
          <table:table-cell table:formula="of:=SUM([.T32:.T43])/12" office:value-type="float" office:value="65.25">
            <text:p>65,25</text:p>
          </table:table-cell>
          <table:table-cell table:formula="of:=[.W43]-[.W31]" office:value-type="float" office:value="46.3333333333333">
            <text:p>46,33</text:p>
          </table:table-cell>
        </table:table-row>
        <table:table-row table:style-name="ro1">
          <table:table-cell table:style-name="ce1"/>
          <table:table-cell office:value-type="float" office:value="69">
            <text:p>69,00</text:p>
          </table:table-cell>
          <table:table-cell table:formula="of:=SUM([.B42:.B44])/3" office:value-type="float" office:value="51.3333333333333">
            <text:p>51,33</text:p>
          </table:table-cell>
          <table:table-cell table:formula="of:=SUM([.B39:.B44])/6" office:value-type="float" office:value="47.6666666666667">
            <text:p>47,67</text:p>
          </table:table-cell>
          <table:table-cell table:formula="of:=SUM([.B33:.B44])/12" office:value-type="float" office:value="38.6666666666667">
            <text:p>38,67</text:p>
          </table:table-cell>
          <table:table-cell table:formula="of:=[.E44]-[.E32]" office:value-type="float" office:value="28.9166666666667">
            <text:p>28,92</text:p>
          </table:table-cell>
          <table:table-cell table:style-name="ce1"/>
          <table:table-cell office:value-type="float" office:value="210">
            <text:p>210,00</text:p>
          </table:table-cell>
          <table:table-cell table:formula="of:=SUM([.H42:.H44])/3" office:value-type="float" office:value="174.333333333333">
            <text:p>174,33</text:p>
          </table:table-cell>
          <table:table-cell table:formula="of:=SUM([.H39:.H44])/6" office:value-type="float" office:value="162">
            <text:p>162,00</text:p>
          </table:table-cell>
          <table:table-cell table:formula="of:=SUM([.H33:.H44])/12" office:value-type="float" office:value="123.416666666667">
            <text:p>123,42</text:p>
          </table:table-cell>
          <table:table-cell table:formula="of:=[.K44]-[.K32]" office:value-type="float" office:value="98.5">
            <text:p>98,50</text:p>
          </table:table-cell>
          <table:table-cell table:style-name="ce1"/>
          <table:table-cell office:value-type="float" office:value="47">
            <text:p>47,00</text:p>
          </table:table-cell>
          <table:table-cell table:formula="of:=SUM([.N42:.N44])/3" office:value-type="float" office:value="39">
            <text:p>39,00</text:p>
          </table:table-cell>
          <table:table-cell table:formula="of:=SUM([.N39:.N44])/6" office:value-type="float" office:value="34.5">
            <text:p>34,50</text:p>
          </table:table-cell>
          <table:table-cell table:formula="of:=SUM([.N33:.N44])/12" office:value-type="float" office:value="26.1666666666667">
            <text:p>26,17</text:p>
          </table:table-cell>
          <table:table-cell table:formula="of:=[.Q44]-[.Q32]" office:value-type="float" office:value="21.4166666666667">
            <text:p>21,42</text:p>
          </table:table-cell>
          <table:table-cell table:style-name="ce1"/>
          <table:table-cell office:value-type="float" office:value="87">
            <text:p>87,00</text:p>
          </table:table-cell>
          <table:table-cell table:formula="of:=SUM([.T42:.T44])/3" office:value-type="float" office:value="83">
            <text:p>83,00</text:p>
          </table:table-cell>
          <table:table-cell table:formula="of:=SUM([.T39:.T44])/6" office:value-type="float" office:value="84.8333333333333">
            <text:p>84,83</text:p>
          </table:table-cell>
          <table:table-cell table:formula="of:=SUM([.T33:.T44])/12" office:value-type="float" office:value="71.1666666666667">
            <text:p>71,17</text:p>
          </table:table-cell>
          <table:table-cell table:formula="of:=[.W44]-[.W32]" office:value-type="float" office:value="51.0833333333333">
            <text:p>51,08</text:p>
          </table:table-cell>
        </table:table-row>
        <table:table-row table:style-name="ro1">
          <table:table-cell table:style-name="ce1"/>
          <table:table-cell office:value-type="float" office:value="35">
            <text:p>35,00</text:p>
          </table:table-cell>
          <table:table-cell table:formula="of:=SUM([.B43:.B45])/3" office:value-type="float" office:value="48">
            <text:p>48,00</text:p>
          </table:table-cell>
          <table:table-cell table:formula="of:=SUM([.B40:.B45])/6" office:value-type="float" office:value="45.6666666666667">
            <text:p>45,67</text:p>
          </table:table-cell>
          <table:table-cell table:formula="of:=SUM([.B34:.B45])/12" office:value-type="float" office:value="40.9166666666667">
            <text:p>40,92</text:p>
          </table:table-cell>
          <table:table-cell table:formula="of:=[.E45]-[.E33]" office:value-type="float" office:value="30.5">
            <text:p>30,50</text:p>
          </table:table-cell>
          <table:table-cell table:style-name="ce1"/>
          <table:table-cell office:value-type="float" office:value="181">
            <text:p>181,00</text:p>
          </table:table-cell>
          <table:table-cell table:formula="of:=SUM([.H43:.H45])/3" office:value-type="float" office:value="183.666666666667">
            <text:p>183,67</text:p>
          </table:table-cell>
          <table:table-cell table:formula="of:=SUM([.H40:.H45])/6" office:value-type="float" office:value="168">
            <text:p>168,00</text:p>
          </table:table-cell>
          <table:table-cell table:formula="of:=SUM([.H34:.H45])/12" office:value-type="float" office:value="134.833333333333">
            <text:p>134,83</text:p>
          </table:table-cell>
          <table:table-cell table:formula="of:=[.K45]-[.K33]" office:value-type="float" office:value="106.25">
            <text:p>106,25</text:p>
          </table:table-cell>
          <table:table-cell table:style-name="ce1"/>
          <table:table-cell office:value-type="float" office:value="47">
            <text:p>47,00</text:p>
          </table:table-cell>
          <table:table-cell table:formula="of:=SUM([.N43:.N45])/3" office:value-type="float" office:value="43.6666666666667">
            <text:p>43,67</text:p>
          </table:table-cell>
          <table:table-cell table:formula="of:=SUM([.N40:.N45])/6" office:value-type="float" office:value="37.6666666666667">
            <text:p>37,67</text:p>
          </table:table-cell>
          <table:table-cell table:formula="of:=SUM([.N34:.N45])/12" office:value-type="float" office:value="29.25">
            <text:p>29,25</text:p>
          </table:table-cell>
          <table:table-cell table:formula="of:=[.Q45]-[.Q33]" office:value-type="float" office:value="23.6666666666667">
            <text:p>23,67</text:p>
          </table:table-cell>
          <table:table-cell table:style-name="ce1"/>
          <table:table-cell office:value-type="float" office:value="97">
            <text:p>97,00</text:p>
          </table:table-cell>
          <table:table-cell table:formula="of:=SUM([.T43:.T45])/3" office:value-type="float" office:value="84.6666666666667">
            <text:p>84,67</text:p>
          </table:table-cell>
          <table:table-cell table:formula="of:=SUM([.T40:.T45])/6" office:value-type="float" office:value="87.5">
            <text:p>87,50</text:p>
          </table:table-cell>
          <table:table-cell table:formula="of:=SUM([.T34:.T45])/12" office:value-type="float" office:value="76.6666666666667">
            <text:p>76,67</text:p>
          </table:table-cell>
          <table:table-cell table:formula="of:=[.W45]-[.W33]" office:value-type="float" office:value="54.0833333333333">
            <text:p>54,08</text:p>
          </table:table-cell>
        </table:table-row>
        <table:table-row table:style-name="ro1">
          <table:table-cell table:style-name="ce1"/>
          <table:table-cell office:value-type="float" office:value="47">
            <text:p>47,00</text:p>
          </table:table-cell>
          <table:table-cell table:formula="of:=SUM([.B44:.B46])/3" office:value-type="float" office:value="50.3333333333333">
            <text:p>50,33</text:p>
          </table:table-cell>
          <table:table-cell table:formula="of:=SUM([.B41:.B46])/6" office:value-type="float" office:value="46.3333333333333">
            <text:p>46,33</text:p>
          </table:table-cell>
          <table:table-cell table:formula="of:=SUM([.B35:.B46])/12" office:value-type="float" office:value="41">
            <text:p>41,00</text:p>
          </table:table-cell>
          <table:table-cell table:formula="of:=[.E46]-[.E34]" office:value-type="float" office:value="26.8333333333333">
            <text:p>26,83</text:p>
          </table:table-cell>
          <table:table-cell table:style-name="ce1"/>
          <table:table-cell office:value-type="float" office:value="203">
            <text:p>203,00</text:p>
          </table:table-cell>
          <table:table-cell table:formula="of:=SUM([.H44:.H46])/3" office:value-type="float" office:value="198">
            <text:p>198,00</text:p>
          </table:table-cell>
          <table:table-cell table:formula="of:=SUM([.H41:.H46])/6" office:value-type="float" office:value="175">
            <text:p>175,00</text:p>
          </table:table-cell>
          <table:table-cell table:formula="of:=SUM([.H35:.H46])/12" office:value-type="float" office:value="144.916666666667">
            <text:p>144,92</text:p>
          </table:table-cell>
          <table:table-cell table:formula="of:=[.K46]-[.K34]" office:value-type="float" office:value="109.666666666667">
            <text:p>109,67</text:p>
          </table:table-cell>
          <table:table-cell table:style-name="ce1"/>
          <table:table-cell office:value-type="float" office:value="53">
            <text:p>53,00</text:p>
          </table:table-cell>
          <table:table-cell table:formula="of:=SUM([.N44:.N46])/3" office:value-type="float" office:value="49">
            <text:p>49,00</text:p>
          </table:table-cell>
          <table:table-cell table:formula="of:=SUM([.N41:.N46])/6" office:value-type="float" office:value="41.8333333333333">
            <text:p>41,83</text:p>
          </table:table-cell>
          <table:table-cell table:formula="of:=SUM([.N35:.N46])/12" office:value-type="float" office:value="32.3333333333333">
            <text:p>32,33</text:p>
          </table:table-cell>
          <table:table-cell table:formula="of:=[.Q46]-[.Q34]" office:value-type="float" office:value="25.4166666666667">
            <text:p>25,42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T44:.T46])/3" office:value-type="float" office:value="99.3333333333333">
            <text:p>99,33</text:p>
          </table:table-cell>
          <table:table-cell table:formula="of:=SUM([.T41:.T46])/6" office:value-type="float" office:value="91.6666666666667">
            <text:p>91,67</text:p>
          </table:table-cell>
          <table:table-cell table:formula="of:=SUM([.T35:.T46])/12" office:value-type="float" office:value="81.25">
            <text:p>81,25</text:p>
          </table:table-cell>
          <table:table-cell table:formula="of:=[.W46]-[.W34]" office:value-type="float" office:value="53.9166666666667">
            <text:p>53,92</text:p>
          </table:table-cell>
        </table:table-row>
        <table:table-row table:style-name="ro1">
          <table:table-cell table:style-name="ce1"/>
          <table:table-cell office:value-type="float" office:value="66">
            <text:p>66,00</text:p>
          </table:table-cell>
          <table:table-cell table:formula="of:=SUM([.B45:.B47])/3" office:value-type="float" office:value="49.3333333333333">
            <text:p>49,33</text:p>
          </table:table-cell>
          <table:table-cell table:formula="of:=SUM([.B42:.B47])/6" office:value-type="float" office:value="50.3333333333333">
            <text:p>50,33</text:p>
          </table:table-cell>
          <table:table-cell table:formula="of:=SUM([.B36:.B47])/12" office:value-type="float" office:value="43.3333333333333">
            <text:p>43,33</text:p>
          </table:table-cell>
          <table:table-cell table:formula="of:=[.E47]-[.E35]" office:value-type="float" office:value="26.0833333333333">
            <text:p>26,08</text:p>
          </table:table-cell>
          <table:table-cell table:style-name="ce1"/>
          <table:table-cell office:value-type="float" office:value="221">
            <text:p>221,00</text:p>
          </table:table-cell>
          <table:table-cell table:formula="of:=SUM([.H45:.H47])/3" office:value-type="float" office:value="201.666666666667">
            <text:p>201,67</text:p>
          </table:table-cell>
          <table:table-cell table:formula="of:=SUM([.H42:.H47])/6" office:value-type="float" office:value="188">
            <text:p>188,00</text:p>
          </table:table-cell>
          <table:table-cell table:formula="of:=SUM([.H36:.H47])/12" office:value-type="float" office:value="154.833333333333">
            <text:p>154,83</text:p>
          </table:table-cell>
          <table:table-cell table:formula="of:=[.K47]-[.K35]" office:value-type="float" office:value="111.583333333333">
            <text:p>111,58</text:p>
          </table:table-cell>
          <table:table-cell table:style-name="ce1"/>
          <table:table-cell office:value-type="float" office:value="48">
            <text:p>48,00</text:p>
          </table:table-cell>
          <table:table-cell table:formula="of:=SUM([.N45:.N47])/3" office:value-type="float" office:value="49.3333333333333">
            <text:p>49,33</text:p>
          </table:table-cell>
          <table:table-cell table:formula="of:=SUM([.N42:.N47])/6" office:value-type="float" office:value="44.1666666666667">
            <text:p>44,17</text:p>
          </table:table-cell>
          <table:table-cell table:formula="of:=SUM([.N36:.N47])/12" office:value-type="float" office:value="34.75">
            <text:p>34,75</text:p>
          </table:table-cell>
          <table:table-cell table:formula="of:=[.Q47]-[.Q35]" office:value-type="float" office:value="26.25">
            <text:p>26,25</text:p>
          </table:table-cell>
          <table:table-cell table:style-name="ce1"/>
          <table:table-cell office:value-type="float" office:value="78">
            <text:p>78,00</text:p>
          </table:table-cell>
          <table:table-cell table:formula="of:=SUM([.T45:.T47])/3" office:value-type="float" office:value="96.3333333333333">
            <text:p>96,33</text:p>
          </table:table-cell>
          <table:table-cell table:formula="of:=SUM([.T42:.T47])/6" office:value-type="float" office:value="89.6666666666667">
            <text:p>89,67</text:p>
          </table:table-cell>
          <table:table-cell table:formula="of:=SUM([.T36:.T47])/12" office:value-type="float" office:value="82.5833333333333">
            <text:p>82,58</text:p>
          </table:table-cell>
          <table:table-cell table:formula="of:=[.W47]-[.W35]" office:value-type="float" office:value="50.4166666666667">
            <text:p>50,42</text:p>
          </table:table-cell>
        </table:table-row>
        <table:table-row table:style-name="ro1">
          <table:table-cell table:style-name="ce1"/>
          <table:table-cell office:value-type="float" office:value="90">
            <text:p>90,00</text:p>
          </table:table-cell>
          <table:table-cell table:formula="of:=SUM([.B46:.B48])/3" office:value-type="float" office:value="67.6666666666667">
            <text:p>67,67</text:p>
          </table:table-cell>
          <table:table-cell table:formula="of:=SUM([.B43:.B48])/6" office:value-type="float" office:value="57.8333333333333">
            <text:p>57,83</text:p>
          </table:table-cell>
          <table:table-cell table:formula="of:=SUM([.B37:.B48])/12" office:value-type="float" office:value="48.75">
            <text:p>48,75</text:p>
          </table:table-cell>
          <table:table-cell table:formula="of:=[.E48]-[.E36]" office:value-type="float" office:value="30.5833333333333">
            <text:p>30,58</text:p>
          </table:table-cell>
          <table:table-cell table:style-name="ce1"/>
          <table:table-cell office:value-type="float" office:value="272">
            <text:p>272,00</text:p>
          </table:table-cell>
          <table:table-cell table:formula="of:=SUM([.H46:.H48])/3" office:value-type="float" office:value="232">
            <text:p>232,00</text:p>
          </table:table-cell>
          <table:table-cell table:formula="of:=SUM([.H43:.H48])/6" office:value-type="float" office:value="207.833333333333">
            <text:p>207,83</text:p>
          </table:table-cell>
          <table:table-cell table:formula="of:=SUM([.H37:.H48])/12" office:value-type="float" office:value="170.416666666667">
            <text:p>170,42</text:p>
          </table:table-cell>
          <table:table-cell table:formula="of:=[.K48]-[.K36]" office:value-type="float" office:value="121.416666666667">
            <text:p>121,42</text:p>
          </table:table-cell>
          <table:table-cell table:style-name="ce1"/>
          <table:table-cell office:value-type="float" office:value="60">
            <text:p>60,00</text:p>
          </table:table-cell>
          <table:table-cell table:formula="of:=SUM([.N46:.N48])/3" office:value-type="float" office:value="53.6666666666667">
            <text:p>53,67</text:p>
          </table:table-cell>
          <table:table-cell table:formula="of:=SUM([.N43:.N48])/6" office:value-type="float" office:value="48.6666666666667">
            <text:p>48,67</text:p>
          </table:table-cell>
          <table:table-cell table:formula="of:=SUM([.N37:.N48])/12" office:value-type="float" office:value="38.5833333333333">
            <text:p>38,58</text:p>
          </table:table-cell>
          <table:table-cell table:formula="of:=[.Q48]-[.Q36]" office:value-type="float" office:value="29.1666666666667">
            <text:p>29,17</text:p>
          </table:table-cell>
          <table:table-cell table:style-name="ce1"/>
          <table:table-cell office:value-type="float" office:value="85">
            <text:p>85,00</text:p>
          </table:table-cell>
          <table:table-cell table:formula="of:=SUM([.T46:.T48])/3" office:value-type="float" office:value="92.3333333333333">
            <text:p>92,33</text:p>
          </table:table-cell>
          <table:table-cell table:formula="of:=SUM([.T43:.T48])/6" office:value-type="float" office:value="88.5">
            <text:p>88,50</text:p>
          </table:table-cell>
          <table:table-cell table:formula="of:=SUM([.T37:.T48])/12" office:value-type="float" office:value="83.9166666666667">
            <text:p>83,92</text:p>
          </table:table-cell>
          <table:table-cell table:formula="of:=[.W48]-[.W36]" office:value-type="float" office:value="47.0833333333333">
            <text:p>47,08</text:p>
          </table:table-cell>
        </table:table-row>
        <table:table-row table:style-name="ro1">
          <table:table-cell table:style-name="ce1" office:value-type="string">
            <text:p>Jan 2006</text:p>
          </table:table-cell>
          <table:table-cell office:value-type="float" office:value="79">
            <text:p>79,00</text:p>
          </table:table-cell>
          <table:table-cell table:formula="of:=SUM([.B47:.B49])/3" office:value-type="float" office:value="78.3333333333333">
            <text:p>78,33</text:p>
          </table:table-cell>
          <table:table-cell table:formula="of:=SUM([.B44:.B49])/6" office:value-type="float" office:value="64.3333333333333">
            <text:p>64,33</text:p>
          </table:table-cell>
          <table:table-cell table:formula="of:=SUM([.B38:.B49])/12" office:value-type="float" office:value="52.1666666666667">
            <text:p>52,17</text:p>
          </table:table-cell>
          <table:table-cell table:formula="of:=[.E49]-[.E37]" office:value-type="float" office:value="31.4166666666667">
            <text:p>31,42</text:p>
          </table:table-cell>
          <table:table-cell table:style-name="ce1" office:value-type="string">
            <text:p>Jan 2006</text:p>
          </table:table-cell>
          <table:table-cell office:value-type="float" office:value="296">
            <text:p>296,00</text:p>
          </table:table-cell>
          <table:table-cell table:formula="of:=SUM([.H47:.H49])/3" office:value-type="float" office:value="263">
            <text:p>263,00</text:p>
          </table:table-cell>
          <table:table-cell table:formula="of:=SUM([.H44:.H49])/6" office:value-type="float" office:value="230.5">
            <text:p>230,50</text:p>
          </table:table-cell>
          <table:table-cell table:formula="of:=SUM([.H38:.H49])/12" office:value-type="float" office:value="186.75">
            <text:p>186,75</text:p>
          </table:table-cell>
          <table:table-cell table:formula="of:=[.K49]-[.K37]" office:value-type="float" office:value="130.833333333333">
            <text:p>130,83</text:p>
          </table:table-cell>
          <table:table-cell table:style-name="ce1" office:value-type="string">
            <text:p>Jan 2006</text:p>
          </table:table-cell>
          <table:table-cell office:value-type="float" office:value="68">
            <text:p>68,00</text:p>
          </table:table-cell>
          <table:table-cell table:formula="of:=SUM([.N47:.N49])/3" office:value-type="float" office:value="58.6666666666667">
            <text:p>58,67</text:p>
          </table:table-cell>
          <table:table-cell table:formula="of:=SUM([.N44:.N49])/6" office:value-type="float" office:value="53.8333333333333">
            <text:p>53,83</text:p>
          </table:table-cell>
          <table:table-cell table:formula="of:=SUM([.N38:.N49])/12" office:value-type="float" office:value="42.4166666666667">
            <text:p>42,42</text:p>
          </table:table-cell>
          <table:table-cell table:formula="of:=[.Q49]-[.Q37]" office:value-type="float" office:value="31.6666666666667">
            <text:p>31,67</text:p>
          </table:table-cell>
          <table:table-cell table:style-name="ce1" office:value-type="string">
            <text:p>Jan 2006</text:p>
          </table:table-cell>
          <table:table-cell office:value-type="float" office:value="118">
            <text:p>118,00</text:p>
          </table:table-cell>
          <table:table-cell table:formula="of:=SUM([.T47:.T49])/3" office:value-type="float" office:value="93.6666666666667">
            <text:p>93,67</text:p>
          </table:table-cell>
          <table:table-cell table:formula="of:=SUM([.T44:.T49])/6" office:value-type="float" office:value="96.5">
            <text:p>96,50</text:p>
          </table:table-cell>
          <table:table-cell table:formula="of:=SUM([.T38:.T49])/12" office:value-type="float" office:value="87.9166666666667">
            <text:p>87,92</text:p>
          </table:table-cell>
          <table:table-cell table:formula="of:=[.W49]-[.W37]" office:value-type="float" office:value="46.5">
            <text:p>46,50</text:p>
          </table:table-cell>
        </table:table-row>
        <table:table-row table:style-name="ro1">
          <table:table-cell table:style-name="ce1"/>
          <table:table-cell office:value-type="float" office:value="77">
            <text:p>77,00</text:p>
          </table:table-cell>
          <table:table-cell table:formula="of:=SUM([.B48:.B50])/3" office:value-type="float" office:value="82">
            <text:p>82,00</text:p>
          </table:table-cell>
          <table:table-cell table:formula="of:=SUM([.B45:.B50])/6" office:value-type="float" office:value="65.6666666666667">
            <text:p>65,67</text:p>
          </table:table-cell>
          <table:table-cell table:formula="of:=SUM([.B39:.B50])/12" office:value-type="float" office:value="56.6666666666667">
            <text:p>56,67</text:p>
          </table:table-cell>
          <table:table-cell table:formula="of:=[.E50]-[.E38]" office:value-type="float" office:value="34.6666666666667">
            <text:p>34,67</text:p>
          </table:table-cell>
          <table:table-cell table:style-name="ce1"/>
          <table:table-cell office:value-type="float" office:value="311">
            <text:p>311,00</text:p>
          </table:table-cell>
          <table:table-cell table:formula="of:=SUM([.H48:.H50])/3" office:value-type="float" office:value="293">
            <text:p>293,00</text:p>
          </table:table-cell>
          <table:table-cell table:formula="of:=SUM([.H45:.H50])/6" office:value-type="float" office:value="247.333333333333">
            <text:p>247,33</text:p>
          </table:table-cell>
          <table:table-cell table:formula="of:=SUM([.H39:.H50])/12" office:value-type="float" office:value="204.666666666667">
            <text:p>204,67</text:p>
          </table:table-cell>
          <table:table-cell table:formula="of:=[.K50]-[.K38]" office:value-type="float" office:value="142.5">
            <text:p>142,50</text:p>
          </table:table-cell>
          <table:table-cell table:style-name="ce1"/>
          <table:table-cell office:value-type="float" office:value="68">
            <text:p>68,00</text:p>
          </table:table-cell>
          <table:table-cell table:formula="of:=SUM([.N48:.N50])/3" office:value-type="float" office:value="65.3333333333333">
            <text:p>65,33</text:p>
          </table:table-cell>
          <table:table-cell table:formula="of:=SUM([.N45:.N50])/6" office:value-type="float" office:value="57.3333333333333">
            <text:p>57,33</text:p>
          </table:table-cell>
          <table:table-cell table:formula="of:=SUM([.N39:.N50])/12" office:value-type="float" office:value="45.9166666666667">
            <text:p>45,92</text:p>
          </table:table-cell>
          <table:table-cell table:formula="of:=[.Q50]-[.Q38]" office:value-type="float" office:value="33.4166666666667">
            <text:p>33,42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48:.T50])/3" office:value-type="float" office:value="102.666666666667">
            <text:p>102,67</text:p>
          </table:table-cell>
          <table:table-cell table:formula="of:=SUM([.T45:.T50])/6" office:value-type="float" office:value="99.5">
            <text:p>99,50</text:p>
          </table:table-cell>
          <table:table-cell table:formula="of:=SUM([.T39:.T50])/12" office:value-type="float" office:value="92.1666666666667">
            <text:p>92,17</text:p>
          </table:table-cell>
          <table:table-cell table:formula="of:=[.W50]-[.W38]" office:value-type="float" office:value="48.8333333333333">
            <text:p>48,83</text:p>
          </table:table-cell>
        </table:table-row>
        <table:table-row table:style-name="ro1">
          <table:table-cell table:style-name="ce1"/>
          <table:table-cell office:value-type="float" office:value="102">
            <text:p>102,00</text:p>
          </table:table-cell>
          <table:table-cell table:formula="of:=SUM([.B49:.B51])/3" office:value-type="float" office:value="86">
            <text:p>86,00</text:p>
          </table:table-cell>
          <table:table-cell table:formula="of:=SUM([.B46:.B51])/6" office:value-type="float" office:value="76.8333333333333">
            <text:p>76,83</text:p>
          </table:table-cell>
          <table:table-cell table:formula="of:=SUM([.B40:.B51])/12" office:value-type="float" office:value="61.25">
            <text:p>61,25</text:p>
          </table:table-cell>
          <table:table-cell table:formula="of:=[.E51]-[.E39]" office:value-type="float" office:value="37.3333333333333">
            <text:p>37,33</text:p>
          </table:table-cell>
          <table:table-cell table:style-name="ce1"/>
          <table:table-cell office:value-type="float" office:value="372">
            <text:p>372,00</text:p>
          </table:table-cell>
          <table:table-cell table:formula="of:=SUM([.H49:.H51])/3" office:value-type="float" office:value="326.333333333333">
            <text:p>326,33</text:p>
          </table:table-cell>
          <table:table-cell table:formula="of:=SUM([.H46:.H51])/6" office:value-type="float" office:value="279.166666666667">
            <text:p>279,17</text:p>
          </table:table-cell>
          <table:table-cell table:formula="of:=SUM([.H40:.H51])/12" office:value-type="float" office:value="223.583333333333">
            <text:p>223,58</text:p>
          </table:table-cell>
          <table:table-cell table:formula="of:=[.K51]-[.K39]" office:value-type="float" office:value="153.916666666667">
            <text:p>153,92</text:p>
          </table:table-cell>
          <table:table-cell table:style-name="ce1"/>
          <table:table-cell office:value-type="float" office:value="68">
            <text:p>68,00</text:p>
          </table:table-cell>
          <table:table-cell table:formula="of:=SUM([.N49:.N51])/3" office:value-type="float" office:value="68">
            <text:p>68,00</text:p>
          </table:table-cell>
          <table:table-cell table:formula="of:=SUM([.N46:.N51])/6" office:value-type="float" office:value="60.8333333333333">
            <text:p>60,83</text:p>
          </table:table-cell>
          <table:table-cell table:formula="of:=SUM([.N40:.N51])/12" office:value-type="float" office:value="49.25">
            <text:p>49,25</text:p>
          </table:table-cell>
          <table:table-cell table:formula="of:=[.Q51]-[.Q39]" office:value-type="float" office:value="34.8333333333333">
            <text:p>34,83</text:p>
          </table:table-cell>
          <table:table-cell table:style-name="ce1"/>
          <table:table-cell office:value-type="float" office:value="120">
            <text:p>120,00</text:p>
          </table:table-cell>
          <table:table-cell table:formula="of:=SUM([.T49:.T51])/3" office:value-type="float" office:value="114.333333333333">
            <text:p>114,33</text:p>
          </table:table-cell>
          <table:table-cell table:formula="of:=SUM([.T46:.T51])/6" office:value-type="float" office:value="103.333333333333">
            <text:p>103,33</text:p>
          </table:table-cell>
          <table:table-cell table:formula="of:=SUM([.T40:.T51])/12" office:value-type="float" office:value="95.4166666666667">
            <text:p>95,42</text:p>
          </table:table-cell>
          <table:table-cell table:formula="of:=[.W51]-[.W39]" office:value-type="float" office:value="46.9166666666667">
            <text:p>46,92</text:p>
          </table:table-cell>
        </table:table-row>
        <table:table-row table:style-name="ro1">
          <table:table-cell table:style-name="ce1"/>
          <table:table-cell office:value-type="float" office:value="97">
            <text:p>97,00</text:p>
          </table:table-cell>
          <table:table-cell table:formula="of:=SUM([.B50:.B52])/3" office:value-type="float" office:value="92">
            <text:p>92,00</text:p>
          </table:table-cell>
          <table:table-cell table:formula="of:=SUM([.B47:.B52])/6" office:value-type="float" office:value="85.1666666666667">
            <text:p>85,17</text:p>
          </table:table-cell>
          <table:table-cell table:formula="of:=SUM([.B41:.B52])/12" office:value-type="float" office:value="65.75">
            <text:p>65,75</text:p>
          </table:table-cell>
          <table:table-cell table:formula="of:=[.E52]-[.E40]" office:value-type="float" office:value="38.9166666666667">
            <text:p>38,92</text:p>
          </table:table-cell>
          <table:table-cell table:style-name="ce1"/>
          <table:table-cell office:value-type="float" office:value="377">
            <text:p>377,00</text:p>
          </table:table-cell>
          <table:table-cell table:formula="of:=SUM([.H50:.H52])/3" office:value-type="float" office:value="353.333333333333">
            <text:p>353,33</text:p>
          </table:table-cell>
          <table:table-cell table:formula="of:=SUM([.H47:.H52])/6" office:value-type="float" office:value="308.166666666667">
            <text:p>308,17</text:p>
          </table:table-cell>
          <table:table-cell table:formula="of:=SUM([.H41:.H52])/12" office:value-type="float" office:value="241.583333333333">
            <text:p>241,58</text:p>
          </table:table-cell>
          <table:table-cell table:formula="of:=[.K52]-[.K40]" office:value-type="float" office:value="160.666666666667">
            <text:p>160,67</text:p>
          </table:table-cell>
          <table:table-cell table:style-name="ce1"/>
          <table:table-cell office:value-type="float" office:value="74">
            <text:p>74,00</text:p>
          </table:table-cell>
          <table:table-cell table:formula="of:=SUM([.N50:.N52])/3" office:value-type="float" office:value="70">
            <text:p>70,00</text:p>
          </table:table-cell>
          <table:table-cell table:formula="of:=SUM([.N47:.N52])/6" office:value-type="float" office:value="64.3333333333333">
            <text:p>64,33</text:p>
          </table:table-cell>
          <table:table-cell table:formula="of:=SUM([.N41:.N52])/12" office:value-type="float" office:value="53.0833333333333">
            <text:p>53,08</text:p>
          </table:table-cell>
          <table:table-cell table:formula="of:=[.Q52]-[.Q40]" office:value-type="float" office:value="36.6666666666667">
            <text:p>36,67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T50:.T52])/3" office:value-type="float" office:value="111">
            <text:p>111,00</text:p>
          </table:table-cell>
          <table:table-cell table:formula="of:=SUM([.T47:.T52])/6" office:value-type="float" office:value="102.333333333333">
            <text:p>102,33</text:p>
          </table:table-cell>
          <table:table-cell table:formula="of:=SUM([.T41:.T52])/12" office:value-type="float" office:value="97">
            <text:p>97,00</text:p>
          </table:table-cell>
          <table:table-cell table:formula="of:=[.W52]-[.W40]" office:value-type="float" office:value="43.3333333333333">
            <text:p>43,33</text:p>
          </table:table-cell>
        </table:table-row>
        <table:table-row table:style-name="ro1">
          <table:table-cell table:style-name="ce1"/>
          <table:table-cell office:value-type="float" office:value="132">
            <text:p>132,00</text:p>
          </table:table-cell>
          <table:table-cell table:formula="of:=SUM([.B51:.B53])/3" office:value-type="float" office:value="110.333333333333">
            <text:p>110,33</text:p>
          </table:table-cell>
          <table:table-cell table:formula="of:=SUM([.B48:.B53])/6" office:value-type="float" office:value="96.1666666666667">
            <text:p>96,17</text:p>
          </table:table-cell>
          <table:table-cell table:formula="of:=SUM([.B42:.B53])/12" office:value-type="float" office:value="73.25">
            <text:p>73,25</text:p>
          </table:table-cell>
          <table:table-cell table:formula="of:=[.E53]-[.E41]" office:value-type="float" office:value="43.8333333333333">
            <text:p>43,83</text:p>
          </table:table-cell>
          <table:table-cell table:style-name="ce1"/>
          <table:table-cell office:value-type="float" office:value="417">
            <text:p>417,00</text:p>
          </table:table-cell>
          <table:table-cell table:formula="of:=SUM([.H51:.H53])/3" office:value-type="float" office:value="388.666666666667">
            <text:p>388,67</text:p>
          </table:table-cell>
          <table:table-cell table:formula="of:=SUM([.H48:.H53])/6" office:value-type="float" office:value="340.833333333333">
            <text:p>340,83</text:p>
          </table:table-cell>
          <table:table-cell table:formula="of:=SUM([.H42:.H53])/12" office:value-type="float" office:value="264.416666666667">
            <text:p>264,42</text:p>
          </table:table-cell>
          <table:table-cell table:formula="of:=[.K53]-[.K41]" office:value-type="float" office:value="174.166666666667">
            <text:p>174,17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N51:.N53])/3" office:value-type="float" office:value="77">
            <text:p>77,00</text:p>
          </table:table-cell>
          <table:table-cell table:formula="of:=SUM([.N48:.N53])/6" office:value-type="float" office:value="71.1666666666667">
            <text:p>71,17</text:p>
          </table:table-cell>
          <table:table-cell table:formula="of:=SUM([.N42:.N53])/12" office:value-type="float" office:value="57.6666666666667">
            <text:p>57,67</text:p>
          </table:table-cell>
          <table:table-cell table:formula="of:=[.Q53]-[.Q41]" office:value-type="float" office:value="38.6666666666667">
            <text:p>38,67</text:p>
          </table:table-cell>
          <table:table-cell table:style-name="ce1"/>
          <table:table-cell office:value-type="float" office:value="116">
            <text:p>116,00</text:p>
          </table:table-cell>
          <table:table-cell table:formula="of:=SUM([.T51:.T53])/3" office:value-type="float" office:value="114.666666666667">
            <text:p>114,67</text:p>
          </table:table-cell>
          <table:table-cell table:formula="of:=SUM([.T48:.T53])/6" office:value-type="float" office:value="108.666666666667">
            <text:p>108,67</text:p>
          </table:table-cell>
          <table:table-cell table:formula="of:=SUM([.T42:.T53])/12" office:value-type="float" office:value="99.1666666666667">
            <text:p>99,17</text:p>
          </table:table-cell>
          <table:table-cell table:formula="of:=[.W53]-[.W41]" office:value-type="float" office:value="40.6666666666667">
            <text:p>40,67</text:p>
          </table:table-cell>
        </table:table-row>
        <table:table-row table:style-name="ro1">
          <table:table-cell table:style-name="ce1"/>
          <table:table-cell office:value-type="float" office:value="117">
            <text:p>117,00</text:p>
          </table:table-cell>
          <table:table-cell table:formula="of:=SUM([.B52:.B54])/3" office:value-type="float" office:value="115.333333333333">
            <text:p>115,33</text:p>
          </table:table-cell>
          <table:table-cell table:formula="of:=SUM([.B49:.B54])/6" office:value-type="float" office:value="100.666666666667">
            <text:p>100,67</text:p>
          </table:table-cell>
          <table:table-cell table:formula="of:=SUM([.B43:.B54])/12" office:value-type="float" office:value="79.25">
            <text:p>79,25</text:p>
          </table:table-cell>
          <table:table-cell table:formula="of:=[.E54]-[.E42]" office:value-type="float" office:value="47.4166666666667">
            <text:p>47,42</text:p>
          </table:table-cell>
          <table:table-cell table:style-name="ce1"/>
          <table:table-cell office:value-type="float" office:value="420">
            <text:p>420,00</text:p>
          </table:table-cell>
          <table:table-cell table:formula="of:=SUM([.H52:.H54])/3" office:value-type="float" office:value="404.666666666667">
            <text:p>404,67</text:p>
          </table:table-cell>
          <table:table-cell table:formula="of:=SUM([.H49:.H54])/6" office:value-type="float" office:value="365.5">
            <text:p>365,50</text:p>
          </table:table-cell>
          <table:table-cell table:formula="of:=SUM([.H43:.H54])/12" office:value-type="float" office:value="286.666666666667">
            <text:p>286,67</text:p>
          </table:table-cell>
          <table:table-cell table:formula="of:=[.K54]-[.K42]" office:value-type="float" office:value="187.166666666667">
            <text:p>187,17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N52:.N54])/3" office:value-type="float" office:value="84">
            <text:p>84,00</text:p>
          </table:table-cell>
          <table:table-cell table:formula="of:=SUM([.N49:.N54])/6" office:value-type="float" office:value="76">
            <text:p>76,00</text:p>
          </table:table-cell>
          <table:table-cell table:formula="of:=SUM([.N43:.N54])/12" office:value-type="float" office:value="62.3333333333333">
            <text:p>62,33</text:p>
          </table:table-cell>
          <table:table-cell table:formula="of:=[.Q54]-[.Q42]" office:value-type="float" office:value="41.3333333333333">
            <text:p>41,33</text:p>
          </table:table-cell>
          <table:table-cell table:style-name="ce1"/>
          <table:table-cell office:value-type="float" office:value="128">
            <text:p>128,00</text:p>
          </table:table-cell>
          <table:table-cell table:formula="of:=SUM([.T52:.T54])/3" office:value-type="float" office:value="117.333333333333">
            <text:p>117,33</text:p>
          </table:table-cell>
          <table:table-cell table:formula="of:=SUM([.T49:.T54])/6" office:value-type="float" office:value="115.833333333333">
            <text:p>115,83</text:p>
          </table:table-cell>
          <table:table-cell table:formula="of:=SUM([.T43:.T54])/12" office:value-type="float" office:value="102.166666666667">
            <text:p>102,17</text:p>
          </table:table-cell>
          <table:table-cell table:formula="of:=[.W54]-[.W42]" office:value-type="float" office:value="38.75">
            <text:p>38,75</text:p>
          </table:table-cell>
        </table:table-row>
        <table:table-row table:style-name="ro1">
          <table:table-cell table:style-name="ce1"/>
          <table:table-cell office:value-type="float" office:value="115">
            <text:p>115,00</text:p>
          </table:table-cell>
          <table:table-cell table:formula="of:=SUM([.B53:.B55])/3" office:value-type="float" office:value="121.333333333333">
            <text:p>121,33</text:p>
          </table:table-cell>
          <table:table-cell table:formula="of:=SUM([.B50:.B55])/6" office:value-type="float" office:value="106.666666666667">
            <text:p>106,67</text:p>
          </table:table-cell>
          <table:table-cell table:formula="of:=SUM([.B44:.B55])/12" office:value-type="float" office:value="85.5">
            <text:p>85,50</text:p>
          </table:table-cell>
          <table:table-cell table:formula="of:=[.E55]-[.E43]" office:value-type="float" office:value="51.8333333333333">
            <text:p>51,83</text:p>
          </table:table-cell>
          <table:table-cell table:style-name="ce1"/>
          <table:table-cell office:value-type="float" office:value="399">
            <text:p>399,00</text:p>
          </table:table-cell>
          <table:table-cell table:formula="of:=SUM([.H53:.H55])/3" office:value-type="float" office:value="412">
            <text:p>412,00</text:p>
          </table:table-cell>
          <table:table-cell table:formula="of:=SUM([.H50:.H55])/6" office:value-type="float" office:value="382.666666666667">
            <text:p>382,67</text:p>
          </table:table-cell>
          <table:table-cell table:formula="of:=SUM([.H44:.H55])/12" office:value-type="float" office:value="306.583333333333">
            <text:p>306,58</text:p>
          </table:table-cell>
          <table:table-cell table:formula="of:=[.K55]-[.K43]" office:value-type="float" office:value="197.083333333333">
            <text:p>197,08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53:.N55])/3" office:value-type="float" office:value="87">
            <text:p>87,00</text:p>
          </table:table-cell>
          <table:table-cell table:formula="of:=SUM([.N50:.N55])/6" office:value-type="float" office:value="78.5">
            <text:p>78,50</text:p>
          </table:table-cell>
          <table:table-cell table:formula="of:=SUM([.N44:.N55])/12" office:value-type="float" office:value="66.1666666666667">
            <text:p>66,17</text:p>
          </table:table-cell>
          <table:table-cell table:formula="of:=[.Q55]-[.Q43]" office:value-type="float" office:value="43.0833333333333">
            <text:p>43,08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T53:.T55])/3" office:value-type="float" office:value="111.333333333333">
            <text:p>111,33</text:p>
          </table:table-cell>
          <table:table-cell table:formula="of:=SUM([.T50:.T55])/6" office:value-type="float" office:value="111.166666666667">
            <text:p>111,17</text:p>
          </table:table-cell>
          <table:table-cell table:formula="of:=SUM([.T44:.T55])/12" office:value-type="float" office:value="103.833333333333">
            <text:p>103,83</text:p>
          </table:table-cell>
          <table:table-cell table:formula="of:=[.W55]-[.W43]" office:value-type="float" office:value="38.5833333333333">
            <text:p>38,58</text:p>
          </table:table-cell>
        </table:table-row>
        <table:table-row table:style-name="ro1">
          <table:table-cell table:style-name="ce1"/>
          <table:table-cell office:value-type="float" office:value="128">
            <text:p>128,00</text:p>
          </table:table-cell>
          <table:table-cell table:formula="of:=SUM([.B54:.B56])/3" office:value-type="float" office:value="120">
            <text:p>120,00</text:p>
          </table:table-cell>
          <table:table-cell table:formula="of:=SUM([.B51:.B56])/6" office:value-type="float" office:value="115.166666666667">
            <text:p>115,17</text:p>
          </table:table-cell>
          <table:table-cell table:formula="of:=SUM([.B45:.B56])/12" office:value-type="float" office:value="90.4166666666667">
            <text:p>90,42</text:p>
          </table:table-cell>
          <table:table-cell table:formula="of:=[.E56]-[.E44]" office:value-type="float" office:value="51.75">
            <text:p>51,75</text:p>
          </table:table-cell>
          <table:table-cell table:style-name="ce1"/>
          <table:table-cell office:value-type="float" office:value="443">
            <text:p>443,00</text:p>
          </table:table-cell>
          <table:table-cell table:formula="of:=SUM([.H54:.H56])/3" office:value-type="float" office:value="420.666666666667">
            <text:p>420,67</text:p>
          </table:table-cell>
          <table:table-cell table:formula="of:=SUM([.H51:.H56])/6" office:value-type="float" office:value="404.666666666667">
            <text:p>404,67</text:p>
          </table:table-cell>
          <table:table-cell table:formula="of:=SUM([.H45:.H56])/12" office:value-type="float" office:value="326">
            <text:p>326,00</text:p>
          </table:table-cell>
          <table:table-cell table:formula="of:=[.K56]-[.K44]" office:value-type="float" office:value="202.583333333333">
            <text:p>202,58</text:p>
          </table:table-cell>
          <table:table-cell table:style-name="ce1"/>
          <table:table-cell office:value-type="float" office:value="86">
            <text:p>86,00</text:p>
          </table:table-cell>
          <table:table-cell table:formula="of:=SUM([.N54:.N56])/3" office:value-type="float" office:value="86">
            <text:p>86,00</text:p>
          </table:table-cell>
          <table:table-cell table:formula="of:=SUM([.N51:.N56])/6" office:value-type="float" office:value="81.5">
            <text:p>81,50</text:p>
          </table:table-cell>
          <table:table-cell table:formula="of:=SUM([.N45:.N56])/12" office:value-type="float" office:value="69.4166666666667">
            <text:p>69,42</text:p>
          </table:table-cell>
          <table:table-cell table:formula="of:=[.Q56]-[.Q44]" office:value-type="float" office:value="43.25">
            <text:p>43,25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54:.T56])/3" office:value-type="float" office:value="107.666666666667">
            <text:p>107,67</text:p>
          </table:table-cell>
          <table:table-cell table:formula="of:=SUM([.T51:.T56])/6" office:value-type="float" office:value="111.166666666667">
            <text:p>111,17</text:p>
          </table:table-cell>
          <table:table-cell table:formula="of:=SUM([.T45:.T56])/12" office:value-type="float" office:value="105.333333333333">
            <text:p>105,33</text:p>
          </table:table-cell>
          <table:table-cell table:formula="of:=[.W56]-[.W44]" office:value-type="float" office:value="34.1666666666667">
            <text:p>34,17</text:p>
          </table:table-cell>
        </table:table-row>
        <table:table-row table:style-name="ro1">
          <table:table-cell table:style-name="ce1"/>
          <table:table-cell office:value-type="float" office:value="157">
            <text:p>157,00</text:p>
          </table:table-cell>
          <table:table-cell table:formula="of:=SUM([.B55:.B57])/3" office:value-type="float" office:value="133.333333333333">
            <text:p>133,33</text:p>
          </table:table-cell>
          <table:table-cell table:formula="of:=SUM([.B52:.B57])/6" office:value-type="float" office:value="124.333333333333">
            <text:p>124,33</text:p>
          </table:table-cell>
          <table:table-cell table:formula="of:=SUM([.B46:.B57])/12" office:value-type="float" office:value="100.583333333333">
            <text:p>100,58</text:p>
          </table:table-cell>
          <table:table-cell table:formula="of:=[.E57]-[.E45]" office:value-type="float" office:value="59.6666666666667">
            <text:p>59,67</text:p>
          </table:table-cell>
          <table:table-cell table:style-name="ce1"/>
          <table:table-cell office:value-type="float" office:value="504">
            <text:p>504,00</text:p>
          </table:table-cell>
          <table:table-cell table:formula="of:=SUM([.H55:.H57])/3" office:value-type="float" office:value="448.666666666667">
            <text:p>448,67</text:p>
          </table:table-cell>
          <table:table-cell table:formula="of:=SUM([.H52:.H57])/6" office:value-type="float" office:value="426.666666666667">
            <text:p>426,67</text:p>
          </table:table-cell>
          <table:table-cell table:formula="of:=SUM([.H46:.H57])/12" office:value-type="float" office:value="352.916666666667">
            <text:p>352,92</text:p>
          </table:table-cell>
          <table:table-cell table:formula="of:=[.K57]-[.K45]" office:value-type="float" office:value="218.083333333333">
            <text:p>218,08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55:.N57])/3" office:value-type="float" office:value="86.3333333333333">
            <text:p>86,33</text:p>
          </table:table-cell>
          <table:table-cell table:formula="of:=SUM([.N52:.N57])/6" office:value-type="float" office:value="85.1666666666667">
            <text:p>85,17</text:p>
          </table:table-cell>
          <table:table-cell table:formula="of:=SUM([.N46:.N57])/12" office:value-type="float" office:value="73">
            <text:p>73,00</text:p>
          </table:table-cell>
          <table:table-cell table:formula="of:=[.Q57]-[.Q45]" office:value-type="float" office:value="43.75">
            <text:p>43,75</text:p>
          </table:table-cell>
          <table:table-cell table:style-name="ce1"/>
          <table:table-cell office:value-type="float" office:value="130">
            <text:p>130,00</text:p>
          </table:table-cell>
          <table:table-cell table:formula="of:=SUM([.T55:.T57])/3" office:value-type="float" office:value="108.333333333333">
            <text:p>108,33</text:p>
          </table:table-cell>
          <table:table-cell table:formula="of:=SUM([.T52:.T57])/6" office:value-type="float" office:value="112.833333333333">
            <text:p>112,83</text:p>
          </table:table-cell>
          <table:table-cell table:formula="of:=SUM([.T46:.T57])/12" office:value-type="float" office:value="108.083333333333">
            <text:p>108,08</text:p>
          </table:table-cell>
          <table:table-cell table:formula="of:=[.W57]-[.W45]" office:value-type="float" office:value="31.4166666666667">
            <text:p>31,42</text:p>
          </table:table-cell>
        </table:table-row>
        <table:table-row table:style-name="ro1">
          <table:table-cell table:style-name="ce1"/>
          <table:table-cell office:value-type="float" office:value="143">
            <text:p>143,00</text:p>
          </table:table-cell>
          <table:table-cell table:formula="of:=SUM([.B56:.B58])/3" office:value-type="float" office:value="142.666666666667">
            <text:p>142,67</text:p>
          </table:table-cell>
          <table:table-cell table:formula="of:=SUM([.B53:.B58])/6" office:value-type="float" office:value="132">
            <text:p>132,00</text:p>
          </table:table-cell>
          <table:table-cell table:formula="of:=SUM([.B47:.B58])/12" office:value-type="float" office:value="108.583333333333">
            <text:p>108,58</text:p>
          </table:table-cell>
          <table:table-cell table:formula="of:=[.E58]-[.E46]" office:value-type="float" office:value="67.5833333333333">
            <text:p>67,58</text:p>
          </table:table-cell>
          <table:table-cell table:style-name="ce1"/>
          <table:table-cell office:value-type="float" office:value="511">
            <text:p>511,00</text:p>
          </table:table-cell>
          <table:table-cell table:formula="of:=SUM([.H56:.H58])/3" office:value-type="float" office:value="486">
            <text:p>486,00</text:p>
          </table:table-cell>
          <table:table-cell table:formula="of:=SUM([.H53:.H58])/6" office:value-type="float" office:value="449">
            <text:p>449,00</text:p>
          </table:table-cell>
          <table:table-cell table:formula="of:=SUM([.H47:.H58])/12" office:value-type="float" office:value="378.583333333333">
            <text:p>378,58</text:p>
          </table:table-cell>
          <table:table-cell table:formula="of:=[.K58]-[.K46]" office:value-type="float" office:value="233.666666666667">
            <text:p>233,67</text:p>
          </table:table-cell>
          <table:table-cell table:style-name="ce1"/>
          <table:table-cell office:value-type="float" office:value="97">
            <text:p>97,00</text:p>
          </table:table-cell>
          <table:table-cell table:formula="of:=SUM([.N56:.N58])/3" office:value-type="float" office:value="91">
            <text:p>91,00</text:p>
          </table:table-cell>
          <table:table-cell table:formula="of:=SUM([.N53:.N58])/6" office:value-type="float" office:value="89">
            <text:p>89,00</text:p>
          </table:table-cell>
          <table:table-cell table:formula="of:=SUM([.N47:.N58])/12" office:value-type="float" office:value="76.6666666666667">
            <text:p>76,67</text:p>
          </table:table-cell>
          <table:table-cell table:formula="of:=[.Q58]-[.Q46]" office:value-type="float" office:value="44.3333333333333">
            <text:p>44,33</text:p>
          </table:table-cell>
          <table:table-cell table:style-name="ce1"/>
          <table:table-cell office:value-type="float" office:value="148">
            <text:p>148,00</text:p>
          </table:table-cell>
          <table:table-cell table:formula="of:=SUM([.T56:.T58])/3" office:value-type="float" office:value="127.666666666667">
            <text:p>127,67</text:p>
          </table:table-cell>
          <table:table-cell table:formula="of:=SUM([.T53:.T58])/6" office:value-type="float" office:value="119.5">
            <text:p>119,50</text:p>
          </table:table-cell>
          <table:table-cell table:formula="of:=SUM([.T47:.T58])/12" office:value-type="float" office:value="110.916666666667">
            <text:p>110,92</text:p>
          </table:table-cell>
          <table:table-cell table:formula="of:=[.W58]-[.W46]" office:value-type="float" office:value="29.6666666666667">
            <text:p>29,67</text:p>
          </table:table-cell>
        </table:table-row>
        <table:table-row table:style-name="ro1">
          <table:table-cell table:style-name="ce1"/>
          <table:table-cell office:value-type="float" office:value="198">
            <text:p>198,00</text:p>
          </table:table-cell>
          <table:table-cell table:formula="of:=SUM([.B57:.B59])/3" office:value-type="float" office:value="166">
            <text:p>166,00</text:p>
          </table:table-cell>
          <table:table-cell table:formula="of:=SUM([.B54:.B59])/6" office:value-type="float" office:value="143">
            <text:p>143,00</text:p>
          </table:table-cell>
          <table:table-cell table:formula="of:=SUM([.B48:.B59])/12" office:value-type="float" office:value="119.583333333333">
            <text:p>119,58</text:p>
          </table:table-cell>
          <table:table-cell table:formula="of:=[.E59]-[.E47]" office:value-type="float" office:value="76.25">
            <text:p>76,25</text:p>
          </table:table-cell>
          <table:table-cell table:style-name="ce1"/>
          <table:table-cell office:value-type="float" office:value="625">
            <text:p>625,00</text:p>
          </table:table-cell>
          <table:table-cell table:formula="of:=SUM([.H57:.H59])/3" office:value-type="float" office:value="546.666666666667">
            <text:p>546,67</text:p>
          </table:table-cell>
          <table:table-cell table:formula="of:=SUM([.H54:.H59])/6" office:value-type="float" office:value="483.666666666667">
            <text:p>483,67</text:p>
          </table:table-cell>
          <table:table-cell table:formula="of:=SUM([.H48:.H59])/12" office:value-type="float" office:value="412.25">
            <text:p>412,25</text:p>
          </table:table-cell>
          <table:table-cell table:formula="of:=[.K59]-[.K47]" office:value-type="float" office:value="257.416666666667">
            <text:p>257,42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N57:.N59])/3" office:value-type="float" office:value="94.3333333333333">
            <text:p>94,33</text:p>
          </table:table-cell>
          <table:table-cell table:formula="of:=SUM([.N54:.N59])/6" office:value-type="float" office:value="90.1666666666667">
            <text:p>90,17</text:p>
          </table:table-cell>
          <table:table-cell table:formula="of:=SUM([.N48:.N59])/12" office:value-type="float" office:value="80.6666666666667">
            <text:p>80,67</text:p>
          </table:table-cell>
          <table:table-cell table:formula="of:=[.Q59]-[.Q47]" office:value-type="float" office:value="45.9166666666667">
            <text:p>45,92</text:p>
          </table:table-cell>
          <table:table-cell table:style-name="ce1"/>
          <table:table-cell office:value-type="float" office:value="211">
            <text:p>211,00</text:p>
          </table:table-cell>
          <table:table-cell table:formula="of:=SUM([.T57:.T59])/3" office:value-type="float" office:value="163">
            <text:p>163,00</text:p>
          </table:table-cell>
          <table:table-cell table:formula="of:=SUM([.T54:.T59])/6" office:value-type="float" office:value="135.333333333333">
            <text:p>135,33</text:p>
          </table:table-cell>
          <table:table-cell table:formula="of:=SUM([.T48:.T59])/12" office:value-type="float" office:value="122">
            <text:p>122,00</text:p>
          </table:table-cell>
          <table:table-cell table:formula="of:=[.W59]-[.W47]" office:value-type="float" office:value="39.4166666666667">
            <text:p>39,42</text:p>
          </table:table-cell>
        </table:table-row>
        <table:table-row table:style-name="ro1">
          <table:table-cell table:style-name="ce1"/>
          <table:table-cell office:value-type="float" office:value="188">
            <text:p>188,00</text:p>
          </table:table-cell>
          <table:table-cell table:formula="of:=SUM([.B58:.B60])/3" office:value-type="float" office:value="176.333333333333">
            <text:p>176,33</text:p>
          </table:table-cell>
          <table:table-cell table:formula="of:=SUM([.B55:.B60])/6" office:value-type="float" office:value="154.833333333333">
            <text:p>154,83</text:p>
          </table:table-cell>
          <table:table-cell table:formula="of:=SUM([.B49:.B60])/12" office:value-type="float" office:value="127.75">
            <text:p>127,75</text:p>
          </table:table-cell>
          <table:table-cell table:formula="of:=[.E60]-[.E48]" office:value-type="float" office:value="79">
            <text:p>79,00</text:p>
          </table:table-cell>
          <table:table-cell table:style-name="ce1"/>
          <table:table-cell office:value-type="float" office:value="652">
            <text:p>652,00</text:p>
          </table:table-cell>
          <table:table-cell table:formula="of:=SUM([.H58:.H60])/3" office:value-type="float" office:value="596">
            <text:p>596,00</text:p>
          </table:table-cell>
          <table:table-cell table:formula="of:=SUM([.H55:.H60])/6" office:value-type="float" office:value="522.333333333333">
            <text:p>522,33</text:p>
          </table:table-cell>
          <table:table-cell table:formula="of:=SUM([.H49:.H60])/12" office:value-type="float" office:value="443.916666666667">
            <text:p>443,92</text:p>
          </table:table-cell>
          <table:table-cell table:formula="of:=[.K60]-[.K48]" office:value-type="float" office:value="273.5">
            <text:p>273,50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58:.N60])/3" office:value-type="float" office:value="98.6666666666667">
            <text:p>98,67</text:p>
          </table:table-cell>
          <table:table-cell table:formula="of:=SUM([.N55:.N60])/6" office:value-type="float" office:value="92.5">
            <text:p>92,50</text:p>
          </table:table-cell>
          <table:table-cell table:formula="of:=SUM([.N49:.N60])/12" office:value-type="float" office:value="84.25">
            <text:p>84,25</text:p>
          </table:table-cell>
          <table:table-cell table:formula="of:=[.Q60]-[.Q48]" office:value-type="float" office:value="45.6666666666667">
            <text:p>45,67</text:p>
          </table:table-cell>
          <table:table-cell table:style-name="ce1"/>
          <table:table-cell office:value-type="float" office:value="139">
            <text:p>139,00</text:p>
          </table:table-cell>
          <table:table-cell table:formula="of:=SUM([.T58:.T60])/3" office:value-type="float" office:value="166">
            <text:p>166,00</text:p>
          </table:table-cell>
          <table:table-cell table:formula="of:=SUM([.T55:.T60])/6" office:value-type="float" office:value="137.166666666667">
            <text:p>137,17</text:p>
          </table:table-cell>
          <table:table-cell table:formula="of:=SUM([.T49:.T60])/12" office:value-type="float" office:value="126.5">
            <text:p>126,50</text:p>
          </table:table-cell>
          <table:table-cell table:formula="of:=[.W60]-[.W48]" office:value-type="float" office:value="42.5833333333333">
            <text:p>42,58</text:p>
          </table:table-cell>
        </table:table-row>
        <table:table-row table:style-name="ro1">
          <table:table-cell table:style-name="ce1" office:value-type="string">
            <text:p>Jan 2007</text:p>
          </table:table-cell>
          <table:table-cell office:value-type="float" office:value="223">
            <text:p>223,00</text:p>
          </table:table-cell>
          <table:table-cell table:formula="of:=SUM([.B59:.B61])/3" office:value-type="float" office:value="203">
            <text:p>203,00</text:p>
          </table:table-cell>
          <table:table-cell table:formula="of:=SUM([.B56:.B61])/6" office:value-type="float" office:value="172.833333333333">
            <text:p>172,83</text:p>
          </table:table-cell>
          <table:table-cell table:formula="of:=SUM([.B50:.B61])/12" office:value-type="float" office:value="139.75">
            <text:p>139,75</text:p>
          </table:table-cell>
          <table:table-cell table:formula="of:=[.E61]-[.E49]" office:value-type="float" office:value="87.5833333333333">
            <text:p>87,58</text:p>
          </table:table-cell>
          <table:table-cell table:style-name="ce1" office:value-type="string">
            <text:p>Jan 2007</text:p>
          </table:table-cell>
          <table:table-cell office:value-type="float" office:value="688">
            <text:p>688,00</text:p>
          </table:table-cell>
          <table:table-cell table:formula="of:=SUM([.H59:.H61])/3" office:value-type="float" office:value="655">
            <text:p>655,00</text:p>
          </table:table-cell>
          <table:table-cell table:formula="of:=SUM([.H56:.H61])/6" office:value-type="float" office:value="570.5">
            <text:p>570,50</text:p>
          </table:table-cell>
          <table:table-cell table:formula="of:=SUM([.H50:.H61])/12" office:value-type="float" office:value="476.583333333333">
            <text:p>476,58</text:p>
          </table:table-cell>
          <table:table-cell table:formula="of:=[.K61]-[.K49]" office:value-type="float" office:value="289.833333333333">
            <text:p>289,83</text:p>
          </table:table-cell>
          <table:table-cell table:style-name="ce1" office:value-type="string">
            <text:p>Jan 2007</text:p>
          </table:table-cell>
          <table:table-cell office:value-type="float" office:value="111">
            <text:p>111,00</text:p>
          </table:table-cell>
          <table:table-cell table:formula="of:=SUM([.N59:.N61])/3" office:value-type="float" office:value="103.333333333333">
            <text:p>103,33</text:p>
          </table:table-cell>
          <table:table-cell table:formula="of:=SUM([.N56:.N61])/6" office:value-type="float" office:value="97.1666666666667">
            <text:p>97,17</text:p>
          </table:table-cell>
          <table:table-cell table:formula="of:=SUM([.N50:.N61])/12" office:value-type="float" office:value="87.8333333333333">
            <text:p>87,83</text:p>
          </table:table-cell>
          <table:table-cell table:formula="of:=[.Q61]-[.Q49]" office:value-type="float" office:value="45.4166666666667">
            <text:p>45,42</text:p>
          </table:table-cell>
          <table:table-cell table:style-name="ce1" office:value-type="string">
            <text:p>Jan 2007</text:p>
          </table:table-cell>
          <table:table-cell office:value-type="float" office:value="137">
            <text:p>137,00</text:p>
          </table:table-cell>
          <table:table-cell table:formula="of:=SUM([.T59:.T61])/3" office:value-type="float" office:value="162.333333333333">
            <text:p>162,33</text:p>
          </table:table-cell>
          <table:table-cell table:formula="of:=SUM([.T56:.T61])/6" office:value-type="float" office:value="145">
            <text:p>145,00</text:p>
          </table:table-cell>
          <table:table-cell table:formula="of:=SUM([.T50:.T61])/12" office:value-type="float" office:value="128.083333333333">
            <text:p>128,08</text:p>
          </table:table-cell>
          <table:table-cell table:formula="of:=[.W61]-[.W49]" office:value-type="float" office:value="40.1666666666667">
            <text:p>40,17</text:p>
          </table:table-cell>
        </table:table-row>
        <table:table-row table:style-name="ro1">
          <table:table-cell table:style-name="ce1"/>
          <table:table-cell office:value-type="float" office:value="225">
            <text:p>225,00</text:p>
          </table:table-cell>
          <table:table-cell table:formula="of:=SUM([.B60:.B62])/3" office:value-type="float" office:value="212">
            <text:p>212,00</text:p>
          </table:table-cell>
          <table:table-cell table:formula="of:=SUM([.B57:.B62])/6" office:value-type="float" office:value="189">
            <text:p>189,00</text:p>
          </table:table-cell>
          <table:table-cell table:formula="of:=SUM([.B51:.B62])/12" office:value-type="float" office:value="152.083333333333">
            <text:p>152,08</text:p>
          </table:table-cell>
          <table:table-cell table:formula="of:=[.E62]-[.E50]" office:value-type="float" office:value="95.4166666666667">
            <text:p>95,42</text:p>
          </table:table-cell>
          <table:table-cell table:style-name="ce1"/>
          <table:table-cell office:value-type="float" office:value="723">
            <text:p>723,00</text:p>
          </table:table-cell>
          <table:table-cell table:formula="of:=SUM([.H60:.H62])/3" office:value-type="float" office:value="687.666666666667">
            <text:p>687,67</text:p>
          </table:table-cell>
          <table:table-cell table:formula="of:=SUM([.H57:.H62])/6" office:value-type="float" office:value="617.166666666667">
            <text:p>617,17</text:p>
          </table:table-cell>
          <table:table-cell table:formula="of:=SUM([.H51:.H62])/12" office:value-type="float" office:value="510.916666666667">
            <text:p>510,92</text:p>
          </table:table-cell>
          <table:table-cell table:formula="of:=[.K62]-[.K50]" office:value-type="float" office:value="306.25">
            <text:p>306,25</text:p>
          </table:table-cell>
          <table:table-cell table:style-name="ce1"/>
          <table:table-cell office:value-type="float" office:value="109">
            <text:p>109,00</text:p>
          </table:table-cell>
          <table:table-cell table:formula="of:=SUM([.N60:.N62])/3" office:value-type="float" office:value="107.666666666667">
            <text:p>107,67</text:p>
          </table:table-cell>
          <table:table-cell table:formula="of:=SUM([.N57:.N62])/6" office:value-type="float" office:value="101">
            <text:p>101,00</text:p>
          </table:table-cell>
          <table:table-cell table:formula="of:=SUM([.N51:.N62])/12" office:value-type="float" office:value="91.25">
            <text:p>91,25</text:p>
          </table:table-cell>
          <table:table-cell table:formula="of:=[.Q62]-[.Q50]" office:value-type="float" office:value="45.3333333333333">
            <text:p>45,33</text:p>
          </table:table-cell>
          <table:table-cell table:style-name="ce1"/>
          <table:table-cell office:value-type="float" office:value="173">
            <text:p>173,00</text:p>
          </table:table-cell>
          <table:table-cell table:formula="of:=SUM([.T60:.T62])/3" office:value-type="float" office:value="149.666666666667">
            <text:p>149,67</text:p>
          </table:table-cell>
          <table:table-cell table:formula="of:=SUM([.T57:.T62])/6" office:value-type="float" office:value="156.333333333333">
            <text:p>156,33</text:p>
          </table:table-cell>
          <table:table-cell table:formula="of:=SUM([.T51:.T62])/12" office:value-type="float" office:value="133.75">
            <text:p>133,75</text:p>
          </table:table-cell>
          <table:table-cell table:formula="of:=[.W62]-[.W50]" office:value-type="float" office:value="41.5833333333333">
            <text:p>41,58</text:p>
          </table:table-cell>
        </table:table-row>
        <table:table-row table:style-name="ro1">
          <table:table-cell table:style-name="ce1"/>
          <table:table-cell office:value-type="float" office:value="218">
            <text:p>218,00</text:p>
          </table:table-cell>
          <table:table-cell table:formula="of:=SUM([.B61:.B63])/3" office:value-type="float" office:value="222">
            <text:p>222,00</text:p>
          </table:table-cell>
          <table:table-cell table:formula="of:=SUM([.B58:.B63])/6" office:value-type="float" office:value="199.166666666667">
            <text:p>199,17</text:p>
          </table:table-cell>
          <table:table-cell table:formula="of:=SUM([.B52:.B63])/12" office:value-type="float" office:value="161.75">
            <text:p>161,75</text:p>
          </table:table-cell>
          <table:table-cell table:formula="of:=[.E63]-[.E51]" office:value-type="float" office:value="100.5">
            <text:p>100,50</text:p>
          </table:table-cell>
          <table:table-cell table:style-name="ce1"/>
          <table:table-cell office:value-type="float" office:value="781">
            <text:p>781,00</text:p>
          </table:table-cell>
          <table:table-cell table:formula="of:=SUM([.H61:.H63])/3" office:value-type="float" office:value="730.666666666667">
            <text:p>730,67</text:p>
          </table:table-cell>
          <table:table-cell table:formula="of:=SUM([.H58:.H63])/6" office:value-type="float" office:value="663.333333333333">
            <text:p>663,33</text:p>
          </table:table-cell>
          <table:table-cell table:formula="of:=SUM([.H52:.H63])/12" office:value-type="float" office:value="545">
            <text:p>545,00</text:p>
          </table:table-cell>
          <table:table-cell table:formula="of:=[.K63]-[.K51]" office:value-type="float" office:value="321.416666666667">
            <text:p>321,42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N61:.N63])/3" office:value-type="float" office:value="111.333333333333">
            <text:p>111,33</text:p>
          </table:table-cell>
          <table:table-cell table:formula="of:=SUM([.N58:.N63])/6" office:value-type="float" office:value="105">
            <text:p>105,00</text:p>
          </table:table-cell>
          <table:table-cell table:formula="of:=SUM([.N52:.N63])/12" office:value-type="float" office:value="95.0833333333333">
            <text:p>95,08</text:p>
          </table:table-cell>
          <table:table-cell table:formula="of:=[.Q63]-[.Q51]" office:value-type="float" office:value="45.8333333333333">
            <text:p>45,83</text:p>
          </table:table-cell>
          <table:table-cell table:style-name="ce1"/>
          <table:table-cell office:value-type="float" office:value="163">
            <text:p>163,00</text:p>
          </table:table-cell>
          <table:table-cell table:formula="of:=SUM([.T61:.T63])/3" office:value-type="float" office:value="157.666666666667">
            <text:p>157,67</text:p>
          </table:table-cell>
          <table:table-cell table:formula="of:=SUM([.T58:.T63])/6" office:value-type="float" office:value="161.833333333333">
            <text:p>161,83</text:p>
          </table:table-cell>
          <table:table-cell table:formula="of:=SUM([.T52:.T63])/12" office:value-type="float" office:value="137.333333333333">
            <text:p>137,33</text:p>
          </table:table-cell>
          <table:table-cell table:formula="of:=[.W63]-[.W51]" office:value-type="float" office:value="41.9166666666667">
            <text:p>41,92</text:p>
          </table:table-cell>
        </table:table-row>
        <table:table-row table:style-name="ro1">
          <table:table-cell table:style-name="ce1"/>
          <table:table-cell office:value-type="float" office:value="205">
            <text:p>205,00</text:p>
          </table:table-cell>
          <table:table-cell table:formula="of:=SUM([.B62:.B64])/3" office:value-type="float" office:value="216">
            <text:p>216,00</text:p>
          </table:table-cell>
          <table:table-cell table:formula="of:=SUM([.B59:.B64])/6" office:value-type="float" office:value="209.5">
            <text:p>209,50</text:p>
          </table:table-cell>
          <table:table-cell table:formula="of:=SUM([.B53:.B64])/12" office:value-type="float" office:value="170.75">
            <text:p>170,75</text:p>
          </table:table-cell>
          <table:table-cell table:formula="of:=[.E64]-[.E52]" office:value-type="float" office:value="105">
            <text:p>105,00</text:p>
          </table:table-cell>
          <table:table-cell table:style-name="ce1"/>
          <table:table-cell office:value-type="float" office:value="685">
            <text:p>685,00</text:p>
          </table:table-cell>
          <table:table-cell table:formula="of:=SUM([.H62:.H64])/3" office:value-type="float" office:value="729.666666666667">
            <text:p>729,67</text:p>
          </table:table-cell>
          <table:table-cell table:formula="of:=SUM([.H59:.H64])/6" office:value-type="float" office:value="692.333333333333">
            <text:p>692,33</text:p>
          </table:table-cell>
          <table:table-cell table:formula="of:=SUM([.H53:.H64])/12" office:value-type="float" office:value="570.666666666667">
            <text:p>570,67</text:p>
          </table:table-cell>
          <table:table-cell table:formula="of:=[.K64]-[.K52]" office:value-type="float" office:value="329.083333333333">
            <text:p>329,08</text:p>
          </table:table-cell>
          <table:table-cell table:style-name="ce1"/>
          <table:table-cell office:value-type="float" office:value="106">
            <text:p>106,00</text:p>
          </table:table-cell>
          <table:table-cell table:formula="of:=SUM([.N62:.N64])/3" office:value-type="float" office:value="109.666666666667">
            <text:p>109,67</text:p>
          </table:table-cell>
          <table:table-cell table:formula="of:=SUM([.N59:.N64])/6" office:value-type="float" office:value="106.5">
            <text:p>106,50</text:p>
          </table:table-cell>
          <table:table-cell table:formula="of:=SUM([.N53:.N64])/12" office:value-type="float" office:value="97.75">
            <text:p>97,75</text:p>
          </table:table-cell>
          <table:table-cell table:formula="of:=[.Q64]-[.Q52]" office:value-type="float" office:value="44.6666666666667">
            <text:p>44,67</text:p>
          </table:table-cell>
          <table:table-cell table:style-name="ce1"/>
          <table:table-cell office:value-type="float" office:value="122">
            <text:p>122,00</text:p>
          </table:table-cell>
          <table:table-cell table:formula="of:=SUM([.T62:.T64])/3" office:value-type="float" office:value="152.666666666667">
            <text:p>152,67</text:p>
          </table:table-cell>
          <table:table-cell table:formula="of:=SUM([.T59:.T64])/6" office:value-type="float" office:value="157.5">
            <text:p>157,50</text:p>
          </table:table-cell>
          <table:table-cell table:formula="of:=SUM([.T53:.T64])/12" office:value-type="float" office:value="138.5">
            <text:p>138,50</text:p>
          </table:table-cell>
          <table:table-cell table:formula="of:=[.W64]-[.W52]" office:value-type="float" office:value="41.5">
            <text:p>41,50</text:p>
          </table:table-cell>
        </table:table-row>
        <table:table-row table:style-name="ro1">
          <table:table-cell table:style-name="ce1"/>
          <table:table-cell office:value-type="float" office:value="195">
            <text:p>195,00</text:p>
          </table:table-cell>
          <table:table-cell table:formula="of:=SUM([.B63:.B65])/3" office:value-type="float" office:value="206">
            <text:p>206,00</text:p>
          </table:table-cell>
          <table:table-cell table:formula="of:=SUM([.B60:.B65])/6" office:value-type="float" office:value="209">
            <text:p>209,00</text:p>
          </table:table-cell>
          <table:table-cell table:formula="of:=SUM([.B54:.B65])/12" office:value-type="float" office:value="176">
            <text:p>176,00</text:p>
          </table:table-cell>
          <table:table-cell table:formula="of:=[.E65]-[.E53]" office:value-type="float" office:value="102.75">
            <text:p>102,75</text:p>
          </table:table-cell>
          <table:table-cell table:style-name="ce1"/>
          <table:table-cell office:value-type="float" office:value="697">
            <text:p>697,00</text:p>
          </table:table-cell>
          <table:table-cell table:formula="of:=SUM([.H63:.H65])/3" office:value-type="float" office:value="721">
            <text:p>721,00</text:p>
          </table:table-cell>
          <table:table-cell table:formula="of:=SUM([.H60:.H65])/6" office:value-type="float" office:value="704.333333333333">
            <text:p>704,33</text:p>
          </table:table-cell>
          <table:table-cell table:formula="of:=SUM([.H54:.H65])/12" office:value-type="float" office:value="594">
            <text:p>594,00</text:p>
          </table:table-cell>
          <table:table-cell table:formula="of:=[.K65]-[.K53]" office:value-type="float" office:value="329.583333333333">
            <text:p>329,58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N63:.N65])/3" office:value-type="float" office:value="108.333333333333">
            <text:p>108,33</text:p>
          </table:table-cell>
          <table:table-cell table:formula="of:=SUM([.N60:.N65])/6" office:value-type="float" office:value="108">
            <text:p>108,00</text:p>
          </table:table-cell>
          <table:table-cell table:formula="of:=SUM([.N54:.N65])/12" office:value-type="float" office:value="99.0833333333333">
            <text:p>99,08</text:p>
          </table:table-cell>
          <table:table-cell table:formula="of:=[.Q65]-[.Q53]" office:value-type="float" office:value="41.4166666666667">
            <text:p>41,42</text:p>
          </table:table-cell>
          <table:table-cell table:style-name="ce1"/>
          <table:table-cell office:value-type="float" office:value="123">
            <text:p>123,00</text:p>
          </table:table-cell>
          <table:table-cell table:formula="of:=SUM([.T63:.T65])/3" office:value-type="float" office:value="136">
            <text:p>136,00</text:p>
          </table:table-cell>
          <table:table-cell table:formula="of:=SUM([.T60:.T65])/6" office:value-type="float" office:value="142.833333333333">
            <text:p>142,83</text:p>
          </table:table-cell>
          <table:table-cell table:formula="of:=SUM([.T54:.T65])/12" office:value-type="float" office:value="139.083333333333">
            <text:p>139,08</text:p>
          </table:table-cell>
          <table:table-cell table:formula="of:=[.W65]-[.W53]" office:value-type="float" office:value="39.9166666666667">
            <text:p>39,92</text:p>
          </table:table-cell>
        </table:table-row>
        <table:table-row table:style-name="ro1">
          <table:table-cell table:style-name="ce1"/>
          <table:table-cell office:value-type="float" office:value="158">
            <text:p>158,00</text:p>
          </table:table-cell>
          <table:table-cell table:formula="of:=SUM([.B64:.B66])/3" office:value-type="float" office:value="186">
            <text:p>186,00</text:p>
          </table:table-cell>
          <table:table-cell table:formula="of:=SUM([.B61:.B66])/6" office:value-type="float" office:value="204">
            <text:p>204,00</text:p>
          </table:table-cell>
          <table:table-cell table:formula="of:=SUM([.B55:.B66])/12" office:value-type="float" office:value="179.416666666667">
            <text:p>179,42</text:p>
          </table:table-cell>
          <table:table-cell table:formula="of:=[.E66]-[.E54]" office:value-type="float" office:value="100.166666666667">
            <text:p>100,17</text:p>
          </table:table-cell>
          <table:table-cell table:style-name="ce1"/>
          <table:table-cell office:value-type="float" office:value="601">
            <text:p>601,00</text:p>
          </table:table-cell>
          <table:table-cell table:formula="of:=SUM([.H64:.H66])/3" office:value-type="float" office:value="661">
            <text:p>661,00</text:p>
          </table:table-cell>
          <table:table-cell table:formula="of:=SUM([.H61:.H66])/6" office:value-type="float" office:value="695.833333333333">
            <text:p>695,83</text:p>
          </table:table-cell>
          <table:table-cell table:formula="of:=SUM([.H55:.H66])/12" office:value-type="float" office:value="609.083333333333">
            <text:p>609,08</text:p>
          </table:table-cell>
          <table:table-cell table:formula="of:=[.K66]-[.K54]" office:value-type="float" office:value="322.416666666667">
            <text:p>322,42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64:.N66])/3" office:value-type="float" office:value="104.666666666667">
            <text:p>104,67</text:p>
          </table:table-cell>
          <table:table-cell table:formula="of:=SUM([.N61:.N66])/6" office:value-type="float" office:value="108">
            <text:p>108,00</text:p>
          </table:table-cell>
          <table:table-cell table:formula="of:=SUM([.N55:.N66])/12" office:value-type="float" office:value="100.25">
            <text:p>100,25</text:p>
          </table:table-cell>
          <table:table-cell table:formula="of:=[.Q66]-[.Q54]" office:value-type="float" office:value="37.9166666666667">
            <text:p>37,92</text:p>
          </table:table-cell>
          <table:table-cell table:style-name="ce1"/>
          <table:table-cell office:value-type="float" office:value="113">
            <text:p>113,00</text:p>
          </table:table-cell>
          <table:table-cell table:formula="of:=SUM([.T64:.T66])/3" office:value-type="float" office:value="119.333333333333">
            <text:p>119,33</text:p>
          </table:table-cell>
          <table:table-cell table:formula="of:=SUM([.T61:.T66])/6" office:value-type="float" office:value="138.5">
            <text:p>138,50</text:p>
          </table:table-cell>
          <table:table-cell table:formula="of:=SUM([.T55:.T66])/12" office:value-type="float" office:value="137.833333333333">
            <text:p>137,83</text:p>
          </table:table-cell>
          <table:table-cell table:formula="of:=[.W66]-[.W54]" office:value-type="float" office:value="35.6666666666667">
            <text:p>35,67</text:p>
          </table:table-cell>
        </table:table-row>
        <table:table-row table:style-name="ro1">
          <table:table-cell table:style-name="ce1"/>
          <table:table-cell office:value-type="float" office:value="129">
            <text:p>129,00</text:p>
          </table:table-cell>
          <table:table-cell table:formula="of:=SUM([.B65:.B67])/3" office:value-type="float" office:value="160.666666666667">
            <text:p>160,67</text:p>
          </table:table-cell>
          <table:table-cell table:formula="of:=SUM([.B62:.B67])/6" office:value-type="float" office:value="188.333333333333">
            <text:p>188,33</text:p>
          </table:table-cell>
          <table:table-cell table:formula="of:=SUM([.B56:.B67])/12" office:value-type="float" office:value="180.583333333333">
            <text:p>180,58</text:p>
          </table:table-cell>
          <table:table-cell table:formula="of:=[.E67]-[.E55]" office:value-type="float" office:value="95.0833333333333">
            <text:p>95,08</text:p>
          </table:table-cell>
          <table:table-cell table:style-name="ce1"/>
          <table:table-cell office:value-type="float" office:value="578">
            <text:p>578,00</text:p>
          </table:table-cell>
          <table:table-cell table:formula="of:=SUM([.H65:.H67])/3" office:value-type="float" office:value="625.333333333333">
            <text:p>625,33</text:p>
          </table:table-cell>
          <table:table-cell table:formula="of:=SUM([.H62:.H67])/6" office:value-type="float" office:value="677.5">
            <text:p>677,50</text:p>
          </table:table-cell>
          <table:table-cell table:formula="of:=SUM([.H56:.H67])/12" office:value-type="float" office:value="624">
            <text:p>624,00</text:p>
          </table:table-cell>
          <table:table-cell table:formula="of:=[.K67]-[.K55]" office:value-type="float" office:value="317.416666666667">
            <text:p>317,42</text:p>
          </table:table-cell>
          <table:table-cell table:style-name="ce1"/>
          <table:table-cell office:value-type="float" office:value="106">
            <text:p>106,00</text:p>
          </table:table-cell>
          <table:table-cell table:formula="of:=SUM([.N65:.N67])/3" office:value-type="float" office:value="104.666666666667">
            <text:p>104,67</text:p>
          </table:table-cell>
          <table:table-cell table:formula="of:=SUM([.N62:.N67])/6" office:value-type="float" office:value="107.166666666667">
            <text:p>107,17</text:p>
          </table:table-cell>
          <table:table-cell table:formula="of:=SUM([.N56:.N67])/12" office:value-type="float" office:value="102.166666666667">
            <text:p>102,17</text:p>
          </table:table-cell>
          <table:table-cell table:formula="of:=[.Q67]-[.Q55]" office:value-type="float" office:value="36">
            <text:p>36,00</text:p>
          </table:table-cell>
          <table:table-cell table:style-name="ce1"/>
          <table:table-cell office:value-type="float" office:value="140">
            <text:p>140,00</text:p>
          </table:table-cell>
          <table:table-cell table:formula="of:=SUM([.T65:.T67])/3" office:value-type="float" office:value="125.333333333333">
            <text:p>125,33</text:p>
          </table:table-cell>
          <table:table-cell table:formula="of:=SUM([.T62:.T67])/6" office:value-type="float" office:value="139">
            <text:p>139,00</text:p>
          </table:table-cell>
          <table:table-cell table:formula="of:=SUM([.T56:.T67])/12" office:value-type="float" office:value="142">
            <text:p>142,00</text:p>
          </table:table-cell>
          <table:table-cell table:formula="of:=[.W67]-[.W55]" office:value-type="float" office:value="38.1666666666667">
            <text:p>38,17</text:p>
          </table:table-cell>
        </table:table-row>
        <table:table-row table:style-name="ro1">
          <table:table-cell table:style-name="ce1"/>
          <table:table-cell office:value-type="float" office:value="137">
            <text:p>137,00</text:p>
          </table:table-cell>
          <table:table-cell table:formula="of:=SUM([.B66:.B68])/3" office:value-type="float" office:value="141.333333333333">
            <text:p>141,33</text:p>
          </table:table-cell>
          <table:table-cell table:formula="of:=SUM([.B63:.B68])/6" office:value-type="float" office:value="173.666666666667">
            <text:p>173,67</text:p>
          </table:table-cell>
          <table:table-cell table:formula="of:=SUM([.B57:.B68])/12" office:value-type="float" office:value="181.333333333333">
            <text:p>181,33</text:p>
          </table:table-cell>
          <table:table-cell table:formula="of:=[.E68]-[.E56]" office:value-type="float" office:value="90.9166666666667">
            <text:p>90,92</text:p>
          </table:table-cell>
          <table:table-cell table:style-name="ce1"/>
          <table:table-cell office:value-type="float" office:value="565">
            <text:p>565,00</text:p>
          </table:table-cell>
          <table:table-cell table:formula="of:=SUM([.H66:.H68])/3" office:value-type="float" office:value="581.333333333333">
            <text:p>581,33</text:p>
          </table:table-cell>
          <table:table-cell table:formula="of:=SUM([.H63:.H68])/6" office:value-type="float" office:value="651.166666666667">
            <text:p>651,17</text:p>
          </table:table-cell>
          <table:table-cell table:formula="of:=SUM([.H57:.H68])/12" office:value-type="float" office:value="634.166666666667">
            <text:p>634,17</text:p>
          </table:table-cell>
          <table:table-cell table:formula="of:=[.K68]-[.K56]" office:value-type="float" office:value="308.166666666667">
            <text:p>308,17</text:p>
          </table:table-cell>
          <table:table-cell table:style-name="ce1"/>
          <table:table-cell office:value-type="float" office:value="113">
            <text:p>113,00</text:p>
          </table:table-cell>
          <table:table-cell table:formula="of:=SUM([.N66:.N68])/3" office:value-type="float" office:value="107.333333333333">
            <text:p>107,33</text:p>
          </table:table-cell>
          <table:table-cell table:formula="of:=SUM([.N63:.N68])/6" office:value-type="float" office:value="107.833333333333">
            <text:p>107,83</text:p>
          </table:table-cell>
          <table:table-cell table:formula="of:=SUM([.N57:.N68])/12" office:value-type="float" office:value="104.416666666667">
            <text:p>104,42</text:p>
          </table:table-cell>
          <table:table-cell table:formula="of:=[.Q68]-[.Q56]" office:value-type="float" office:value="35">
            <text:p>35,00</text:p>
          </table:table-cell>
          <table:table-cell table:style-name="ce1"/>
          <table:table-cell office:value-type="float" office:value="250">
            <text:p>250,00</text:p>
          </table:table-cell>
          <table:table-cell table:formula="of:=SUM([.T66:.T68])/3" office:value-type="float" office:value="167.666666666667">
            <text:p>167,67</text:p>
          </table:table-cell>
          <table:table-cell table:formula="of:=SUM([.T63:.T68])/6" office:value-type="float" office:value="151.833333333333">
            <text:p>151,83</text:p>
          </table:table-cell>
          <table:table-cell table:formula="of:=SUM([.T57:.T68])/12" office:value-type="float" office:value="154.083333333333">
            <text:p>154,08</text:p>
          </table:table-cell>
          <table:table-cell table:formula="of:=[.W68]-[.W56]" office:value-type="float" office:value="48.75">
            <text:p>48,75</text:p>
          </table:table-cell>
        </table:table-row>
        <table:table-row table:style-name="ro1">
          <table:table-cell table:style-name="ce1"/>
          <table:table-cell office:value-type="float" office:value="154">
            <text:p>154,00</text:p>
          </table:table-cell>
          <table:table-cell table:formula="of:=SUM([.B67:.B69])/3" office:value-type="float" office:value="140">
            <text:p>140,00</text:p>
          </table:table-cell>
          <table:table-cell table:formula="of:=SUM([.B64:.B69])/6" office:value-type="float" office:value="163">
            <text:p>163,00</text:p>
          </table:table-cell>
          <table:table-cell table:formula="of:=SUM([.B58:.B69])/12" office:value-type="float" office:value="181.083333333333">
            <text:p>181,08</text:p>
          </table:table-cell>
          <table:table-cell table:formula="of:=[.E69]-[.E57]" office:value-type="float" office:value="80.5">
            <text:p>80,50</text:p>
          </table:table-cell>
          <table:table-cell table:style-name="ce1"/>
          <table:table-cell office:value-type="float" office:value="603">
            <text:p>603,00</text:p>
          </table:table-cell>
          <table:table-cell table:formula="of:=SUM([.H67:.H69])/3" office:value-type="float" office:value="582">
            <text:p>582,00</text:p>
          </table:table-cell>
          <table:table-cell table:formula="of:=SUM([.H64:.H69])/6" office:value-type="float" office:value="621.5">
            <text:p>621,50</text:p>
          </table:table-cell>
          <table:table-cell table:formula="of:=SUM([.H58:.H69])/12" office:value-type="float" office:value="642.416666666667">
            <text:p>642,42</text:p>
          </table:table-cell>
          <table:table-cell table:formula="of:=[.K69]-[.K57]" office:value-type="float" office:value="289.5">
            <text:p>289,50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67:.N69])/3" office:value-type="float" office:value="107.333333333333">
            <text:p>107,33</text:p>
          </table:table-cell>
          <table:table-cell table:formula="of:=SUM([.N64:.N69])/6" office:value-type="float" office:value="106">
            <text:p>106,00</text:p>
          </table:table-cell>
          <table:table-cell table:formula="of:=SUM([.N58:.N69])/12" office:value-type="float" office:value="105.5">
            <text:p>105,50</text:p>
          </table:table-cell>
          <table:table-cell table:formula="of:=[.Q69]-[.Q57]" office:value-type="float" office:value="32.5">
            <text:p>32,50</text:p>
          </table:table-cell>
          <table:table-cell table:style-name="ce1"/>
          <table:table-cell office:value-type="float" office:value="162">
            <text:p>162,00</text:p>
          </table:table-cell>
          <table:table-cell table:formula="of:=SUM([.T67:.T69])/3" office:value-type="float" office:value="184">
            <text:p>184,00</text:p>
          </table:table-cell>
          <table:table-cell table:formula="of:=SUM([.T64:.T69])/6" office:value-type="float" office:value="151.666666666667">
            <text:p>151,67</text:p>
          </table:table-cell>
          <table:table-cell table:formula="of:=SUM([.T58:.T69])/12" office:value-type="float" office:value="156.75">
            <text:p>156,75</text:p>
          </table:table-cell>
          <table:table-cell table:formula="of:=[.W69]-[.W57]" office:value-type="float" office:value="48.6666666666667">
            <text:p>48,67</text:p>
          </table:table-cell>
        </table:table-row>
        <table:table-row table:style-name="ro1">
          <table:table-cell table:style-name="ce1"/>
          <table:table-cell office:value-type="float" office:value="149">
            <text:p>149,00</text:p>
          </table:table-cell>
          <table:table-cell table:formula="of:=SUM([.B68:.B70])/3" office:value-type="float" office:value="146.666666666667">
            <text:p>146,67</text:p>
          </table:table-cell>
          <table:table-cell table:formula="of:=SUM([.B65:.B70])/6" office:value-type="float" office:value="153.666666666667">
            <text:p>153,67</text:p>
          </table:table-cell>
          <table:table-cell table:formula="of:=SUM([.B59:.B70])/12" office:value-type="float" office:value="181.583333333333">
            <text:p>181,58</text:p>
          </table:table-cell>
          <table:table-cell table:formula="of:=[.E70]-[.E58]" office:value-type="float" office:value="73">
            <text:p>73,00</text:p>
          </table:table-cell>
          <table:table-cell table:style-name="ce1"/>
          <table:table-cell office:value-type="float" office:value="612">
            <text:p>612,00</text:p>
          </table:table-cell>
          <table:table-cell table:formula="of:=SUM([.H68:.H70])/3" office:value-type="float" office:value="593.333333333333">
            <text:p>593,33</text:p>
          </table:table-cell>
          <table:table-cell table:formula="of:=SUM([.H65:.H70])/6" office:value-type="float" office:value="609.333333333333">
            <text:p>609,33</text:p>
          </table:table-cell>
          <table:table-cell table:formula="of:=SUM([.H59:.H70])/12" office:value-type="float" office:value="650.833333333333">
            <text:p>650,83</text:p>
          </table:table-cell>
          <table:table-cell table:formula="of:=[.K70]-[.K58]" office:value-type="float" office:value="272.25">
            <text:p>272,25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N68:.N70])/3" office:value-type="float" office:value="108">
            <text:p>108,00</text:p>
          </table:table-cell>
          <table:table-cell table:formula="of:=SUM([.N65:.N70])/6" office:value-type="float" office:value="106.333333333333">
            <text:p>106,33</text:p>
          </table:table-cell>
          <table:table-cell table:formula="of:=SUM([.N59:.N70])/12" office:value-type="float" office:value="106.416666666667">
            <text:p>106,42</text:p>
          </table:table-cell>
          <table:table-cell table:formula="of:=[.Q70]-[.Q58]" office:value-type="float" office:value="29.75">
            <text:p>29,75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68:.T70])/3" office:value-type="float" office:value="172.333333333333">
            <text:p>172,33</text:p>
          </table:table-cell>
          <table:table-cell table:formula="of:=SUM([.T65:.T70])/6" office:value-type="float" office:value="148.833333333333">
            <text:p>148,83</text:p>
          </table:table-cell>
          <table:table-cell table:formula="of:=SUM([.T59:.T70])/12" office:value-type="float" office:value="153.166666666667">
            <text:p>153,17</text:p>
          </table:table-cell>
          <table:table-cell table:formula="of:=[.W70]-[.W58]" office:value-type="float" office:value="42.25">
            <text:p>42,25</text:p>
          </table:table-cell>
        </table:table-row>
        <table:table-row table:style-name="ro1">
          <table:table-cell table:style-name="ce1"/>
          <table:table-cell office:value-type="float" office:value="169">
            <text:p>169,00</text:p>
          </table:table-cell>
          <table:table-cell table:formula="of:=SUM([.B69:.B71])/3" office:value-type="float" office:value="157.333333333333">
            <text:p>157,33</text:p>
          </table:table-cell>
          <table:table-cell table:formula="of:=SUM([.B66:.B71])/6" office:value-type="float" office:value="149.333333333333">
            <text:p>149,33</text:p>
          </table:table-cell>
          <table:table-cell table:formula="of:=SUM([.B60:.B71])/12" office:value-type="float" office:value="179.166666666667">
            <text:p>179,17</text:p>
          </table:table-cell>
          <table:table-cell table:formula="of:=[.E71]-[.E59]" office:value-type="float" office:value="59.5833333333333">
            <text:p>59,58</text:p>
          </table:table-cell>
          <table:table-cell table:style-name="ce1"/>
          <table:table-cell office:value-type="float" office:value="627">
            <text:p>627,00</text:p>
          </table:table-cell>
          <table:table-cell table:formula="of:=SUM([.H69:.H71])/3" office:value-type="float" office:value="614">
            <text:p>614,00</text:p>
          </table:table-cell>
          <table:table-cell table:formula="of:=SUM([.H66:.H71])/6" office:value-type="float" office:value="597.666666666667">
            <text:p>597,67</text:p>
          </table:table-cell>
          <table:table-cell table:formula="of:=SUM([.H60:.H71])/12" office:value-type="float" office:value="651">
            <text:p>651,00</text:p>
          </table:table-cell>
          <table:table-cell table:formula="of:=[.K71]-[.K59]" office:value-type="float" office:value="238.75">
            <text:p>238,75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69:.N71])/3" office:value-type="float" office:value="101.333333333333">
            <text:p>101,33</text:p>
          </table:table-cell>
          <table:table-cell table:formula="of:=SUM([.N66:.N71])/6" office:value-type="float" office:value="104.333333333333">
            <text:p>104,33</text:p>
          </table:table-cell>
          <table:table-cell table:formula="of:=SUM([.N60:.N71])/12" office:value-type="float" office:value="106.166666666667">
            <text:p>106,17</text:p>
          </table:table-cell>
          <table:table-cell table:formula="of:=[.Q71]-[.Q59]" office:value-type="float" office:value="25.5">
            <text:p>25,50</text:p>
          </table:table-cell>
          <table:table-cell table:style-name="ce1"/>
          <table:table-cell office:value-type="float" office:value="152">
            <text:p>152,00</text:p>
          </table:table-cell>
          <table:table-cell table:formula="of:=SUM([.T69:.T71])/3" office:value-type="float" office:value="139.666666666667">
            <text:p>139,67</text:p>
          </table:table-cell>
          <table:table-cell table:formula="of:=SUM([.T66:.T71])/6" office:value-type="float" office:value="153.666666666667">
            <text:p>153,67</text:p>
          </table:table-cell>
          <table:table-cell table:formula="of:=SUM([.T60:.T71])/12" office:value-type="float" office:value="148.25">
            <text:p>148,25</text:p>
          </table:table-cell>
          <table:table-cell table:formula="of:=[.W71]-[.W59]" office:value-type="float" office:value="26.25">
            <text:p>26,25</text:p>
          </table:table-cell>
        </table:table-row>
        <table:table-row table:style-name="ro1">
          <table:table-cell table:style-name="ce1"/>
          <table:table-cell office:value-type="float" office:value="153">
            <text:p>153,00</text:p>
          </table:table-cell>
          <table:table-cell table:formula="of:=SUM([.B70:.B72])/3" office:value-type="float" office:value="157">
            <text:p>157,00</text:p>
          </table:table-cell>
          <table:table-cell table:formula="of:=SUM([.B67:.B72])/6" office:value-type="float" office:value="148.5">
            <text:p>148,50</text:p>
          </table:table-cell>
          <table:table-cell table:formula="of:=SUM([.B61:.B72])/12" office:value-type="float" office:value="176.25">
            <text:p>176,25</text:p>
          </table:table-cell>
          <table:table-cell table:formula="of:=[.E72]-[.E60]" office:value-type="float" office:value="48.5">
            <text:p>48,50</text:p>
          </table:table-cell>
          <table:table-cell table:style-name="ce1"/>
          <table:table-cell office:value-type="float" office:value="595">
            <text:p>595,00</text:p>
          </table:table-cell>
          <table:table-cell table:formula="of:=SUM([.H70:.H72])/3" office:value-type="float" office:value="611.333333333333">
            <text:p>611,33</text:p>
          </table:table-cell>
          <table:table-cell table:formula="of:=SUM([.H67:.H72])/6" office:value-type="float" office:value="596.666666666667">
            <text:p>596,67</text:p>
          </table:table-cell>
          <table:table-cell table:formula="of:=SUM([.H61:.H72])/12" office:value-type="float" office:value="646.25">
            <text:p>646,25</text:p>
          </table:table-cell>
          <table:table-cell table:formula="of:=[.K72]-[.K60]" office:value-type="float" office:value="202.333333333333">
            <text:p>202,33</text:p>
          </table:table-cell>
          <table:table-cell table:style-name="ce1"/>
          <table:table-cell office:value-type="float" office:value="88">
            <text:p>88,00</text:p>
          </table:table-cell>
          <table:table-cell table:formula="of:=SUM([.N70:.N72])/3" office:value-type="float" office:value="96.3333333333333">
            <text:p>96,33</text:p>
          </table:table-cell>
          <table:table-cell table:formula="of:=SUM([.N67:.N72])/6" office:value-type="float" office:value="101.833333333333">
            <text:p>101,83</text:p>
          </table:table-cell>
          <table:table-cell table:formula="of:=SUM([.N61:.N72])/12" office:value-type="float" office:value="104.916666666667">
            <text:p>104,92</text:p>
          </table:table-cell>
          <table:table-cell table:formula="of:=[.Q72]-[.Q60]" office:value-type="float" office:value="20.6666666666667">
            <text:p>20,67</text:p>
          </table:table-cell>
          <table:table-cell table:style-name="ce1"/>
          <table:table-cell office:value-type="float" office:value="119">
            <text:p>119,00</text:p>
          </table:table-cell>
          <table:table-cell table:formula="of:=SUM([.T70:.T72])/3" office:value-type="float" office:value="125.333333333333">
            <text:p>125,33</text:p>
          </table:table-cell>
          <table:table-cell table:formula="of:=SUM([.T67:.T72])/6" office:value-type="float" office:value="154.666666666667">
            <text:p>154,67</text:p>
          </table:table-cell>
          <table:table-cell table:formula="of:=SUM([.T61:.T72])/12" office:value-type="float" office:value="146.583333333333">
            <text:p>146,58</text:p>
          </table:table-cell>
          <table:table-cell table:formula="of:=[.W72]-[.W60]" office:value-type="float" office:value="20.0833333333333">
            <text:p>20,08</text:p>
          </table:table-cell>
        </table:table-row>
        <table:table-row table:style-name="ro1">
          <table:table-cell table:style-name="ce1" office:value-type="string">
            <text:p>Jan 2008</text:p>
          </table:table-cell>
          <table:table-cell office:value-type="float" office:value="158">
            <text:p>158,00</text:p>
          </table:table-cell>
          <table:table-cell table:formula="of:=SUM([.B71:.B73])/3" office:value-type="float" office:value="160">
            <text:p>160,00</text:p>
          </table:table-cell>
          <table:table-cell table:formula="of:=SUM([.B68:.B73])/6" office:value-type="float" office:value="153.333333333333">
            <text:p>153,33</text:p>
          </table:table-cell>
          <table:table-cell table:formula="of:=SUM([.B62:.B73])/12" office:value-type="float" office:value="170.833333333333">
            <text:p>170,83</text:p>
          </table:table-cell>
          <table:table-cell table:formula="of:=[.E73]-[.E61]" office:value-type="float" office:value="31.0833333333333">
            <text:p>31,08</text:p>
          </table:table-cell>
          <table:table-cell table:style-name="ce1" office:value-type="string">
            <text:p>Jan 2008</text:p>
          </table:table-cell>
          <table:table-cell office:value-type="float" office:value="681">
            <text:p>681,00</text:p>
          </table:table-cell>
          <table:table-cell table:formula="of:=SUM([.H71:.H73])/3" office:value-type="float" office:value="634.333333333333">
            <text:p>634,33</text:p>
          </table:table-cell>
          <table:table-cell table:formula="of:=SUM([.H68:.H73])/6" office:value-type="float" office:value="613.833333333333">
            <text:p>613,83</text:p>
          </table:table-cell>
          <table:table-cell table:formula="of:=SUM([.H62:.H73])/12" office:value-type="float" office:value="645.666666666667">
            <text:p>645,67</text:p>
          </table:table-cell>
          <table:table-cell table:formula="of:=[.K73]-[.K61]" office:value-type="float" office:value="169.083333333333">
            <text:p>169,08</text:p>
          </table:table-cell>
          <table:table-cell table:style-name="ce1" office:value-type="string">
            <text:p>Jan 2008</text:p>
          </table:table-cell>
          <table:table-cell office:value-type="float" office:value="108">
            <text:p>108,00</text:p>
          </table:table-cell>
          <table:table-cell table:formula="of:=SUM([.N71:.N73])/3" office:value-type="float" office:value="96.3333333333333">
            <text:p>96,33</text:p>
          </table:table-cell>
          <table:table-cell table:formula="of:=SUM([.N68:.N73])/6" office:value-type="float" office:value="102.166666666667">
            <text:p>102,17</text:p>
          </table:table-cell>
          <table:table-cell table:formula="of:=SUM([.N62:.N73])/12" office:value-type="float" office:value="104.666666666667">
            <text:p>104,67</text:p>
          </table:table-cell>
          <table:table-cell table:formula="of:=[.Q73]-[.Q61]" office:value-type="float" office:value="16.8333333333333">
            <text:p>16,83</text:p>
          </table:table-cell>
          <table:table-cell table:style-name="ce1" office:value-type="string">
            <text:p>Jan 2008</text:p>
          </table:table-cell>
          <table:table-cell office:value-type="float" office:value="155">
            <text:p>155,00</text:p>
          </table:table-cell>
          <table:table-cell table:formula="of:=SUM([.T71:.T73])/3" office:value-type="float" office:value="142">
            <text:p>142,00</text:p>
          </table:table-cell>
          <table:table-cell table:formula="of:=SUM([.T68:.T73])/6" office:value-type="float" office:value="157.166666666667">
            <text:p>157,17</text:p>
          </table:table-cell>
          <table:table-cell table:formula="of:=SUM([.T62:.T73])/12" office:value-type="float" office:value="148.083333333333">
            <text:p>148,08</text:p>
          </table:table-cell>
          <table:table-cell table:formula="of:=[.W73]-[.W61]" office:value-type="float" office:value="20">
            <text:p>20,00</text:p>
          </table:table-cell>
        </table:table-row>
        <table:table-row table:style-name="ro1">
          <table:table-cell table:style-name="ce1"/>
          <table:table-cell office:value-type="float" office:value="177">
            <text:p>177,00</text:p>
          </table:table-cell>
          <table:table-cell table:formula="of:=SUM([.B72:.B74])/3" office:value-type="float" office:value="162.666666666667">
            <text:p>162,67</text:p>
          </table:table-cell>
          <table:table-cell table:formula="of:=SUM([.B69:.B74])/6" office:value-type="float" office:value="160">
            <text:p>160,00</text:p>
          </table:table-cell>
          <table:table-cell table:formula="of:=SUM([.B63:.B74])/12" office:value-type="float" office:value="166.833333333333">
            <text:p>166,83</text:p>
          </table:table-cell>
          <table:table-cell table:formula="of:=[.E74]-[.E62]" office:value-type="float" office:value="14.75">
            <text:p>14,75</text:p>
          </table:table-cell>
          <table:table-cell table:style-name="ce1"/>
          <table:table-cell office:value-type="float" office:value="699">
            <text:p>699,00</text:p>
          </table:table-cell>
          <table:table-cell table:formula="of:=SUM([.H72:.H74])/3" office:value-type="float" office:value="658.333333333333">
            <text:p>658,33</text:p>
          </table:table-cell>
          <table:table-cell table:formula="of:=SUM([.H69:.H74])/6" office:value-type="float" office:value="636.166666666667">
            <text:p>636,17</text:p>
          </table:table-cell>
          <table:table-cell table:formula="of:=SUM([.H63:.H74])/12" office:value-type="float" office:value="643.666666666667">
            <text:p>643,67</text:p>
          </table:table-cell>
          <table:table-cell table:formula="of:=[.K74]-[.K62]" office:value-type="float" office:value="132.75">
            <text:p>132,75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N72:.N74])/3" office:value-type="float" office:value="101.333333333333">
            <text:p>101,33</text:p>
          </table:table-cell>
          <table:table-cell table:formula="of:=SUM([.N69:.N74])/6" office:value-type="float" office:value="101.333333333333">
            <text:p>101,33</text:p>
          </table:table-cell>
          <table:table-cell table:formula="of:=SUM([.N63:.N74])/12" office:value-type="float" office:value="104.583333333333">
            <text:p>104,58</text:p>
          </table:table-cell>
          <table:table-cell table:formula="of:=[.Q74]-[.Q62]" office:value-type="float" office:value="13.3333333333333">
            <text:p>13,33</text:p>
          </table:table-cell>
          <table:table-cell table:style-name="ce1"/>
          <table:table-cell office:value-type="float" office:value="162">
            <text:p>162,00</text:p>
          </table:table-cell>
          <table:table-cell table:formula="of:=SUM([.T72:.T74])/3" office:value-type="float" office:value="145.333333333333">
            <text:p>145,33</text:p>
          </table:table-cell>
          <table:table-cell table:formula="of:=SUM([.T69:.T74])/6" office:value-type="float" office:value="142.5">
            <text:p>142,50</text:p>
          </table:table-cell>
          <table:table-cell table:formula="of:=SUM([.T63:.T74])/12" office:value-type="float" office:value="147.166666666667">
            <text:p>147,17</text:p>
          </table:table-cell>
          <table:table-cell table:formula="of:=[.W74]-[.W62]" office:value-type="float" office:value="13.4166666666667">
            <text:p>13,42</text:p>
          </table:table-cell>
        </table:table-row>
        <table:table-row table:style-name="ro1">
          <table:table-cell table:style-name="ce1"/>
          <table:table-cell office:value-type="float" office:value="171">
            <text:p>171,00</text:p>
          </table:table-cell>
          <table:table-cell table:formula="of:=SUM([.B73:.B75])/3" office:value-type="float" office:value="168.666666666667">
            <text:p>168,67</text:p>
          </table:table-cell>
          <table:table-cell table:formula="of:=SUM([.B70:.B75])/6" office:value-type="float" office:value="162.833333333333">
            <text:p>162,83</text:p>
          </table:table-cell>
          <table:table-cell table:formula="of:=SUM([.B64:.B75])/12" office:value-type="float" office:value="162.916666666667">
            <text:p>162,92</text:p>
          </table:table-cell>
          <table:table-cell table:formula="of:=[.E75]-[.E63]" office:value-type="float" office:value="1.16666666666666">
            <text:p>1,17</text:p>
          </table:table-cell>
          <table:table-cell table:style-name="ce1"/>
          <table:table-cell office:value-type="float" office:value="678">
            <text:p>678,00</text:p>
          </table:table-cell>
          <table:table-cell table:formula="of:=SUM([.H73:.H75])/3" office:value-type="float" office:value="686">
            <text:p>686,00</text:p>
          </table:table-cell>
          <table:table-cell table:formula="of:=SUM([.H70:.H75])/6" office:value-type="float" office:value="648.666666666667">
            <text:p>648,67</text:p>
          </table:table-cell>
          <table:table-cell table:formula="of:=SUM([.H64:.H75])/12" office:value-type="float" office:value="635.083333333333">
            <text:p>635,08</text:p>
          </table:table-cell>
          <table:table-cell table:formula="of:=[.K75]-[.K63]" office:value-type="float" office:value="90.0833333333334">
            <text:p>90,08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N73:.N75])/3" office:value-type="float" office:value="110">
            <text:p>110,00</text:p>
          </table:table-cell>
          <table:table-cell table:formula="of:=SUM([.N70:.N75])/6" office:value-type="float" office:value="103.166666666667">
            <text:p>103,17</text:p>
          </table:table-cell>
          <table:table-cell table:formula="of:=SUM([.N64:.N75])/12" office:value-type="float" office:value="104.583333333333">
            <text:p>104,58</text:p>
          </table:table-cell>
          <table:table-cell table:formula="of:=[.Q75]-[.Q63]" office:value-type="float" office:value="9.5">
            <text:p>9,50</text:p>
          </table:table-cell>
          <table:table-cell table:style-name="ce1"/>
          <table:table-cell office:value-type="float" office:value="142">
            <text:p>142,00</text:p>
          </table:table-cell>
          <table:table-cell table:formula="of:=SUM([.T73:.T75])/3" office:value-type="float" office:value="153">
            <text:p>153,00</text:p>
          </table:table-cell>
          <table:table-cell table:formula="of:=SUM([.T70:.T75])/6" office:value-type="float" office:value="139.166666666667">
            <text:p>139,17</text:p>
          </table:table-cell>
          <table:table-cell table:formula="of:=SUM([.T64:.T75])/12" office:value-type="float" office:value="145.416666666667">
            <text:p>145,42</text:p>
          </table:table-cell>
          <table:table-cell table:formula="of:=[.W75]-[.W63]" office:value-type="float" office:value="8.08333333333331">
            <text:p>8,08</text:p>
          </table:table-cell>
        </table:table-row>
        <table:table-row table:style-name="ro1">
          <table:table-cell table:style-name="ce1"/>
          <table:table-cell office:value-type="float" office:value="155">
            <text:p>155,00</text:p>
          </table:table-cell>
          <table:table-cell table:formula="of:=SUM([.B74:.B76])/3" office:value-type="float" office:value="167.666666666667">
            <text:p>167,67</text:p>
          </table:table-cell>
          <table:table-cell table:formula="of:=SUM([.B71:.B76])/6" office:value-type="float" office:value="163.833333333333">
            <text:p>163,83</text:p>
          </table:table-cell>
          <table:table-cell table:formula="of:=SUM([.B65:.B76])/12" office:value-type="float" office:value="158.75">
            <text:p>158,75</text:p>
          </table:table-cell>
          <table:table-cell table:formula="of:=[.E76]-[.E64]" office:value-type="float" office:value="-12">
            <text:p>-12,00</text:p>
          </table:table-cell>
          <table:table-cell table:style-name="ce1"/>
          <table:table-cell office:value-type="float" office:value="636">
            <text:p>636,00</text:p>
          </table:table-cell>
          <table:table-cell table:formula="of:=SUM([.H74:.H76])/3" office:value-type="float" office:value="671">
            <text:p>671,00</text:p>
          </table:table-cell>
          <table:table-cell table:formula="of:=SUM([.H71:.H76])/6" office:value-type="float" office:value="652.666666666667">
            <text:p>652,67</text:p>
          </table:table-cell>
          <table:table-cell table:formula="of:=SUM([.H65:.H76])/12" office:value-type="float" office:value="631">
            <text:p>631,00</text:p>
          </table:table-cell>
          <table:table-cell table:formula="of:=[.K76]-[.K64]" office:value-type="float" office:value="60.3333333333334">
            <text:p>60,33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N74:.N76])/3" office:value-type="float" office:value="109">
            <text:p>109,00</text:p>
          </table:table-cell>
          <table:table-cell table:formula="of:=SUM([.N71:.N76])/6" office:value-type="float" office:value="102.666666666667">
            <text:p>102,67</text:p>
          </table:table-cell>
          <table:table-cell table:formula="of:=SUM([.N65:.N76])/12" office:value-type="float" office:value="104.5">
            <text:p>104,50</text:p>
          </table:table-cell>
          <table:table-cell table:formula="of:=[.Q76]-[.Q64]" office:value-type="float" office:value="6.75">
            <text:p>6,75</text:p>
          </table:table-cell>
          <table:table-cell table:style-name="ce1"/>
          <table:table-cell office:value-type="float" office:value="145">
            <text:p>145,00</text:p>
          </table:table-cell>
          <table:table-cell table:formula="of:=SUM([.T74:.T76])/3" office:value-type="float" office:value="149.666666666667">
            <text:p>149,67</text:p>
          </table:table-cell>
          <table:table-cell table:formula="of:=SUM([.T71:.T76])/6" office:value-type="float" office:value="145.833333333333">
            <text:p>145,83</text:p>
          </table:table-cell>
          <table:table-cell table:formula="of:=SUM([.T65:.T76])/12" office:value-type="float" office:value="147.333333333333">
            <text:p>147,33</text:p>
          </table:table-cell>
          <table:table-cell table:formula="of:=[.W76]-[.W64]" office:value-type="float" office:value="8.83333333333334">
            <text:p>8,83</text:p>
          </table:table-cell>
        </table:table-row>
        <table:table-row table:style-name="ro1">
          <table:table-cell table:style-name="ce1"/>
          <table:table-cell office:value-type="float" office:value="148">
            <text:p>148,00</text:p>
          </table:table-cell>
          <table:table-cell table:formula="of:=SUM([.B75:.B77])/3" office:value-type="float" office:value="158">
            <text:p>158,00</text:p>
          </table:table-cell>
          <table:table-cell table:formula="of:=SUM([.B72:.B77])/6" office:value-type="float" office:value="160.333333333333">
            <text:p>160,33</text:p>
          </table:table-cell>
          <table:table-cell table:formula="of:=SUM([.B66:.B77])/12" office:value-type="float" office:value="154.833333333333">
            <text:p>154,83</text:p>
          </table:table-cell>
          <table:table-cell table:formula="of:=[.E77]-[.E65]" office:value-type="float" office:value="-21.1666666666667">
            <text:p>-21,17</text:p>
          </table:table-cell>
          <table:table-cell table:style-name="ce1"/>
          <table:table-cell office:value-type="float" office:value="620">
            <text:p>620,00</text:p>
          </table:table-cell>
          <table:table-cell table:formula="of:=SUM([.H75:.H77])/3" office:value-type="float" office:value="644.666666666667">
            <text:p>644,67</text:p>
          </table:table-cell>
          <table:table-cell table:formula="of:=SUM([.H72:.H77])/6" office:value-type="float" office:value="651.5">
            <text:p>651,50</text:p>
          </table:table-cell>
          <table:table-cell table:formula="of:=SUM([.H66:.H77])/12" office:value-type="float" office:value="624.583333333333">
            <text:p>624,58</text:p>
          </table:table-cell>
          <table:table-cell table:formula="of:=[.K77]-[.K65]" office:value-type="float" office:value="30.5833333333334">
            <text:p>30,58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75:.N77])/3" office:value-type="float" office:value="104">
            <text:p>104,00</text:p>
          </table:table-cell>
          <table:table-cell table:formula="of:=SUM([.N72:.N77])/6" office:value-type="float" office:value="102.666666666667">
            <text:p>102,67</text:p>
          </table:table-cell>
          <table:table-cell table:formula="of:=SUM([.N66:.N77])/12" office:value-type="float" office:value="103.5">
            <text:p>103,50</text:p>
          </table:table-cell>
          <table:table-cell table:formula="of:=[.Q77]-[.Q65]" office:value-type="float" office:value="4.41666666666667">
            <text:p>4,42</text:p>
          </table:table-cell>
          <table:table-cell table:style-name="ce1"/>
          <table:table-cell office:value-type="float" office:value="148">
            <text:p>148,00</text:p>
          </table:table-cell>
          <table:table-cell table:formula="of:=SUM([.T75:.T77])/3" office:value-type="float" office:value="145">
            <text:p>145,00</text:p>
          </table:table-cell>
          <table:table-cell table:formula="of:=SUM([.T72:.T77])/6" office:value-type="float" office:value="145.166666666667">
            <text:p>145,17</text:p>
          </table:table-cell>
          <table:table-cell table:formula="of:=SUM([.T66:.T77])/12" office:value-type="float" office:value="149.416666666667">
            <text:p>149,42</text:p>
          </table:table-cell>
          <table:table-cell table:formula="of:=[.W77]-[.W65]" office:value-type="float" office:value="10.3333333333333">
            <text:p>10,33</text:p>
          </table:table-cell>
        </table:table-row>
        <table:table-row table:style-name="ro1">
          <table:table-cell table:style-name="ce1"/>
          <table:table-cell office:value-type="float" office:value="133">
            <text:p>133,00</text:p>
          </table:table-cell>
          <table:table-cell table:formula="of:=SUM([.B76:.B78])/3" office:value-type="float" office:value="145.333333333333">
            <text:p>145,33</text:p>
          </table:table-cell>
          <table:table-cell table:formula="of:=SUM([.B73:.B78])/6" office:value-type="float" office:value="157">
            <text:p>157,00</text:p>
          </table:table-cell>
          <table:table-cell table:formula="of:=SUM([.B67:.B78])/12" office:value-type="float" office:value="152.75">
            <text:p>152,75</text:p>
          </table:table-cell>
          <table:table-cell table:formula="of:=[.E78]-[.E66]" office:value-type="float" office:value="-26.6666666666667">
            <text:p>-26,67</text:p>
          </table:table-cell>
          <table:table-cell table:style-name="ce1"/>
          <table:table-cell office:value-type="float" office:value="572">
            <text:p>572,00</text:p>
          </table:table-cell>
          <table:table-cell table:formula="of:=SUM([.H76:.H78])/3" office:value-type="float" office:value="609.333333333333">
            <text:p>609,33</text:p>
          </table:table-cell>
          <table:table-cell table:formula="of:=SUM([.H73:.H78])/6" office:value-type="float" office:value="647.666666666667">
            <text:p>647,67</text:p>
          </table:table-cell>
          <table:table-cell table:formula="of:=SUM([.H67:.H78])/12" office:value-type="float" office:value="622.166666666667">
            <text:p>622,17</text:p>
          </table:table-cell>
          <table:table-cell table:formula="of:=[.K78]-[.K66]" office:value-type="float" office:value="13.0833333333333">
            <text:p>13,08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N76:.N78])/3" office:value-type="float" office:value="98">
            <text:p>98,00</text:p>
          </table:table-cell>
          <table:table-cell table:formula="of:=SUM([.N73:.N78])/6" office:value-type="float" office:value="104">
            <text:p>104,00</text:p>
          </table:table-cell>
          <table:table-cell table:formula="of:=SUM([.N67:.N78])/12" office:value-type="float" office:value="102.916666666667">
            <text:p>102,92</text:p>
          </table:table-cell>
          <table:table-cell table:formula="of:=[.Q78]-[.Q66]" office:value-type="float" office:value="2.66666666666667">
            <text:p>2,67</text:p>
          </table:table-cell>
          <table:table-cell table:style-name="ce1"/>
          <table:table-cell office:value-type="float" office:value="137">
            <text:p>137,00</text:p>
          </table:table-cell>
          <table:table-cell table:formula="of:=SUM([.T76:.T78])/3" office:value-type="float" office:value="143.333333333333">
            <text:p>143,33</text:p>
          </table:table-cell>
          <table:table-cell table:formula="of:=SUM([.T73:.T78])/6" office:value-type="float" office:value="148.166666666667">
            <text:p>148,17</text:p>
          </table:table-cell>
          <table:table-cell table:formula="of:=SUM([.T67:.T78])/12" office:value-type="float" office:value="151.416666666667">
            <text:p>151,42</text:p>
          </table:table-cell>
          <table:table-cell table:formula="of:=[.W78]-[.W66]" office:value-type="float" office:value="13.5833333333333">
            <text:p>13,58</text:p>
          </table:table-cell>
        </table:table-row>
        <table:table-row table:style-name="ro1">
          <table:table-cell table:style-name="ce1"/>
          <table:table-cell office:value-type="float" office:value="133">
            <text:p>133,00</text:p>
          </table:table-cell>
          <table:table-cell table:formula="of:=SUM([.B77:.B79])/3" office:value-type="float" office:value="138">
            <text:p>138,00</text:p>
          </table:table-cell>
          <table:table-cell table:formula="of:=SUM([.B74:.B79])/6" office:value-type="float" office:value="152.833333333333">
            <text:p>152,83</text:p>
          </table:table-cell>
          <table:table-cell table:formula="of:=SUM([.B68:.B79])/12" office:value-type="float" office:value="153.083333333333">
            <text:p>153,08</text:p>
          </table:table-cell>
          <table:table-cell table:formula="of:=[.E79]-[.E67]" office:value-type="float" office:value="-27.5">
            <text:p>-27,50</text:p>
          </table:table-cell>
          <table:table-cell table:style-name="ce1"/>
          <table:table-cell office:value-type="float" office:value="566">
            <text:p>566,00</text:p>
          </table:table-cell>
          <table:table-cell table:formula="of:=SUM([.H77:.H79])/3" office:value-type="float" office:value="586">
            <text:p>586,00</text:p>
          </table:table-cell>
          <table:table-cell table:formula="of:=SUM([.H74:.H79])/6" office:value-type="float" office:value="628.5">
            <text:p>628,50</text:p>
          </table:table-cell>
          <table:table-cell table:formula="of:=SUM([.H68:.H79])/12" office:value-type="float" office:value="621.166666666667">
            <text:p>621,17</text:p>
          </table:table-cell>
          <table:table-cell table:formula="of:=[.K79]-[.K67]" office:value-type="float" office:value="-2.83333333333337">
            <text:p>-2,83</text:p>
          </table:table-cell>
          <table:table-cell table:style-name="ce1"/>
          <table:table-cell office:value-type="float" office:value="94">
            <text:p>94,00</text:p>
          </table:table-cell>
          <table:table-cell table:formula="of:=SUM([.N77:.N79])/3" office:value-type="float" office:value="94.3333333333333">
            <text:p>94,33</text:p>
          </table:table-cell>
          <table:table-cell table:formula="of:=SUM([.N74:.N79])/6" office:value-type="float" office:value="101.666666666667">
            <text:p>101,67</text:p>
          </table:table-cell>
          <table:table-cell table:formula="of:=SUM([.N68:.N79])/12" office:value-type="float" office:value="101.916666666667">
            <text:p>101,92</text:p>
          </table:table-cell>
          <table:table-cell table:formula="of:=[.Q79]-[.Q67]" office:value-type="float" office:value="-0.25">
            <text:p>-0,25</text:p>
          </table:table-cell>
          <table:table-cell table:style-name="ce1"/>
          <table:table-cell office:value-type="float" office:value="115">
            <text:p>115,00</text:p>
          </table:table-cell>
          <table:table-cell table:formula="of:=SUM([.T77:.T79])/3" office:value-type="float" office:value="133.333333333333">
            <text:p>133,33</text:p>
          </table:table-cell>
          <table:table-cell table:formula="of:=SUM([.T74:.T79])/6" office:value-type="float" office:value="141.5">
            <text:p>141,50</text:p>
          </table:table-cell>
          <table:table-cell table:formula="of:=SUM([.T68:.T79])/12" office:value-type="float" office:value="149.333333333333">
            <text:p>149,33</text:p>
          </table:table-cell>
          <table:table-cell table:formula="of:=[.W79]-[.W67]" office:value-type="float" office:value="7.33333333333334">
            <text:p>7,33</text:p>
          </table:table-cell>
        </table:table-row>
        <table:table-row table:style-name="ro1">
          <table:table-cell table:style-name="ce1"/>
          <table:table-cell office:value-type="float" office:value="154">
            <text:p>154,00</text:p>
          </table:table-cell>
          <table:table-cell table:formula="of:=SUM([.B78:.B80])/3" office:value-type="float" office:value="140">
            <text:p>140,00</text:p>
          </table:table-cell>
          <table:table-cell table:formula="of:=SUM([.B75:.B80])/6" office:value-type="float" office:value="149">
            <text:p>149,00</text:p>
          </table:table-cell>
          <table:table-cell table:formula="of:=SUM([.B69:.B80])/12" office:value-type="float" office:value="154.5">
            <text:p>154,50</text:p>
          </table:table-cell>
          <table:table-cell table:formula="of:=[.E80]-[.E68]" office:value-type="float" office:value="-26.8333333333333">
            <text:p>-26,83</text:p>
          </table:table-cell>
          <table:table-cell table:style-name="ce1"/>
          <table:table-cell office:value-type="float" office:value="651">
            <text:p>651,00</text:p>
          </table:table-cell>
          <table:table-cell table:formula="of:=SUM([.H78:.H80])/3" office:value-type="float" office:value="596.333333333333">
            <text:p>596,33</text:p>
          </table:table-cell>
          <table:table-cell table:formula="of:=SUM([.H75:.H80])/6" office:value-type="float" office:value="620.5">
            <text:p>620,50</text:p>
          </table:table-cell>
          <table:table-cell table:formula="of:=SUM([.H69:.H80])/12" office:value-type="float" office:value="628.333333333333">
            <text:p>628,33</text:p>
          </table:table-cell>
          <table:table-cell table:formula="of:=[.K80]-[.K68]" office:value-type="float" office:value="-5.83333333333326">
            <text:p>-5,83</text:p>
          </table:table-cell>
          <table:table-cell table:style-name="ce1"/>
          <table:table-cell office:value-type="float" office:value="100">
            <text:p>100,00</text:p>
          </table:table-cell>
          <table:table-cell table:formula="of:=SUM([.N78:.N80])/3" office:value-type="float" office:value="96.6666666666667">
            <text:p>96,67</text:p>
          </table:table-cell>
          <table:table-cell table:formula="of:=SUM([.N75:.N80])/6" office:value-type="float" office:value="100.333333333333">
            <text:p>100,33</text:p>
          </table:table-cell>
          <table:table-cell table:formula="of:=SUM([.N69:.N80])/12" office:value-type="float" office:value="100.833333333333">
            <text:p>100,83</text:p>
          </table:table-cell>
          <table:table-cell table:formula="of:=[.Q80]-[.Q68]" office:value-type="float" office:value="-3.58333333333334">
            <text:p>-3,58</text:p>
          </table:table-cell>
          <table:table-cell table:style-name="ce1"/>
          <table:table-cell office:value-type="float" office:value="101">
            <text:p>101,00</text:p>
          </table:table-cell>
          <table:table-cell table:formula="of:=SUM([.T78:.T80])/3" office:value-type="float" office:value="117.666666666667">
            <text:p>117,67</text:p>
          </table:table-cell>
          <table:table-cell table:formula="of:=SUM([.T75:.T80])/6" office:value-type="float" office:value="131.333333333333">
            <text:p>131,33</text:p>
          </table:table-cell>
          <table:table-cell table:formula="of:=SUM([.T69:.T80])/12" office:value-type="float" office:value="136.916666666667">
            <text:p>136,92</text:p>
          </table:table-cell>
          <table:table-cell table:formula="of:=[.W80]-[.W68]" office:value-type="float" office:value="-17.1666666666667">
            <text:p>-17,17</text:p>
          </table:table-cell>
        </table:table-row>
        <table:table-row table:style-name="ro1">
          <table:table-cell table:style-name="ce1"/>
          <table:table-cell office:value-type="float" office:value="187">
            <text:p>187,00</text:p>
          </table:table-cell>
          <table:table-cell table:formula="of:=SUM([.B79:.B81])/3" office:value-type="float" office:value="158">
            <text:p>158,00</text:p>
          </table:table-cell>
          <table:table-cell table:formula="of:=SUM([.B76:.B81])/6" office:value-type="float" office:value="151.666666666667">
            <text:p>151,67</text:p>
          </table:table-cell>
          <table:table-cell table:formula="of:=SUM([.B70:.B81])/12" office:value-type="float" office:value="157.25">
            <text:p>157,25</text:p>
          </table:table-cell>
          <table:table-cell table:formula="of:=[.E81]-[.E69]" office:value-type="float" office:value="-23.8333333333333">
            <text:p>-23,83</text:p>
          </table:table-cell>
          <table:table-cell table:style-name="ce1"/>
          <table:table-cell office:value-type="float" office:value="660">
            <text:p>660,00</text:p>
          </table:table-cell>
          <table:table-cell table:formula="of:=SUM([.H79:.H81])/3" office:value-type="float" office:value="625.666666666667">
            <text:p>625,67</text:p>
          </table:table-cell>
          <table:table-cell table:formula="of:=SUM([.H76:.H81])/6" office:value-type="float" office:value="617.5">
            <text:p>617,50</text:p>
          </table:table-cell>
          <table:table-cell table:formula="of:=SUM([.H70:.H81])/12" office:value-type="float" office:value="633.083333333333">
            <text:p>633,08</text:p>
          </table:table-cell>
          <table:table-cell table:formula="of:=[.K81]-[.K69]" office:value-type="float" office:value="-9.33333333333326">
            <text:p>-9,33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79:.N81])/3" office:value-type="float" office:value="95.6666666666667">
            <text:p>95,67</text:p>
          </table:table-cell>
          <table:table-cell table:formula="of:=SUM([.N76:.N81])/6" office:value-type="float" office:value="96.8333333333333">
            <text:p>96,83</text:p>
          </table:table-cell>
          <table:table-cell table:formula="of:=SUM([.N70:.N81])/12" office:value-type="float" office:value="100">
            <text:p>100,00</text:p>
          </table:table-cell>
          <table:table-cell table:formula="of:=[.Q81]-[.Q69]" office:value-type="float" office:value="-5.5">
            <text:p>-5,50</text:p>
          </table:table-cell>
          <table:table-cell table:style-name="ce1"/>
          <table:table-cell office:value-type="float" office:value="137">
            <text:p>137,00</text:p>
          </table:table-cell>
          <table:table-cell table:formula="of:=SUM([.T79:.T81])/3" office:value-type="float" office:value="117.666666666667">
            <text:p>117,67</text:p>
          </table:table-cell>
          <table:table-cell table:formula="of:=SUM([.T76:.T81])/6" office:value-type="float" office:value="130.5">
            <text:p>130,50</text:p>
          </table:table-cell>
          <table:table-cell table:formula="of:=SUM([.T70:.T81])/12" office:value-type="float" office:value="134.833333333333">
            <text:p>134,83</text:p>
          </table:table-cell>
          <table:table-cell table:formula="of:=[.W81]-[.W69]" office:value-type="float" office:value="-21.9166666666667">
            <text:p>-21,92</text:p>
          </table:table-cell>
        </table:table-row>
        <table:table-row table:style-name="ro1">
          <table:table-cell table:style-name="ce1"/>
          <table:table-cell office:value-type="float" office:value="201">
            <text:p>201,00</text:p>
          </table:table-cell>
          <table:table-cell table:formula="of:=SUM([.B80:.B82])/3" office:value-type="float" office:value="180.666666666667">
            <text:p>180,67</text:p>
          </table:table-cell>
          <table:table-cell table:formula="of:=SUM([.B77:.B82])/6" office:value-type="float" office:value="159.333333333333">
            <text:p>159,33</text:p>
          </table:table-cell>
          <table:table-cell table:formula="of:=SUM([.B71:.B82])/12" office:value-type="float" office:value="161.583333333333">
            <text:p>161,58</text:p>
          </table:table-cell>
          <table:table-cell table:formula="of:=[.E82]-[.E70]" office:value-type="float" office:value="-20">
            <text:p>-20,00</text:p>
          </table:table-cell>
          <table:table-cell table:style-name="ce1"/>
          <table:table-cell office:value-type="float" office:value="753">
            <text:p>753,00</text:p>
          </table:table-cell>
          <table:table-cell table:formula="of:=SUM([.H80:.H82])/3" office:value-type="float" office:value="688">
            <text:p>688,00</text:p>
          </table:table-cell>
          <table:table-cell table:formula="of:=SUM([.H77:.H82])/6" office:value-type="float" office:value="637">
            <text:p>637,00</text:p>
          </table:table-cell>
          <table:table-cell table:formula="of:=SUM([.H71:.H82])/12" office:value-type="float" office:value="644.833333333333">
            <text:p>644,83</text:p>
          </table:table-cell>
          <table:table-cell table:formula="of:=[.K82]-[.K70]" office:value-type="float" office:value="-6">
            <text:p>-6,00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N80:.N82])/3" office:value-type="float" office:value="100">
            <text:p>100,00</text:p>
          </table:table-cell>
          <table:table-cell table:formula="of:=SUM([.N77:.N82])/6" office:value-type="float" office:value="97.1666666666667">
            <text:p>97,17</text:p>
          </table:table-cell>
          <table:table-cell table:formula="of:=SUM([.N71:.N82])/12" office:value-type="float" office:value="99.9166666666667">
            <text:p>99,92</text:p>
          </table:table-cell>
          <table:table-cell table:formula="of:=[.Q82]-[.Q70]" office:value-type="float" office:value="-6.5">
            <text:p>-6,50</text:p>
          </table:table-cell>
          <table:table-cell table:style-name="ce1"/>
          <table:table-cell office:value-type="float" office:value="223">
            <text:p>223,00</text:p>
          </table:table-cell>
          <table:table-cell table:formula="of:=SUM([.T80:.T82])/3" office:value-type="float" office:value="153.666666666667">
            <text:p>153,67</text:p>
          </table:table-cell>
          <table:table-cell table:formula="of:=SUM([.T77:.T82])/6" office:value-type="float" office:value="143.5">
            <text:p>143,50</text:p>
          </table:table-cell>
          <table:table-cell table:formula="of:=SUM([.T71:.T82])/12" office:value-type="float" office:value="144.666666666667">
            <text:p>144,67</text:p>
          </table:table-cell>
          <table:table-cell table:formula="of:=[.W82]-[.W70]" office:value-type="float" office:value="-8.5">
            <text:p>-8,50</text:p>
          </table:table-cell>
        </table:table-row>
        <table:table-row table:style-name="ro1">
          <table:table-cell table:style-name="ce1"/>
          <table:table-cell office:value-type="float" office:value="179">
            <text:p>179,00</text:p>
          </table:table-cell>
          <table:table-cell table:formula="of:=SUM([.B81:.B83])/3" office:value-type="float" office:value="189">
            <text:p>189,00</text:p>
          </table:table-cell>
          <table:table-cell table:formula="of:=SUM([.B78:.B83])/6" office:value-type="float" office:value="164.5">
            <text:p>164,50</text:p>
          </table:table-cell>
          <table:table-cell table:formula="of:=SUM([.B72:.B83])/12" office:value-type="float" office:value="162.416666666667">
            <text:p>162,42</text:p>
          </table:table-cell>
          <table:table-cell table:formula="of:=[.E83]-[.E71]" office:value-type="float" office:value="-16.75">
            <text:p>-16,75</text:p>
          </table:table-cell>
          <table:table-cell table:style-name="ce1"/>
          <table:table-cell office:value-type="float" office:value="701">
            <text:p>701,00</text:p>
          </table:table-cell>
          <table:table-cell table:formula="of:=SUM([.H81:.H83])/3" office:value-type="float" office:value="704.666666666667">
            <text:p>704,67</text:p>
          </table:table-cell>
          <table:table-cell table:formula="of:=SUM([.H78:.H83])/6" office:value-type="float" office:value="650.5">
            <text:p>650,50</text:p>
          </table:table-cell>
          <table:table-cell table:formula="of:=SUM([.H72:.H83])/12" office:value-type="float" office:value="651">
            <text:p>651,00</text:p>
          </table:table-cell>
          <table:table-cell table:formula="of:=[.K83]-[.K71]" office:value-type="float" office:value="0">
            <text:p>0,00</text:p>
          </table:table-cell>
          <table:table-cell table:style-name="ce1"/>
          <table:table-cell office:value-type="float" office:value="98">
            <text:p>98,00</text:p>
          </table:table-cell>
          <table:table-cell table:formula="of:=SUM([.N81:.N83])/3" office:value-type="float" office:value="99.3333333333333">
            <text:p>99,33</text:p>
          </table:table-cell>
          <table:table-cell table:formula="of:=SUM([.N78:.N83])/6" office:value-type="float" office:value="98">
            <text:p>98,00</text:p>
          </table:table-cell>
          <table:table-cell table:formula="of:=SUM([.N72:.N83])/12" office:value-type="float" office:value="100.333333333333">
            <text:p>100,33</text:p>
          </table:table-cell>
          <table:table-cell table:formula="of:=[.Q83]-[.Q71]" office:value-type="float" office:value="-5.83333333333334">
            <text:p>-5,83</text:p>
          </table:table-cell>
          <table:table-cell table:style-name="ce1"/>
          <table:table-cell office:value-type="float" office:value="260">
            <text:p>260,00</text:p>
          </table:table-cell>
          <table:table-cell table:formula="of:=SUM([.T81:.T83])/3" office:value-type="float" office:value="206.666666666667">
            <text:p>206,67</text:p>
          </table:table-cell>
          <table:table-cell table:formula="of:=SUM([.T78:.T83])/6" office:value-type="float" office:value="162.166666666667">
            <text:p>162,17</text:p>
          </table:table-cell>
          <table:table-cell table:formula="of:=SUM([.T72:.T83])/12" office:value-type="float" office:value="153.666666666667">
            <text:p>153,67</text:p>
          </table:table-cell>
          <table:table-cell table:formula="of:=[.W83]-[.W71]" office:value-type="float" office:value="5.41666666666666">
            <text:p>5,42</text:p>
          </table:table-cell>
        </table:table-row>
        <table:table-row table:style-name="ro1">
          <table:table-cell table:style-name="ce1"/>
          <table:table-cell office:value-type="float" office:value="165">
            <text:p>165,00</text:p>
          </table:table-cell>
          <table:table-cell table:formula="of:=SUM([.B82:.B84])/3" office:value-type="float" office:value="181.666666666667">
            <text:p>181,67</text:p>
          </table:table-cell>
          <table:table-cell table:formula="of:=SUM([.B79:.B84])/6" office:value-type="float" office:value="169.833333333333">
            <text:p>169,83</text:p>
          </table:table-cell>
          <table:table-cell table:formula="of:=SUM([.B73:.B84])/12" office:value-type="float" office:value="163.416666666667">
            <text:p>163,42</text:p>
          </table:table-cell>
          <table:table-cell table:formula="of:=[.E84]-[.E72]" office:value-type="float" office:value="-12.8333333333333">
            <text:p>-12,83</text:p>
          </table:table-cell>
          <table:table-cell table:style-name="ce1"/>
          <table:table-cell office:value-type="float" office:value="658">
            <text:p>658,00</text:p>
          </table:table-cell>
          <table:table-cell table:formula="of:=SUM([.H82:.H84])/3" office:value-type="float" office:value="704">
            <text:p>704,00</text:p>
          </table:table-cell>
          <table:table-cell table:formula="of:=SUM([.H79:.H84])/6" office:value-type="float" office:value="664.833333333333">
            <text:p>664,83</text:p>
          </table:table-cell>
          <table:table-cell table:formula="of:=SUM([.H73:.H84])/12" office:value-type="float" office:value="656.25">
            <text:p>656,25</text:p>
          </table:table-cell>
          <table:table-cell table:formula="of:=[.K84]-[.K72]" office:value-type="float" office:value="10">
            <text:p>10,00</text:p>
          </table:table-cell>
          <table:table-cell table:style-name="ce1"/>
          <table:table-cell office:value-type="float" office:value="111">
            <text:p>111,00</text:p>
          </table:table-cell>
          <table:table-cell table:formula="of:=SUM([.N82:.N84])/3" office:value-type="float" office:value="105.333333333333">
            <text:p>105,33</text:p>
          </table:table-cell>
          <table:table-cell table:formula="of:=SUM([.N79:.N84])/6" office:value-type="float" office:value="100.5">
            <text:p>100,50</text:p>
          </table:table-cell>
          <table:table-cell table:formula="of:=SUM([.N73:.N84])/12" office:value-type="float" office:value="102.25">
            <text:p>102,25</text:p>
          </table:table-cell>
          <table:table-cell table:formula="of:=[.Q84]-[.Q72]" office:value-type="float" office:value="-2.66666666666667">
            <text:p>-2,67</text:p>
          </table:table-cell>
          <table:table-cell table:style-name="ce1"/>
          <table:table-cell office:value-type="float" office:value="172">
            <text:p>172,00</text:p>
          </table:table-cell>
          <table:table-cell table:formula="of:=SUM([.T82:.T84])/3" office:value-type="float" office:value="218.333333333333">
            <text:p>218,33</text:p>
          </table:table-cell>
          <table:table-cell table:formula="of:=SUM([.T79:.T84])/6" office:value-type="float" office:value="168">
            <text:p>168,00</text:p>
          </table:table-cell>
          <table:table-cell table:formula="of:=SUM([.T73:.T84])/12" office:value-type="float" office:value="158.083333333333">
            <text:p>158,08</text:p>
          </table:table-cell>
          <table:table-cell table:formula="of:=[.W84]-[.W72]" office:value-type="float" office:value="11.5">
            <text:p>11,50</text:p>
          </table:table-cell>
        </table:table-row>
        <table:table-row table:style-name="ro1">
          <table:table-cell table:style-name="ce1" office:value-type="string">
            <text:p>Jan 2009</text:p>
          </table:table-cell>
          <table:table-cell office:value-type="float" office:value="204">
            <text:p>204,00</text:p>
          </table:table-cell>
          <table:table-cell table:formula="of:=SUM([.B83:.B85])/3" office:value-type="float" office:value="182.666666666667">
            <text:p>182,67</text:p>
          </table:table-cell>
          <table:table-cell table:formula="of:=SUM([.B80:.B85])/6" office:value-type="float" office:value="181.666666666667">
            <text:p>181,67</text:p>
          </table:table-cell>
          <table:table-cell table:formula="of:=SUM([.B74:.B85])/12" office:value-type="float" office:value="167.25">
            <text:p>167,25</text:p>
          </table:table-cell>
          <table:table-cell table:formula="of:=[.E85]-[.E73]" office:value-type="float" office:value="-3.58333333333334">
            <text:p>-3,58</text:p>
          </table:table-cell>
          <table:table-cell table:style-name="ce1" office:value-type="string">
            <text:p>Jan 2009</text:p>
          </table:table-cell>
          <table:table-cell office:value-type="float" office:value="748">
            <text:p>748,00</text:p>
          </table:table-cell>
          <table:table-cell table:formula="of:=SUM([.H83:.H85])/3" office:value-type="float" office:value="702.333333333333">
            <text:p>702,33</text:p>
          </table:table-cell>
          <table:table-cell table:formula="of:=SUM([.H80:.H85])/6" office:value-type="float" office:value="695.166666666667">
            <text:p>695,17</text:p>
          </table:table-cell>
          <table:table-cell table:formula="of:=SUM([.H74:.H85])/12" office:value-type="float" office:value="661.833333333333">
            <text:p>661,83</text:p>
          </table:table-cell>
          <table:table-cell table:formula="of:=[.K85]-[.K73]" office:value-type="float" office:value="16.1666666666667">
            <text:p>16,17</text:p>
          </table:table-cell>
          <table:table-cell table:style-name="ce1" office:value-type="string">
            <text:p>Jan 2009</text:p>
          </table:table-cell>
          <table:table-cell office:value-type="float" office:value="110">
            <text:p>110,00</text:p>
          </table:table-cell>
          <table:table-cell table:formula="of:=SUM([.N83:.N85])/3" office:value-type="float" office:value="106.333333333333">
            <text:p>106,33</text:p>
          </table:table-cell>
          <table:table-cell table:formula="of:=SUM([.N80:.N85])/6" office:value-type="float" office:value="103.166666666667">
            <text:p>103,17</text:p>
          </table:table-cell>
          <table:table-cell table:formula="of:=SUM([.N74:.N85])/12" office:value-type="float" office:value="102.416666666667">
            <text:p>102,42</text:p>
          </table:table-cell>
          <table:table-cell table:formula="of:=[.Q85]-[.Q73]" office:value-type="float" office:value="-2.25">
            <text:p>-2,25</text:p>
          </table:table-cell>
          <table:table-cell table:style-name="ce1" office:value-type="string">
            <text:p>Jan 2009</text:p>
          </table:table-cell>
          <table:table-cell office:value-type="float" office:value="118">
            <text:p>118,00</text:p>
          </table:table-cell>
          <table:table-cell table:formula="of:=SUM([.T83:.T85])/3" office:value-type="float" office:value="183.333333333333">
            <text:p>183,33</text:p>
          </table:table-cell>
          <table:table-cell table:formula="of:=SUM([.T80:.T85])/6" office:value-type="float" office:value="168.5">
            <text:p>168,50</text:p>
          </table:table-cell>
          <table:table-cell table:formula="of:=SUM([.T74:.T85])/12" office:value-type="float" office:value="155">
            <text:p>155,00</text:p>
          </table:table-cell>
          <table:table-cell table:formula="of:=[.W85]-[.W73]" office:value-type="float" office:value="6.91666666666666">
            <text:p>6,92</text:p>
          </table:table-cell>
        </table:table-row>
        <table:table-row table:style-name="ro1">
          <table:table-cell table:style-name="ce1"/>
          <table:table-cell office:value-type="float" office:value="162">
            <text:p>162,00</text:p>
          </table:table-cell>
          <table:table-cell table:formula="of:=SUM([.B84:.B86])/3" office:value-type="float" office:value="177">
            <text:p>177,00</text:p>
          </table:table-cell>
          <table:table-cell table:formula="of:=SUM([.B81:.B86])/6" office:value-type="float" office:value="183">
            <text:p>183,00</text:p>
          </table:table-cell>
          <table:table-cell table:formula="of:=SUM([.B75:.B86])/12" office:value-type="float" office:value="166">
            <text:p>166,00</text:p>
          </table:table-cell>
          <table:table-cell table:formula="of:=[.E86]-[.E74]" office:value-type="float" office:value="-0.833333333333343">
            <text:p>-0,83</text:p>
          </table:table-cell>
          <table:table-cell table:style-name="ce1"/>
          <table:table-cell office:value-type="float" office:value="696">
            <text:p>696,00</text:p>
          </table:table-cell>
          <table:table-cell table:formula="of:=SUM([.H84:.H86])/3" office:value-type="float" office:value="700.666666666667">
            <text:p>700,67</text:p>
          </table:table-cell>
          <table:table-cell table:formula="of:=SUM([.H81:.H86])/6" office:value-type="float" office:value="702.666666666667">
            <text:p>702,67</text:p>
          </table:table-cell>
          <table:table-cell table:formula="of:=SUM([.H75:.H86])/12" office:value-type="float" office:value="661.583333333333">
            <text:p>661,58</text:p>
          </table:table-cell>
          <table:table-cell table:formula="of:=[.K86]-[.K74]" office:value-type="float" office:value="17.9166666666667">
            <text:p>17,92</text:p>
          </table:table-cell>
          <table:table-cell table:style-name="ce1"/>
          <table:table-cell office:value-type="float" office:value="95">
            <text:p>95,00</text:p>
          </table:table-cell>
          <table:table-cell table:formula="of:=SUM([.N84:.N86])/3" office:value-type="float" office:value="105.333333333333">
            <text:p>105,33</text:p>
          </table:table-cell>
          <table:table-cell table:formula="of:=SUM([.N81:.N86])/6" office:value-type="float" office:value="102.333333333333">
            <text:p>102,33</text:p>
          </table:table-cell>
          <table:table-cell table:formula="of:=SUM([.N75:.N86])/12" office:value-type="float" office:value="101.333333333333">
            <text:p>101,33</text:p>
          </table:table-cell>
          <table:table-cell table:formula="of:=[.Q86]-[.Q74]" office:value-type="float" office:value="-3.25">
            <text:p>-3,25</text:p>
          </table:table-cell>
          <table:table-cell table:style-name="ce1"/>
          <table:table-cell office:value-type="float" office:value="109">
            <text:p>109,00</text:p>
          </table:table-cell>
          <table:table-cell table:formula="of:=SUM([.T84:.T86])/3" office:value-type="float" office:value="133">
            <text:p>133,00</text:p>
          </table:table-cell>
          <table:table-cell table:formula="of:=SUM([.T81:.T86])/6" office:value-type="float" office:value="169.833333333333">
            <text:p>169,83</text:p>
          </table:table-cell>
          <table:table-cell table:formula="of:=SUM([.T75:.T86])/12" office:value-type="float" office:value="150.583333333333">
            <text:p>150,58</text:p>
          </table:table-cell>
          <table:table-cell table:formula="of:=[.W86]-[.W74]" office:value-type="float" office:value="3.41666666666669">
            <text:p>3,42</text:p>
          </table:table-cell>
        </table:table-row>
        <table:table-row table:style-name="ro1">
          <table:table-cell table:style-name="ce1"/>
          <table:table-cell office:value-type="float" office:value="210">
            <text:p>210,00</text:p>
          </table:table-cell>
          <table:table-cell table:formula="of:=SUM([.B85:.B87])/3" office:value-type="float" office:value="192">
            <text:p>192,00</text:p>
          </table:table-cell>
          <table:table-cell table:formula="of:=SUM([.B82:.B87])/6" office:value-type="float" office:value="186.833333333333">
            <text:p>186,83</text:p>
          </table:table-cell>
          <table:table-cell table:formula="of:=SUM([.B76:.B87])/12" office:value-type="float" office:value="169.25">
            <text:p>169,25</text:p>
          </table:table-cell>
          <table:table-cell table:formula="of:=[.E87]-[.E75]" office:value-type="float" office:value="6.33333333333334">
            <text:p>6,33</text:p>
          </table:table-cell>
          <table:table-cell table:style-name="ce1"/>
          <table:table-cell office:value-type="float" office:value="807">
            <text:p>807,00</text:p>
          </table:table-cell>
          <table:table-cell table:formula="of:=SUM([.H85:.H87])/3" office:value-type="float" office:value="750.333333333333">
            <text:p>750,33</text:p>
          </table:table-cell>
          <table:table-cell table:formula="of:=SUM([.H82:.H87])/6" office:value-type="float" office:value="727.166666666667">
            <text:p>727,17</text:p>
          </table:table-cell>
          <table:table-cell table:formula="of:=SUM([.H76:.H87])/12" office:value-type="float" office:value="672.333333333333">
            <text:p>672,33</text:p>
          </table:table-cell>
          <table:table-cell table:formula="of:=[.K87]-[.K75]" office:value-type="float" office:value="37.25">
            <text:p>37,25</text:p>
          </table:table-cell>
          <table:table-cell table:style-name="ce1"/>
          <table:table-cell office:value-type="float" office:value="106">
            <text:p>106,00</text:p>
          </table:table-cell>
          <table:table-cell table:formula="of:=SUM([.N85:.N87])/3" office:value-type="float" office:value="103.666666666667">
            <text:p>103,67</text:p>
          </table:table-cell>
          <table:table-cell table:formula="of:=SUM([.N82:.N87])/6" office:value-type="float" office:value="104.5">
            <text:p>104,50</text:p>
          </table:table-cell>
          <table:table-cell table:formula="of:=SUM([.N76:.N87])/12" office:value-type="float" office:value="100.666666666667">
            <text:p>100,67</text:p>
          </table:table-cell>
          <table:table-cell table:formula="of:=[.Q87]-[.Q75]" office:value-type="float" office:value="-3.91666666666666">
            <text:p>-3,92</text:p>
          </table:table-cell>
          <table:table-cell table:style-name="ce1"/>
          <table:table-cell office:value-type="float" office:value="99">
            <text:p>99,00</text:p>
          </table:table-cell>
          <table:table-cell table:formula="of:=SUM([.T85:.T87])/3" office:value-type="float" office:value="108.666666666667">
            <text:p>108,67</text:p>
          </table:table-cell>
          <table:table-cell table:formula="of:=SUM([.T82:.T87])/6" office:value-type="float" office:value="163.5">
            <text:p>163,50</text:p>
          </table:table-cell>
          <table:table-cell table:formula="of:=SUM([.T76:.T87])/12" office:value-type="float" office:value="147">
            <text:p>147,00</text:p>
          </table:table-cell>
          <table:table-cell table:formula="of:=[.W87]-[.W75]" office:value-type="float" office:value="1.58333333333334">
            <text:p>1,58</text:p>
          </table:table-cell>
        </table:table-row>
        <table:table-row table:style-name="ro1">
          <table:table-cell table:style-name="ce1"/>
          <table:table-cell office:value-type="float" office:value="145">
            <text:p>145,00</text:p>
          </table:table-cell>
          <table:table-cell table:formula="of:=SUM([.B86:.B88])/3" office:value-type="float" office:value="172.333333333333">
            <text:p>172,33</text:p>
          </table:table-cell>
          <table:table-cell table:formula="of:=SUM([.B83:.B88])/6" office:value-type="float" office:value="177.5">
            <text:p>177,50</text:p>
          </table:table-cell>
          <table:table-cell table:formula="of:=SUM([.B77:.B88])/12" office:value-type="float" office:value="168.416666666667">
            <text:p>168,42</text:p>
          </table:table-cell>
          <table:table-cell table:formula="of:=[.E88]-[.E76]" office:value-type="float" office:value="9.66666666666666">
            <text:p>9,67</text:p>
          </table:table-cell>
          <table:table-cell table:style-name="ce1"/>
          <table:table-cell office:value-type="float" office:value="663">
            <text:p>663,00</text:p>
          </table:table-cell>
          <table:table-cell table:formula="of:=SUM([.H86:.H88])/3" office:value-type="float" office:value="722">
            <text:p>722,00</text:p>
          </table:table-cell>
          <table:table-cell table:formula="of:=SUM([.H83:.H88])/6" office:value-type="float" office:value="712.166666666667">
            <text:p>712,17</text:p>
          </table:table-cell>
          <table:table-cell table:formula="of:=SUM([.H77:.H88])/12" office:value-type="float" office:value="674.583333333333">
            <text:p>674,58</text:p>
          </table:table-cell>
          <table:table-cell table:formula="of:=[.K88]-[.K76]" office:value-type="float" office:value="43.5833333333334">
            <text:p>43,58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86:.N88])/3" office:value-type="float" office:value="97">
            <text:p>97,00</text:p>
          </table:table-cell>
          <table:table-cell table:formula="of:=SUM([.N83:.N88])/6" office:value-type="float" office:value="101.666666666667">
            <text:p>101,67</text:p>
          </table:table-cell>
          <table:table-cell table:formula="of:=SUM([.N77:.N88])/12" office:value-type="float" office:value="99.4166666666667">
            <text:p>99,42</text:p>
          </table:table-cell>
          <table:table-cell table:formula="of:=[.Q88]-[.Q76]" office:value-type="float" office:value="-5.08333333333333">
            <text:p>-5,08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T86:.T88])/3" office:value-type="float" office:value="105">
            <text:p>105,00</text:p>
          </table:table-cell>
          <table:table-cell table:formula="of:=SUM([.T83:.T88])/6" office:value-type="float" office:value="144.166666666667">
            <text:p>144,17</text:p>
          </table:table-cell>
          <table:table-cell table:formula="of:=SUM([.T77:.T88])/12" office:value-type="float" office:value="143.833333333333">
            <text:p>143,83</text:p>
          </table:table-cell>
          <table:table-cell table:formula="of:=[.W88]-[.W76]" office:value-type="float" office:value="-3.5">
            <text:p>-3,50</text:p>
          </table:table-cell>
        </table:table-row>
        <table:table-row table:style-name="ro1">
          <table:table-cell table:style-name="ce1"/>
          <table:table-cell office:value-type="float" office:value="181">
            <text:p>181,00</text:p>
          </table:table-cell>
          <table:table-cell table:formula="of:=SUM([.B87:.B89])/3" office:value-type="float" office:value="178.666666666667">
            <text:p>178,67</text:p>
          </table:table-cell>
          <table:table-cell table:formula="of:=SUM([.B84:.B89])/6" office:value-type="float" office:value="177.833333333333">
            <text:p>177,83</text:p>
          </table:table-cell>
          <table:table-cell table:formula="of:=SUM([.B78:.B89])/12" office:value-type="float" office:value="171.166666666667">
            <text:p>171,17</text:p>
          </table:table-cell>
          <table:table-cell table:formula="of:=[.E89]-[.E77]" office:value-type="float" office:value="16.3333333333333">
            <text:p>16,33</text:p>
          </table:table-cell>
          <table:table-cell table:style-name="ce1"/>
          <table:table-cell office:value-type="float" office:value="644">
            <text:p>644,00</text:p>
          </table:table-cell>
          <table:table-cell table:formula="of:=SUM([.H87:.H89])/3" office:value-type="float" office:value="704.666666666667">
            <text:p>704,67</text:p>
          </table:table-cell>
          <table:table-cell table:formula="of:=SUM([.H84:.H89])/6" office:value-type="float" office:value="702.666666666667">
            <text:p>702,67</text:p>
          </table:table-cell>
          <table:table-cell table:formula="of:=SUM([.H78:.H89])/12" office:value-type="float" office:value="676.583333333333">
            <text:p>676,58</text:p>
          </table:table-cell>
          <table:table-cell table:formula="of:=[.K89]-[.K77]" office:value-type="float" office:value="52">
            <text:p>52,00</text:p>
          </table:table-cell>
          <table:table-cell table:style-name="ce1"/>
          <table:table-cell office:value-type="float" office:value="84">
            <text:p>84,00</text:p>
          </table:table-cell>
          <table:table-cell table:formula="of:=SUM([.N87:.N89])/3" office:value-type="float" office:value="93.3333333333333">
            <text:p>93,33</text:p>
          </table:table-cell>
          <table:table-cell table:formula="of:=SUM([.N84:.N89])/6" office:value-type="float" office:value="99.3333333333333">
            <text:p>99,33</text:p>
          </table:table-cell>
          <table:table-cell table:formula="of:=SUM([.N78:.N89])/12" office:value-type="float" office:value="98.6666666666667">
            <text:p>98,67</text:p>
          </table:table-cell>
          <table:table-cell table:formula="of:=[.Q89]-[.Q77]" office:value-type="float" office:value="-4.83333333333333">
            <text:p>-4,83</text:p>
          </table:table-cell>
          <table:table-cell table:style-name="ce1"/>
          <table:table-cell office:value-type="float" office:value="88">
            <text:p>88,00</text:p>
          </table:table-cell>
          <table:table-cell table:formula="of:=SUM([.T87:.T89])/3" office:value-type="float" office:value="98">
            <text:p>98,00</text:p>
          </table:table-cell>
          <table:table-cell table:formula="of:=SUM([.T84:.T89])/6" office:value-type="float" office:value="115.5">
            <text:p>115,50</text:p>
          </table:table-cell>
          <table:table-cell table:formula="of:=SUM([.T78:.T89])/12" office:value-type="float" office:value="138.833333333333">
            <text:p>138,83</text:p>
          </table:table-cell>
          <table:table-cell table:formula="of:=[.W89]-[.W77]" office:value-type="float" office:value="-10.5833333333333">
            <text:p>-10,58</text:p>
          </table:table-cell>
        </table:table-row>
        <table:table-row table:style-name="ro1">
          <table:table-cell table:style-name="ce1"/>
          <table:table-cell office:value-type="float" office:value="147">
            <text:p>147,00</text:p>
          </table:table-cell>
          <table:table-cell table:formula="of:=SUM([.B88:.B90])/3" office:value-type="float" office:value="157.666666666667">
            <text:p>157,67</text:p>
          </table:table-cell>
          <table:table-cell table:formula="of:=SUM([.B85:.B90])/6" office:value-type="float" office:value="174.833333333333">
            <text:p>174,83</text:p>
          </table:table-cell>
          <table:table-cell table:formula="of:=SUM([.B79:.B90])/12" office:value-type="float" office:value="172.333333333333">
            <text:p>172,33</text:p>
          </table:table-cell>
          <table:table-cell table:formula="of:=[.E90]-[.E78]" office:value-type="float" office:value="19.5833333333333">
            <text:p>19,58</text:p>
          </table:table-cell>
          <table:table-cell table:style-name="ce1"/>
          <table:table-cell office:value-type="float" office:value="633">
            <text:p>633,00</text:p>
          </table:table-cell>
          <table:table-cell table:formula="of:=SUM([.H88:.H90])/3" office:value-type="float" office:value="646.666666666667">
            <text:p>646,67</text:p>
          </table:table-cell>
          <table:table-cell table:formula="of:=SUM([.H85:.H90])/6" office:value-type="float" office:value="698.5">
            <text:p>698,50</text:p>
          </table:table-cell>
          <table:table-cell table:formula="of:=SUM([.H79:.H90])/12" office:value-type="float" office:value="681.666666666667">
            <text:p>681,67</text:p>
          </table:table-cell>
          <table:table-cell table:formula="of:=[.K90]-[.K78]" office:value-type="float" office:value="59.5">
            <text:p>59,50</text:p>
          </table:table-cell>
          <table:table-cell table:style-name="ce1"/>
          <table:table-cell office:value-type="float" office:value="80">
            <text:p>80,00</text:p>
          </table:table-cell>
          <table:table-cell table:formula="of:=SUM([.N88:.N90])/3" office:value-type="float" office:value="84.6666666666667">
            <text:p>84,67</text:p>
          </table:table-cell>
          <table:table-cell table:formula="of:=SUM([.N85:.N90])/6" office:value-type="float" office:value="94.1666666666667">
            <text:p>94,17</text:p>
          </table:table-cell>
          <table:table-cell table:formula="of:=SUM([.N79:.N90])/12" office:value-type="float" office:value="97.3333333333333">
            <text:p>97,33</text:p>
          </table:table-cell>
          <table:table-cell table:formula="of:=[.Q90]-[.Q78]" office:value-type="float" office:value="-5.58333333333334">
            <text:p>-5,58</text:p>
          </table:table-cell>
          <table:table-cell table:style-name="ce1"/>
          <table:table-cell office:value-type="float" office:value="84">
            <text:p>84,00</text:p>
          </table:table-cell>
          <table:table-cell table:formula="of:=SUM([.T88:.T90])/3" office:value-type="float" office:value="93">
            <text:p>93,00</text:p>
          </table:table-cell>
          <table:table-cell table:formula="of:=SUM([.T85:.T90])/6" office:value-type="float" office:value="100.833333333333">
            <text:p>100,83</text:p>
          </table:table-cell>
          <table:table-cell table:formula="of:=SUM([.T79:.T90])/12" office:value-type="float" office:value="134.416666666667">
            <text:p>134,42</text:p>
          </table:table-cell>
          <table:table-cell table:formula="of:=[.W90]-[.W78]" office:value-type="float" office:value="-17">
            <text:p>-17,00</text:p>
          </table:table-cell>
        </table:table-row>
        <table:table-row table:style-name="ro1">
          <table:table-cell table:style-name="ce1"/>
          <table:table-cell office:value-type="float" office:value="148">
            <text:p>148,00</text:p>
          </table:table-cell>
          <table:table-cell table:formula="of:=SUM([.B89:.B91])/3" office:value-type="float" office:value="158.666666666667">
            <text:p>158,67</text:p>
          </table:table-cell>
          <table:table-cell table:formula="of:=SUM([.B86:.B91])/6" office:value-type="float" office:value="165.5">
            <text:p>165,50</text:p>
          </table:table-cell>
          <table:table-cell table:formula="of:=SUM([.B80:.B91])/12" office:value-type="float" office:value="173.583333333333">
            <text:p>173,58</text:p>
          </table:table-cell>
          <table:table-cell table:formula="of:=[.E91]-[.E79]" office:value-type="float" office:value="20.5">
            <text:p>20,50</text:p>
          </table:table-cell>
          <table:table-cell table:style-name="ce1"/>
          <table:table-cell office:value-type="float" office:value="563">
            <text:p>563,00</text:p>
          </table:table-cell>
          <table:table-cell table:formula="of:=SUM([.H89:.H91])/3" office:value-type="float" office:value="613.333333333333">
            <text:p>613,33</text:p>
          </table:table-cell>
          <table:table-cell table:formula="of:=SUM([.H86:.H91])/6" office:value-type="float" office:value="667.666666666667">
            <text:p>667,67</text:p>
          </table:table-cell>
          <table:table-cell table:formula="of:=SUM([.H80:.H91])/12" office:value-type="float" office:value="681.416666666667">
            <text:p>681,42</text:p>
          </table:table-cell>
          <table:table-cell table:formula="of:=[.K91]-[.K79]" office:value-type="float" office:value="60.25">
            <text:p>60,25</text:p>
          </table:table-cell>
          <table:table-cell table:style-name="ce1"/>
          <table:table-cell office:value-type="float" office:value="82">
            <text:p>82,00</text:p>
          </table:table-cell>
          <table:table-cell table:formula="of:=SUM([.N89:.N91])/3" office:value-type="float" office:value="82">
            <text:p>82,00</text:p>
          </table:table-cell>
          <table:table-cell table:formula="of:=SUM([.N86:.N91])/6" office:value-type="float" office:value="89.5">
            <text:p>89,50</text:p>
          </table:table-cell>
          <table:table-cell table:formula="of:=SUM([.N80:.N91])/12" office:value-type="float" office:value="96.3333333333333">
            <text:p>96,33</text:p>
          </table:table-cell>
          <table:table-cell table:formula="of:=[.Q91]-[.Q79]" office:value-type="float" office:value="-5.58333333333334">
            <text:p>-5,58</text:p>
          </table:table-cell>
          <table:table-cell table:style-name="ce1"/>
          <table:table-cell office:value-type="float" office:value="75">
            <text:p>75,00</text:p>
          </table:table-cell>
          <table:table-cell table:formula="of:=SUM([.T89:.T91])/3" office:value-type="float" office:value="82.3333333333333">
            <text:p>82,33</text:p>
          </table:table-cell>
          <table:table-cell table:formula="of:=SUM([.T86:.T91])/6" office:value-type="float" office:value="93.6666666666667">
            <text:p>93,67</text:p>
          </table:table-cell>
          <table:table-cell table:formula="of:=SUM([.T80:.T91])/12" office:value-type="float" office:value="131.083333333333">
            <text:p>131,08</text:p>
          </table:table-cell>
          <table:table-cell table:formula="of:=[.W91]-[.W79]" office:value-type="float" office:value="-18.25">
            <text:p>-18,25</text:p>
          </table:table-cell>
        </table:table-row>
        <table:table-row table:style-name="ro1">
          <table:table-cell table:style-name="ce1"/>
          <table:table-cell office:value-type="float" office:value="153">
            <text:p>153,00</text:p>
          </table:table-cell>
          <table:table-cell table:formula="of:=SUM([.B90:.B92])/3" office:value-type="float" office:value="149.333333333333">
            <text:p>149,33</text:p>
          </table:table-cell>
          <table:table-cell table:formula="of:=SUM([.B87:.B92])/6" office:value-type="float" office:value="164">
            <text:p>164,00</text:p>
          </table:table-cell>
          <table:table-cell table:formula="of:=SUM([.B81:.B92])/12" office:value-type="float" office:value="173.5">
            <text:p>173,50</text:p>
          </table:table-cell>
          <table:table-cell table:formula="of:=[.E92]-[.E80]" office:value-type="float" office:value="19">
            <text:p>19,00</text:p>
          </table:table-cell>
          <table:table-cell table:style-name="ce1"/>
          <table:table-cell office:value-type="float" office:value="635">
            <text:p>635,00</text:p>
          </table:table-cell>
          <table:table-cell table:formula="of:=SUM([.H90:.H92])/3" office:value-type="float" office:value="610.333333333333">
            <text:p>610,33</text:p>
          </table:table-cell>
          <table:table-cell table:formula="of:=SUM([.H87:.H92])/6" office:value-type="float" office:value="657.5">
            <text:p>657,50</text:p>
          </table:table-cell>
          <table:table-cell table:formula="of:=SUM([.H81:.H92])/12" office:value-type="float" office:value="680.083333333333">
            <text:p>680,08</text:p>
          </table:table-cell>
          <table:table-cell table:formula="of:=[.K92]-[.K80]" office:value-type="float" office:value="51.75">
            <text:p>51,75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N90:.N92])/3" office:value-type="float" office:value="86">
            <text:p>86,00</text:p>
          </table:table-cell>
          <table:table-cell table:formula="of:=SUM([.N87:.N92])/6" office:value-type="float" office:value="89.6666666666667">
            <text:p>89,67</text:p>
          </table:table-cell>
          <table:table-cell table:formula="of:=SUM([.N81:.N92])/12" office:value-type="float" office:value="96">
            <text:p>96,00</text:p>
          </table:table-cell>
          <table:table-cell table:formula="of:=[.Q92]-[.Q80]" office:value-type="float" office:value="-4.83333333333333">
            <text:p>-4,83</text:p>
          </table:table-cell>
          <table:table-cell table:style-name="ce1"/>
          <table:table-cell office:value-type="float" office:value="105">
            <text:p>105,00</text:p>
          </table:table-cell>
          <table:table-cell table:formula="of:=SUM([.T90:.T92])/3" office:value-type="float" office:value="88">
            <text:p>88,00</text:p>
          </table:table-cell>
          <table:table-cell table:formula="of:=SUM([.T87:.T92])/6" office:value-type="float" office:value="93">
            <text:p>93,00</text:p>
          </table:table-cell>
          <table:table-cell table:formula="of:=SUM([.T81:.T92])/12" office:value-type="float" office:value="131.416666666667">
            <text:p>131,42</text:p>
          </table:table-cell>
          <table:table-cell table:formula="of:=[.W92]-[.W80]" office:value-type="float" office:value="-5.5">
            <text:p>-5,50</text:p>
          </table:table-cell>
        </table:table-row>
        <table:table-row table:style-name="ro1">
          <table:table-cell table:style-name="ce1"/>
          <table:table-cell office:value-type="float" office:value="147">
            <text:p>147,00</text:p>
          </table:table-cell>
          <table:table-cell table:formula="of:=SUM([.B91:.B93])/3" office:value-type="float" office:value="149.333333333333">
            <text:p>149,33</text:p>
          </table:table-cell>
          <table:table-cell table:formula="of:=SUM([.B88:.B93])/6" office:value-type="float" office:value="153.5">
            <text:p>153,50</text:p>
          </table:table-cell>
          <table:table-cell table:formula="of:=SUM([.B82:.B93])/12" office:value-type="float" office:value="170.166666666667">
            <text:p>170,17</text:p>
          </table:table-cell>
          <table:table-cell table:formula="of:=[.E93]-[.E81]" office:value-type="float" office:value="12.9166666666667">
            <text:p>12,92</text:p>
          </table:table-cell>
          <table:table-cell table:style-name="ce1"/>
          <table:table-cell office:value-type="float" office:value="625">
            <text:p>625,00</text:p>
          </table:table-cell>
          <table:table-cell table:formula="of:=SUM([.H91:.H93])/3" office:value-type="float" office:value="607.666666666667">
            <text:p>607,67</text:p>
          </table:table-cell>
          <table:table-cell table:formula="of:=SUM([.H88:.H93])/6" office:value-type="float" office:value="627.166666666667">
            <text:p>627,17</text:p>
          </table:table-cell>
          <table:table-cell table:formula="of:=SUM([.H82:.H93])/12" office:value-type="float" office:value="677.166666666667">
            <text:p>677,17</text:p>
          </table:table-cell>
          <table:table-cell table:formula="of:=[.K93]-[.K81]" office:value-type="float" office:value="44.0833333333333">
            <text:p>44,08</text:p>
          </table:table-cell>
          <table:table-cell table:style-name="ce1"/>
          <table:table-cell office:value-type="float" office:value="94">
            <text:p>94,00</text:p>
          </table:table-cell>
          <table:table-cell table:formula="of:=SUM([.N91:.N93])/3" office:value-type="float" office:value="90.6666666666667">
            <text:p>90,67</text:p>
          </table:table-cell>
          <table:table-cell table:formula="of:=SUM([.N88:.N93])/6" office:value-type="float" office:value="87.6666666666667">
            <text:p>87,67</text:p>
          </table:table-cell>
          <table:table-cell table:formula="of:=SUM([.N82:.N93])/12" office:value-type="float" office:value="96.0833333333333">
            <text:p>96,08</text:p>
          </table:table-cell>
          <table:table-cell table:formula="of:=[.Q93]-[.Q81]" office:value-type="float" office:value="-3.91666666666667">
            <text:p>-3,92</text:p>
          </table:table-cell>
          <table:table-cell table:style-name="ce1"/>
          <table:table-cell office:value-type="float" office:value="116">
            <text:p>116,00</text:p>
          </table:table-cell>
          <table:table-cell table:formula="of:=SUM([.T91:.T93])/3" office:value-type="float" office:value="98.6666666666667">
            <text:p>98,67</text:p>
          </table:table-cell>
          <table:table-cell table:formula="of:=SUM([.T88:.T93])/6" office:value-type="float" office:value="95.8333333333333">
            <text:p>95,83</text:p>
          </table:table-cell>
          <table:table-cell table:formula="of:=SUM([.T82:.T93])/12" office:value-type="float" office:value="129.666666666667">
            <text:p>129,67</text:p>
          </table:table-cell>
          <table:table-cell table:formula="of:=[.W93]-[.W81]" office:value-type="float" office:value="-5.16666666666669">
            <text:p>-5,17</text:p>
          </table:table-cell>
        </table:table-row>
        <table:table-row table:style-name="ro1">
          <table:table-cell table:style-name="ce1"/>
          <table:table-cell office:value-type="float" office:value="167">
            <text:p>167,00</text:p>
          </table:table-cell>
          <table:table-cell table:formula="of:=SUM([.B92:.B94])/3" office:value-type="float" office:value="155.666666666667">
            <text:p>155,67</text:p>
          </table:table-cell>
          <table:table-cell table:formula="of:=SUM([.B89:.B94])/6" office:value-type="float" office:value="157.166666666667">
            <text:p>157,17</text:p>
          </table:table-cell>
          <table:table-cell table:formula="of:=SUM([.B83:.B94])/12" office:value-type="float" office:value="167.333333333333">
            <text:p>167,33</text:p>
          </table:table-cell>
          <table:table-cell table:formula="of:=[.E94]-[.E82]" office:value-type="float" office:value="5.75">
            <text:p>5,75</text:p>
          </table:table-cell>
          <table:table-cell table:style-name="ce1"/>
          <table:table-cell office:value-type="float" office:value="636">
            <text:p>636,00</text:p>
          </table:table-cell>
          <table:table-cell table:formula="of:=SUM([.H92:.H94])/3" office:value-type="float" office:value="632">
            <text:p>632,00</text:p>
          </table:table-cell>
          <table:table-cell table:formula="of:=SUM([.H89:.H94])/6" office:value-type="float" office:value="622.666666666667">
            <text:p>622,67</text:p>
          </table:table-cell>
          <table:table-cell table:formula="of:=SUM([.H83:.H94])/12" office:value-type="float" office:value="667.416666666667">
            <text:p>667,42</text:p>
          </table:table-cell>
          <table:table-cell table:formula="of:=[.K94]-[.K82]" office:value-type="float" office:value="22.5833333333333">
            <text:p>22,58</text:p>
          </table:table-cell>
          <table:table-cell table:style-name="ce1"/>
          <table:table-cell office:value-type="float" office:value="93">
            <text:p>93,00</text:p>
          </table:table-cell>
          <table:table-cell table:formula="of:=SUM([.N92:.N94])/3" office:value-type="float" office:value="94.3333333333333">
            <text:p>94,33</text:p>
          </table:table-cell>
          <table:table-cell table:formula="of:=SUM([.N89:.N94])/6" office:value-type="float" office:value="88.1666666666667">
            <text:p>88,17</text:p>
          </table:table-cell>
          <table:table-cell table:formula="of:=SUM([.N83:.N94])/12" office:value-type="float" office:value="94.9166666666667">
            <text:p>94,92</text:p>
          </table:table-cell>
          <table:table-cell table:formula="of:=[.Q94]-[.Q82]" office:value-type="float" office:value="-5">
            <text:p>-5,00</text:p>
          </table:table-cell>
          <table:table-cell table:style-name="ce1"/>
          <table:table-cell office:value-type="float" office:value="126">
            <text:p>126,00</text:p>
          </table:table-cell>
          <table:table-cell table:formula="of:=SUM([.T92:.T94])/3" office:value-type="float" office:value="115.666666666667">
            <text:p>115,67</text:p>
          </table:table-cell>
          <table:table-cell table:formula="of:=SUM([.T89:.T94])/6" office:value-type="float" office:value="99">
            <text:p>99,00</text:p>
          </table:table-cell>
          <table:table-cell table:formula="of:=SUM([.T83:.T94])/12" office:value-type="float" office:value="121.583333333333">
            <text:p>121,58</text:p>
          </table:table-cell>
          <table:table-cell table:formula="of:=[.W94]-[.W82]" office:value-type="float" office:value="-23.0833333333333">
            <text:p>-23,08</text:p>
          </table:table-cell>
        </table:table-row>
        <table:table-row table:style-name="ro1">
          <table:table-cell table:style-name="ce1"/>
          <table:table-cell office:value-type="float" office:value="195">
            <text:p>195,00</text:p>
          </table:table-cell>
          <table:table-cell table:formula="of:=SUM([.B93:.B95])/3" office:value-type="float" office:value="169.666666666667">
            <text:p>169,67</text:p>
          </table:table-cell>
          <table:table-cell table:formula="of:=SUM([.B90:.B95])/6" office:value-type="float" office:value="159.5">
            <text:p>159,50</text:p>
          </table:table-cell>
          <table:table-cell table:formula="of:=SUM([.B84:.B95])/12" office:value-type="float" office:value="168.666666666667">
            <text:p>168,67</text:p>
          </table:table-cell>
          <table:table-cell table:formula="of:=[.E95]-[.E83]" office:value-type="float" office:value="6.25">
            <text:p>6,25</text:p>
          </table:table-cell>
          <table:table-cell table:style-name="ce1"/>
          <table:table-cell office:value-type="float" office:value="685">
            <text:p>685,00</text:p>
          </table:table-cell>
          <table:table-cell table:formula="of:=SUM([.H93:.H95])/3" office:value-type="float" office:value="648.666666666667">
            <text:p>648,67</text:p>
          </table:table-cell>
          <table:table-cell table:formula="of:=SUM([.H90:.H95])/6" office:value-type="float" office:value="629.5">
            <text:p>629,50</text:p>
          </table:table-cell>
          <table:table-cell table:formula="of:=SUM([.H84:.H95])/12" office:value-type="float" office:value="666.083333333333">
            <text:p>666,08</text:p>
          </table:table-cell>
          <table:table-cell table:formula="of:=[.K95]-[.K83]" office:value-type="float" office:value="15.0833333333334">
            <text:p>15,08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93:.N95])/3" office:value-type="float" office:value="89.3333333333333">
            <text:p>89,33</text:p>
          </table:table-cell>
          <table:table-cell table:formula="of:=SUM([.N90:.N95])/6" office:value-type="float" office:value="87.6666666666667">
            <text:p>87,67</text:p>
          </table:table-cell>
          <table:table-cell table:formula="of:=SUM([.N84:.N95])/12" office:value-type="float" office:value="93.5">
            <text:p>93,50</text:p>
          </table:table-cell>
          <table:table-cell table:formula="of:=[.Q95]-[.Q83]" office:value-type="float" office:value="-6.83333333333333">
            <text:p>-6,83</text:p>
          </table:table-cell>
          <table:table-cell table:style-name="ce1"/>
          <table:table-cell office:value-type="float" office:value="133">
            <text:p>133,00</text:p>
          </table:table-cell>
          <table:table-cell table:formula="of:=SUM([.T93:.T95])/3" office:value-type="float" office:value="125">
            <text:p>125,00</text:p>
          </table:table-cell>
          <table:table-cell table:formula="of:=SUM([.T90:.T95])/6" office:value-type="float" office:value="106.5">
            <text:p>106,50</text:p>
          </table:table-cell>
          <table:table-cell table:formula="of:=SUM([.T84:.T95])/12" office:value-type="float" office:value="111">
            <text:p>111,00</text:p>
          </table:table-cell>
          <table:table-cell table:formula="of:=[.W95]-[.W83]" office:value-type="float" office:value="-42.6666666666667">
            <text:p>-42,67</text:p>
          </table:table-cell>
        </table:table-row>
        <table:table-row table:style-name="ro1">
          <table:table-cell table:style-name="ce1"/>
          <table:table-cell office:value-type="float" office:value="135">
            <text:p>135,00</text:p>
          </table:table-cell>
          <table:table-cell table:formula="of:=SUM([.B94:.B96])/3" office:value-type="float" office:value="165.666666666667">
            <text:p>165,67</text:p>
          </table:table-cell>
          <table:table-cell table:formula="of:=SUM([.B91:.B96])/6" office:value-type="float" office:value="157.5">
            <text:p>157,50</text:p>
          </table:table-cell>
          <table:table-cell table:formula="of:=SUM([.B85:.B96])/12" office:value-type="float" office:value="166.166666666667">
            <text:p>166,17</text:p>
          </table:table-cell>
          <table:table-cell table:formula="of:=[.E96]-[.E84]" office:value-type="float" office:value="2.75">
            <text:p>2,75</text:p>
          </table:table-cell>
          <table:table-cell table:style-name="ce1"/>
          <table:table-cell office:value-type="float" office:value="610">
            <text:p>610,00</text:p>
          </table:table-cell>
          <table:table-cell table:formula="of:=SUM([.H94:.H96])/3" office:value-type="float" office:value="643.666666666667">
            <text:p>643,67</text:p>
          </table:table-cell>
          <table:table-cell table:formula="of:=SUM([.H91:.H96])/6" office:value-type="float" office:value="625.666666666667">
            <text:p>625,67</text:p>
          </table:table-cell>
          <table:table-cell table:formula="of:=SUM([.H85:.H96])/12" office:value-type="float" office:value="662.083333333333">
            <text:p>662,08</text:p>
          </table:table-cell>
          <table:table-cell table:formula="of:=[.K96]-[.K84]" office:value-type="float" office:value="5.83333333333337">
            <text:p>5,83</text:p>
          </table:table-cell>
          <table:table-cell table:style-name="ce1"/>
          <table:table-cell office:value-type="float" office:value="86">
            <text:p>86,00</text:p>
          </table:table-cell>
          <table:table-cell table:formula="of:=SUM([.N94:.N96])/3" office:value-type="float" office:value="86.6666666666667">
            <text:p>86,67</text:p>
          </table:table-cell>
          <table:table-cell table:formula="of:=SUM([.N91:.N96])/6" office:value-type="float" office:value="88.6666666666667">
            <text:p>88,67</text:p>
          </table:table-cell>
          <table:table-cell table:formula="of:=SUM([.N85:.N96])/12" office:value-type="float" office:value="91.4166666666667">
            <text:p>91,42</text:p>
          </table:table-cell>
          <table:table-cell table:formula="of:=[.Q96]-[.Q84]" office:value-type="float" office:value="-10.8333333333333">
            <text:p>-10,83</text:p>
          </table:table-cell>
          <table:table-cell table:style-name="ce1"/>
          <table:table-cell office:value-type="float" office:value="133">
            <text:p>133,00</text:p>
          </table:table-cell>
          <table:table-cell table:formula="of:=SUM([.T94:.T96])/3" office:value-type="float" office:value="130.666666666667">
            <text:p>130,67</text:p>
          </table:table-cell>
          <table:table-cell table:formula="of:=SUM([.T91:.T96])/6" office:value-type="float" office:value="114.666666666667">
            <text:p>114,67</text:p>
          </table:table-cell>
          <table:table-cell table:formula="of:=SUM([.T85:.T96])/12" office:value-type="float" office:value="107.75">
            <text:p>107,75</text:p>
          </table:table-cell>
          <table:table-cell table:formula="of:=[.W96]-[.W84]" office:value-type="float" office:value="-50.3333333333333">
            <text:p>-50,33</text:p>
          </table:table-cell>
        </table:table-row>
        <table:table-row table:style-name="ro1">
          <table:table-cell table:style-name="ce1" office:value-type="string">
            <text:p>Jan 2010</text:p>
          </table:table-cell>
          <table:table-cell office:value-type="float" office:value="174">
            <text:p>174,00</text:p>
          </table:table-cell>
          <table:table-cell table:formula="of:=SUM([.B95:.B97])/3" office:value-type="float" office:value="168">
            <text:p>168,00</text:p>
          </table:table-cell>
          <table:table-cell table:formula="of:=SUM([.B92:.B97])/6" office:value-type="float" office:value="161.833333333333">
            <text:p>161,83</text:p>
          </table:table-cell>
          <table:table-cell table:formula="of:=SUM([.B86:.B97])/12" office:value-type="float" office:value="163.666666666667">
            <text:p>163,67</text:p>
          </table:table-cell>
          <table:table-cell table:formula="of:=[.E97]-[.E85]" office:value-type="float" office:value="-3.58333333333334">
            <text:p>-3,58</text:p>
          </table:table-cell>
          <table:table-cell table:style-name="ce1" office:value-type="string">
            <text:p>Jan 2010</text:p>
          </table:table-cell>
          <table:table-cell office:value-type="float" office:value="660">
            <text:p>660,00</text:p>
          </table:table-cell>
          <table:table-cell table:formula="of:=SUM([.H95:.H97])/3" office:value-type="float" office:value="651.666666666667">
            <text:p>651,67</text:p>
          </table:table-cell>
          <table:table-cell table:formula="of:=SUM([.H92:.H97])/6" office:value-type="float" office:value="641.833333333333">
            <text:p>641,83</text:p>
          </table:table-cell>
          <table:table-cell table:formula="of:=SUM([.H86:.H97])/12" office:value-type="float" office:value="654.75">
            <text:p>654,75</text:p>
          </table:table-cell>
          <table:table-cell table:formula="of:=[.K97]-[.K85]" office:value-type="float" office:value="-7.08333333333337">
            <text:p>-7,08</text:p>
          </table:table-cell>
          <table:table-cell table:style-name="ce1" office:value-type="string">
            <text:p>Jan 2010</text:p>
          </table:table-cell>
          <table:table-cell office:value-type="float" office:value="97">
            <text:p>97,00</text:p>
          </table:table-cell>
          <table:table-cell table:formula="of:=SUM([.N95:.N97])/3" office:value-type="float" office:value="88">
            <text:p>88,00</text:p>
          </table:table-cell>
          <table:table-cell table:formula="of:=SUM([.N92:.N97])/6" office:value-type="float" office:value="91.1666666666667">
            <text:p>91,17</text:p>
          </table:table-cell>
          <table:table-cell table:formula="of:=SUM([.N86:.N97])/12" office:value-type="float" office:value="90.3333333333333">
            <text:p>90,33</text:p>
          </table:table-cell>
          <table:table-cell table:formula="of:=[.Q97]-[.Q85]" office:value-type="float" office:value="-12.0833333333333">
            <text:p>-12,08</text:p>
          </table:table-cell>
          <table:table-cell table:style-name="ce1" office:value-type="string">
            <text:p>Jan 2010</text:p>
          </table:table-cell>
          <table:table-cell office:value-type="float" office:value="125">
            <text:p>125,00</text:p>
          </table:table-cell>
          <table:table-cell table:formula="of:=SUM([.T95:.T97])/3" office:value-type="float" office:value="130.333333333333">
            <text:p>130,33</text:p>
          </table:table-cell>
          <table:table-cell table:formula="of:=SUM([.T92:.T97])/6" office:value-type="float" office:value="123">
            <text:p>123,00</text:p>
          </table:table-cell>
          <table:table-cell table:formula="of:=SUM([.T86:.T97])/12" office:value-type="float" office:value="108.333333333333">
            <text:p>108,33</text:p>
          </table:table-cell>
          <table:table-cell table:formula="of:=[.W97]-[.W85]" office:value-type="float" office:value="-46.6666666666667">
            <text:p>-46,67</text:p>
          </table:table-cell>
        </table:table-row>
        <table:table-row table:style-name="ro1">
          <table:table-cell table:style-name="ce1"/>
          <table:table-cell office:value-type="float" office:value="160">
            <text:p>160,00</text:p>
          </table:table-cell>
          <table:table-cell table:formula="of:=SUM([.B96:.B98])/3" office:value-type="float" office:value="156.333333333333">
            <text:p>156,33</text:p>
          </table:table-cell>
          <table:table-cell table:formula="of:=SUM([.B93:.B98])/6" office:value-type="float" office:value="163">
            <text:p>163,00</text:p>
          </table:table-cell>
          <table:table-cell table:formula="of:=SUM([.B87:.B98])/12" office:value-type="float" office:value="163.5">
            <text:p>163,50</text:p>
          </table:table-cell>
          <table:table-cell table:formula="of:=[.E98]-[.E86]" office:value-type="float" office:value="-2.5">
            <text:p>-2,50</text:p>
          </table:table-cell>
          <table:table-cell table:style-name="ce1"/>
          <table:table-cell office:value-type="float" office:value="658">
            <text:p>658,00</text:p>
          </table:table-cell>
          <table:table-cell table:formula="of:=SUM([.H96:.H98])/3" office:value-type="float" office:value="642.666666666667">
            <text:p>642,67</text:p>
          </table:table-cell>
          <table:table-cell table:formula="of:=SUM([.H93:.H98])/6" office:value-type="float" office:value="645.666666666667">
            <text:p>645,67</text:p>
          </table:table-cell>
          <table:table-cell table:formula="of:=SUM([.H87:.H98])/12" office:value-type="float" office:value="651.583333333333">
            <text:p>651,58</text:p>
          </table:table-cell>
          <table:table-cell table:formula="of:=[.K98]-[.K86]" office:value-type="float" office:value="-10">
            <text:p>-10,00</text:p>
          </table:table-cell>
          <table:table-cell table:style-name="ce1"/>
          <table:table-cell office:value-type="float" office:value="102">
            <text:p>102,00</text:p>
          </table:table-cell>
          <table:table-cell table:formula="of:=SUM([.N96:.N98])/3" office:value-type="float" office:value="95">
            <text:p>95,00</text:p>
          </table:table-cell>
          <table:table-cell table:formula="of:=SUM([.N93:.N98])/6" office:value-type="float" office:value="92.1666666666667">
            <text:p>92,17</text:p>
          </table:table-cell>
          <table:table-cell table:formula="of:=SUM([.N87:.N98])/12" office:value-type="float" office:value="90.9166666666667">
            <text:p>90,92</text:p>
          </table:table-cell>
          <table:table-cell table:formula="of:=[.Q98]-[.Q86]" office:value-type="float" office:value="-10.4166666666667">
            <text:p>-10,42</text:p>
          </table:table-cell>
          <table:table-cell table:style-name="ce1"/>
          <table:table-cell office:value-type="float" office:value="136">
            <text:p>136,00</text:p>
          </table:table-cell>
          <table:table-cell table:formula="of:=SUM([.T96:.T98])/3" office:value-type="float" office:value="131.333333333333">
            <text:p>131,33</text:p>
          </table:table-cell>
          <table:table-cell table:formula="of:=SUM([.T93:.T98])/6" office:value-type="float" office:value="128.166666666667">
            <text:p>128,17</text:p>
          </table:table-cell>
          <table:table-cell table:formula="of:=SUM([.T87:.T98])/12" office:value-type="float" office:value="110.583333333333">
            <text:p>110,58</text:p>
          </table:table-cell>
          <table:table-cell table:formula="of:=[.W98]-[.W86]" office:value-type="float" office:value="-40">
            <text:p>-40,00</text:p>
          </table:table-cell>
        </table:table-row>
        <table:table-row table:style-name="ro1">
          <table:table-cell table:style-name="ce1"/>
          <table:table-cell office:value-type="float" office:value="171">
            <text:p>171,00</text:p>
          </table:table-cell>
          <table:table-cell table:formula="of:=SUM([.B97:.B99])/3" office:value-type="float" office:value="168.333333333333">
            <text:p>168,33</text:p>
          </table:table-cell>
          <table:table-cell table:formula="of:=SUM([.B94:.B99])/6" office:value-type="float" office:value="167">
            <text:p>167,00</text:p>
          </table:table-cell>
          <table:table-cell table:formula="of:=SUM([.B88:.B99])/12" office:value-type="float" office:value="160.25">
            <text:p>160,25</text:p>
          </table:table-cell>
          <table:table-cell table:formula="of:=[.E99]-[.E87]" office:value-type="float" office:value="-9">
            <text:p>-9,00</text:p>
          </table:table-cell>
          <table:table-cell table:style-name="ce1"/>
          <table:table-cell office:value-type="float" office:value="709">
            <text:p>709,00</text:p>
          </table:table-cell>
          <table:table-cell table:formula="of:=SUM([.H97:.H99])/3" office:value-type="float" office:value="675.666666666667">
            <text:p>675,67</text:p>
          </table:table-cell>
          <table:table-cell table:formula="of:=SUM([.H94:.H99])/6" office:value-type="float" office:value="659.666666666667">
            <text:p>659,67</text:p>
          </table:table-cell>
          <table:table-cell table:formula="of:=SUM([.H88:.H99])/12" office:value-type="float" office:value="643.416666666667">
            <text:p>643,42</text:p>
          </table:table-cell>
          <table:table-cell table:formula="of:=[.K99]-[.K87]" office:value-type="float" office:value="-28.9166666666667">
            <text:p>-28,92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97:.N99])/3" office:value-type="float" office:value="96.3333333333333">
            <text:p>96,33</text:p>
          </table:table-cell>
          <table:table-cell table:formula="of:=SUM([.N94:.N99])/6" office:value-type="float" office:value="91.5">
            <text:p>91,50</text:p>
          </table:table-cell>
          <table:table-cell table:formula="of:=SUM([.N88:.N99])/12" office:value-type="float" office:value="89.5833333333333">
            <text:p>89,58</text:p>
          </table:table-cell>
          <table:table-cell table:formula="of:=[.Q99]-[.Q87]" office:value-type="float" office:value="-11.0833333333333">
            <text:p>-11,08</text:p>
          </table:table-cell>
          <table:table-cell table:style-name="ce1"/>
          <table:table-cell office:value-type="float" office:value="128">
            <text:p>128,00</text:p>
          </table:table-cell>
          <table:table-cell table:formula="of:=SUM([.T97:.T99])/3" office:value-type="float" office:value="129.666666666667">
            <text:p>129,67</text:p>
          </table:table-cell>
          <table:table-cell table:formula="of:=SUM([.T94:.T99])/6" office:value-type="float" office:value="130.166666666667">
            <text:p>130,17</text:p>
          </table:table-cell>
          <table:table-cell table:formula="of:=SUM([.T88:.T99])/12" office:value-type="float" office:value="113">
            <text:p>113,00</text:p>
          </table:table-cell>
          <table:table-cell table:formula="of:=[.W99]-[.W87]" office:value-type="float" office:value="-34">
            <text:p>-34,00</text:p>
          </table:table-cell>
        </table:table-row>
        <table:table-row table:style-name="ro1">
          <table:table-cell table:style-name="ce1"/>
          <table:table-cell office:value-type="float" office:value="180">
            <text:p>180,00</text:p>
          </table:table-cell>
          <table:table-cell table:formula="of:=SUM([.B98:.B100])/3" office:value-type="float" office:value="170.333333333333">
            <text:p>170,33</text:p>
          </table:table-cell>
          <table:table-cell table:formula="of:=SUM([.B95:.B100])/6" office:value-type="float" office:value="169.166666666667">
            <text:p>169,17</text:p>
          </table:table-cell>
          <table:table-cell table:formula="of:=SUM([.B89:.B100])/12" office:value-type="float" office:value="163.166666666667">
            <text:p>163,17</text:p>
          </table:table-cell>
          <table:table-cell table:formula="of:=[.E100]-[.E88]" office:value-type="float" office:value="-5.25">
            <text:p>-5,25</text:p>
          </table:table-cell>
          <table:table-cell table:style-name="ce1"/>
          <table:table-cell office:value-type="float" office:value="657">
            <text:p>657,00</text:p>
          </table:table-cell>
          <table:table-cell table:formula="of:=SUM([.H98:.H100])/3" office:value-type="float" office:value="674.666666666667">
            <text:p>674,67</text:p>
          </table:table-cell>
          <table:table-cell table:formula="of:=SUM([.H95:.H100])/6" office:value-type="float" office:value="663.166666666667">
            <text:p>663,17</text:p>
          </table:table-cell>
          <table:table-cell table:formula="of:=SUM([.H89:.H100])/12" office:value-type="float" office:value="642.916666666667">
            <text:p>642,92</text:p>
          </table:table-cell>
          <table:table-cell table:formula="of:=[.K100]-[.K88]" office:value-type="float" office:value="-31.6666666666667">
            <text:p>-31,67</text:p>
          </table:table-cell>
          <table:table-cell table:style-name="ce1"/>
          <table:table-cell office:value-type="float" office:value="103">
            <text:p>103,00</text:p>
          </table:table-cell>
          <table:table-cell table:formula="of:=SUM([.N98:.N100])/3" office:value-type="float" office:value="98.3333333333333">
            <text:p>98,33</text:p>
          </table:table-cell>
          <table:table-cell table:formula="of:=SUM([.N95:.N100])/6" office:value-type="float" office:value="93.1666666666667">
            <text:p>93,17</text:p>
          </table:table-cell>
          <table:table-cell table:formula="of:=SUM([.N89:.N100])/12" office:value-type="float" office:value="90.6666666666667">
            <text:p>90,67</text:p>
          </table:table-cell>
          <table:table-cell table:formula="of:=[.Q100]-[.Q88]" office:value-type="float" office:value="-8.75">
            <text:p>-8,75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T98:.T100])/3" office:value-type="float" office:value="123.666666666667">
            <text:p>123,67</text:p>
          </table:table-cell>
          <table:table-cell table:formula="of:=SUM([.T95:.T100])/6" office:value-type="float" office:value="127">
            <text:p>127,00</text:p>
          </table:table-cell>
          <table:table-cell table:formula="of:=SUM([.T89:.T100])/12" office:value-type="float" office:value="113">
            <text:p>113,00</text:p>
          </table:table-cell>
          <table:table-cell table:formula="of:=[.W100]-[.W88]" office:value-type="float" office:value="-30.8333333333333">
            <text:p>-30,83</text:p>
          </table:table-cell>
        </table:table-row>
        <table:table-row table:style-name="ro1">
          <table:table-cell table:style-name="ce1"/>
          <table:table-cell office:value-type="float" office:value="165">
            <text:p>165,00</text:p>
          </table:table-cell>
          <table:table-cell table:formula="of:=SUM([.B99:.B101])/3" office:value-type="float" office:value="172">
            <text:p>172,00</text:p>
          </table:table-cell>
          <table:table-cell table:formula="of:=SUM([.B96:.B101])/6" office:value-type="float" office:value="164.166666666667">
            <text:p>164,17</text:p>
          </table:table-cell>
          <table:table-cell table:formula="of:=SUM([.B90:.B101])/12" office:value-type="float" office:value="161.833333333333">
            <text:p>161,83</text:p>
          </table:table-cell>
          <table:table-cell table:formula="of:=[.E101]-[.E89]" office:value-type="float" office:value="-9.33333333333331">
            <text:p>-9,33</text:p>
          </table:table-cell>
          <table:table-cell table:style-name="ce1"/>
          <table:table-cell office:value-type="float" office:value="677">
            <text:p>677,00</text:p>
          </table:table-cell>
          <table:table-cell table:formula="of:=SUM([.H99:.H101])/3" office:value-type="float" office:value="681">
            <text:p>681,00</text:p>
          </table:table-cell>
          <table:table-cell table:formula="of:=SUM([.H96:.H101])/6" office:value-type="float" office:value="661.833333333333">
            <text:p>661,83</text:p>
          </table:table-cell>
          <table:table-cell table:formula="of:=SUM([.H90:.H101])/12" office:value-type="float" office:value="645.666666666667">
            <text:p>645,67</text:p>
          </table:table-cell>
          <table:table-cell table:formula="of:=[.K101]-[.K89]" office:value-type="float" office:value="-30.9166666666667">
            <text:p>-30,92</text:p>
          </table:table-cell>
          <table:table-cell table:style-name="ce1"/>
          <table:table-cell office:value-type="float" office:value="99">
            <text:p>99,00</text:p>
          </table:table-cell>
          <table:table-cell table:formula="of:=SUM([.N99:.N101])/3" office:value-type="float" office:value="97.3333333333333">
            <text:p>97,33</text:p>
          </table:table-cell>
          <table:table-cell table:formula="of:=SUM([.N96:.N101])/6" office:value-type="float" office:value="96.1666666666667">
            <text:p>96,17</text:p>
          </table:table-cell>
          <table:table-cell table:formula="of:=SUM([.N90:.N101])/12" office:value-type="float" office:value="91.9166666666667">
            <text:p>91,92</text:p>
          </table:table-cell>
          <table:table-cell table:formula="of:=[.Q101]-[.Q89]" office:value-type="float" office:value="-6.75">
            <text:p>-6,75</text:p>
          </table:table-cell>
          <table:table-cell table:style-name="ce1"/>
          <table:table-cell office:value-type="float" office:value="139">
            <text:p>139,00</text:p>
          </table:table-cell>
          <table:table-cell table:formula="of:=SUM([.T99:.T101])/3" office:value-type="float" office:value="124.666666666667">
            <text:p>124,67</text:p>
          </table:table-cell>
          <table:table-cell table:formula="of:=SUM([.T96:.T101])/6" office:value-type="float" office:value="128">
            <text:p>128,00</text:p>
          </table:table-cell>
          <table:table-cell table:formula="of:=SUM([.T90:.T101])/12" office:value-type="float" office:value="117.25">
            <text:p>117,25</text:p>
          </table:table-cell>
          <table:table-cell table:formula="of:=[.W101]-[.W89]" office:value-type="float" office:value="-21.5833333333333">
            <text:p>-21,58</text:p>
          </table:table-cell>
        </table:table-row>
        <table:table-row table:style-name="ro1">
          <table:table-cell table:style-name="ce1"/>
          <table:table-cell office:value-type="float" office:value="115">
            <text:p>115,00</text:p>
          </table:table-cell>
          <table:table-cell table:formula="of:=SUM([.B100:.B102])/3" office:value-type="float" office:value="153.333333333333">
            <text:p>153,33</text:p>
          </table:table-cell>
          <table:table-cell table:formula="of:=SUM([.B97:.B102])/6" office:value-type="float" office:value="160.833333333333">
            <text:p>160,83</text:p>
          </table:table-cell>
          <table:table-cell table:formula="of:=SUM([.B91:.B102])/12" office:value-type="float" office:value="159.166666666667">
            <text:p>159,17</text:p>
          </table:table-cell>
          <table:table-cell table:formula="of:=[.E102]-[.E90]" office:value-type="float" office:value="-13.1666666666667">
            <text:p>-13,17</text:p>
          </table:table-cell>
          <table:table-cell table:style-name="ce1"/>
          <table:table-cell office:value-type="float" office:value="576">
            <text:p>576,00</text:p>
          </table:table-cell>
          <table:table-cell table:formula="of:=SUM([.H100:.H102])/3" office:value-type="float" office:value="636.666666666667">
            <text:p>636,67</text:p>
          </table:table-cell>
          <table:table-cell table:formula="of:=SUM([.H97:.H102])/6" office:value-type="float" office:value="656.166666666667">
            <text:p>656,17</text:p>
          </table:table-cell>
          <table:table-cell table:formula="of:=SUM([.H91:.H102])/12" office:value-type="float" office:value="640.916666666667">
            <text:p>640,92</text:p>
          </table:table-cell>
          <table:table-cell table:formula="of:=[.K102]-[.K90]" office:value-type="float" office:value="-40.75">
            <text:p>-40,75</text:p>
          </table:table-cell>
          <table:table-cell table:style-name="ce1"/>
          <table:table-cell office:value-type="float" office:value="91">
            <text:p>91,00</text:p>
          </table:table-cell>
          <table:table-cell table:formula="of:=SUM([.N100:.N102])/3" office:value-type="float" office:value="97.6666666666667">
            <text:p>97,67</text:p>
          </table:table-cell>
          <table:table-cell table:formula="of:=SUM([.N97:.N102])/6" office:value-type="float" office:value="97">
            <text:p>97,00</text:p>
          </table:table-cell>
          <table:table-cell table:formula="of:=SUM([.N91:.N102])/12" office:value-type="float" office:value="92.8333333333333">
            <text:p>92,83</text:p>
          </table:table-cell>
          <table:table-cell table:formula="of:=[.Q102]-[.Q90]" office:value-type="float" office:value="-4.5">
            <text:p>-4,50</text:p>
          </table:table-cell>
          <table:table-cell table:style-name="ce1"/>
          <table:table-cell office:value-type="float" office:value="126">
            <text:p>126,00</text:p>
          </table:table-cell>
          <table:table-cell table:formula="of:=SUM([.T100:.T102])/3" office:value-type="float" office:value="124">
            <text:p>124,00</text:p>
          </table:table-cell>
          <table:table-cell table:formula="of:=SUM([.T97:.T102])/6" office:value-type="float" office:value="126.833333333333">
            <text:p>126,83</text:p>
          </table:table-cell>
          <table:table-cell table:formula="of:=SUM([.T91:.T102])/12" office:value-type="float" office:value="120.75">
            <text:p>120,75</text:p>
          </table:table-cell>
          <table:table-cell table:formula="of:=[.W102]-[.W90]" office:value-type="float" office:value="-13.6666666666667">
            <text:p>-13,67</text:p>
          </table:table-cell>
        </table:table-row>
        <table:table-row table:style-name="ro1">
          <table:table-cell table:style-name="ce1"/>
          <table:table-cell office:value-type="float" office:value="110">
            <text:p>110,00</text:p>
          </table:table-cell>
          <table:table-cell table:formula="of:=SUM([.B101:.B103])/3" office:value-type="float" office:value="130">
            <text:p>130,00</text:p>
          </table:table-cell>
          <table:table-cell table:formula="of:=SUM([.B98:.B103])/6" office:value-type="float" office:value="150.166666666667">
            <text:p>150,17</text:p>
          </table:table-cell>
          <table:table-cell table:formula="of:=SUM([.B92:.B103])/12" office:value-type="float" office:value="156">
            <text:p>156,00</text:p>
          </table:table-cell>
          <table:table-cell table:formula="of:=[.E103]-[.E91]" office:value-type="float" office:value="-17.5833333333333">
            <text:p>-17,58</text:p>
          </table:table-cell>
          <table:table-cell table:style-name="ce1"/>
          <table:table-cell office:value-type="float" office:value="509">
            <text:p>509,00</text:p>
          </table:table-cell>
          <table:table-cell table:formula="of:=SUM([.H101:.H103])/3" office:value-type="float" office:value="587.333333333333">
            <text:p>587,33</text:p>
          </table:table-cell>
          <table:table-cell table:formula="of:=SUM([.H98:.H103])/6" office:value-type="float" office:value="631">
            <text:p>631,00</text:p>
          </table:table-cell>
          <table:table-cell table:formula="of:=SUM([.H92:.H103])/12" office:value-type="float" office:value="636.416666666667">
            <text:p>636,42</text:p>
          </table:table-cell>
          <table:table-cell table:formula="of:=[.K103]-[.K91]" office:value-type="float" office:value="-45">
            <text:p>-45,00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101:.N103])/3" office:value-type="float" office:value="91">
            <text:p>91,00</text:p>
          </table:table-cell>
          <table:table-cell table:formula="of:=SUM([.N98:.N103])/6" office:value-type="float" office:value="94.6666666666667">
            <text:p>94,67</text:p>
          </table:table-cell>
          <table:table-cell table:formula="of:=SUM([.N92:.N103])/12" office:value-type="float" office:value="92.9166666666667">
            <text:p>92,92</text:p>
          </table:table-cell>
          <table:table-cell table:formula="of:=[.Q103]-[.Q91]" office:value-type="float" office:value="-3.41666666666666">
            <text:p>-3,42</text:p>
          </table:table-cell>
          <table:table-cell table:style-name="ce1"/>
          <table:table-cell office:value-type="float" office:value="133">
            <text:p>133,00</text:p>
          </table:table-cell>
          <table:table-cell table:formula="of:=SUM([.T101:.T103])/3" office:value-type="float" office:value="132.666666666667">
            <text:p>132,67</text:p>
          </table:table-cell>
          <table:table-cell table:formula="of:=SUM([.T98:.T103])/6" office:value-type="float" office:value="128.166666666667">
            <text:p>128,17</text:p>
          </table:table-cell>
          <table:table-cell table:formula="of:=SUM([.T92:.T103])/12" office:value-type="float" office:value="125.583333333333">
            <text:p>125,58</text:p>
          </table:table-cell>
          <table:table-cell table:formula="of:=[.W103]-[.W91]" office:value-type="float" office:value="-5.50000000000001">
            <text:p>-5,50</text:p>
          </table:table-cell>
        </table:table-row>
        <table:table-row table:style-name="ro1">
          <table:table-cell table:style-name="ce1"/>
          <table:table-cell office:value-type="float" office:value="121">
            <text:p>121,00</text:p>
          </table:table-cell>
          <table:table-cell table:formula="of:=SUM([.B102:.B104])/3" office:value-type="float" office:value="115.333333333333">
            <text:p>115,33</text:p>
          </table:table-cell>
          <table:table-cell table:formula="of:=SUM([.B99:.B104])/6" office:value-type="float" office:value="143.666666666667">
            <text:p>143,67</text:p>
          </table:table-cell>
          <table:table-cell table:formula="of:=SUM([.B93:.B104])/12" office:value-type="float" office:value="153.333333333333">
            <text:p>153,33</text:p>
          </table:table-cell>
          <table:table-cell table:formula="of:=[.E104]-[.E92]" office:value-type="float" office:value="-20.1666666666667">
            <text:p>-20,17</text:p>
          </table:table-cell>
          <table:table-cell table:style-name="ce1"/>
          <table:table-cell office:value-type="float" office:value="560">
            <text:p>560,00</text:p>
          </table:table-cell>
          <table:table-cell table:formula="of:=SUM([.H102:.H104])/3" office:value-type="float" office:value="548.333333333333">
            <text:p>548,33</text:p>
          </table:table-cell>
          <table:table-cell table:formula="of:=SUM([.H99:.H104])/6" office:value-type="float" office:value="614.666666666667">
            <text:p>614,67</text:p>
          </table:table-cell>
          <table:table-cell table:formula="of:=SUM([.H93:.H104])/12" office:value-type="float" office:value="630.166666666667">
            <text:p>630,17</text:p>
          </table:table-cell>
          <table:table-cell table:formula="of:=[.K104]-[.K92]" office:value-type="float" office:value="-49.9166666666667">
            <text:p>-49,92</text:p>
          </table:table-cell>
          <table:table-cell table:style-name="ce1"/>
          <table:table-cell office:value-type="float" office:value="74">
            <text:p>74,00</text:p>
          </table:table-cell>
          <table:table-cell table:formula="of:=SUM([.N102:.N104])/3" office:value-type="float" office:value="82.6666666666667">
            <text:p>82,67</text:p>
          </table:table-cell>
          <table:table-cell table:formula="of:=SUM([.N99:.N104])/6" office:value-type="float" office:value="90">
            <text:p>90,00</text:p>
          </table:table-cell>
          <table:table-cell table:formula="of:=SUM([.N93:.N104])/12" office:value-type="float" office:value="91.0833333333333">
            <text:p>91,08</text:p>
          </table:table-cell>
          <table:table-cell table:formula="of:=[.Q104]-[.Q92]" office:value-type="float" office:value="-4.91666666666667">
            <text:p>-4,92</text:p>
          </table:table-cell>
          <table:table-cell table:style-name="ce1"/>
          <table:table-cell office:value-type="float" office:value="114">
            <text:p>114,00</text:p>
          </table:table-cell>
          <table:table-cell table:formula="of:=SUM([.T102:.T104])/3" office:value-type="float" office:value="124.333333333333">
            <text:p>124,33</text:p>
          </table:table-cell>
          <table:table-cell table:formula="of:=SUM([.T99:.T104])/6" office:value-type="float" office:value="124.5">
            <text:p>124,50</text:p>
          </table:table-cell>
          <table:table-cell table:formula="of:=SUM([.T93:.T104])/12" office:value-type="float" office:value="126.333333333333">
            <text:p>126,33</text:p>
          </table:table-cell>
          <table:table-cell table:formula="of:=[.W104]-[.W92]" office:value-type="float" office:value="-5.08333333333333">
            <text:p>-5,08</text:p>
          </table:table-cell>
        </table:table-row>
        <table:table-row table:style-name="ro1">
          <table:table-cell table:style-name="ce1"/>
          <table:table-cell office:value-type="float" office:value="111">
            <text:p>111,00</text:p>
          </table:table-cell>
          <table:table-cell table:formula="of:=SUM([.B103:.B105])/3" office:value-type="float" office:value="114">
            <text:p>114,00</text:p>
          </table:table-cell>
          <table:table-cell table:formula="of:=SUM([.B100:.B105])/6" office:value-type="float" office:value="133.666666666667">
            <text:p>133,67</text:p>
          </table:table-cell>
          <table:table-cell table:formula="of:=SUM([.B94:.B105])/12" office:value-type="float" office:value="150.333333333333">
            <text:p>150,33</text:p>
          </table:table-cell>
          <table:table-cell table:formula="of:=[.E105]-[.E93]" office:value-type="float" office:value="-19.8333333333333">
            <text:p>-19,83</text:p>
          </table:table-cell>
          <table:table-cell table:style-name="ce1"/>
          <table:table-cell office:value-type="float" office:value="549">
            <text:p>549,00</text:p>
          </table:table-cell>
          <table:table-cell table:formula="of:=SUM([.H103:.H105])/3" office:value-type="float" office:value="539.333333333333">
            <text:p>539,33</text:p>
          </table:table-cell>
          <table:table-cell table:formula="of:=SUM([.H100:.H105])/6" office:value-type="float" office:value="588">
            <text:p>588,00</text:p>
          </table:table-cell>
          <table:table-cell table:formula="of:=SUM([.H94:.H105])/12" office:value-type="float" office:value="623.833333333333">
            <text:p>623,83</text:p>
          </table:table-cell>
          <table:table-cell table:formula="of:=[.K105]-[.K93]" office:value-type="float" office:value="-53.3333333333333">
            <text:p>-53,33</text:p>
          </table:table-cell>
          <table:table-cell table:style-name="ce1"/>
          <table:table-cell office:value-type="float" office:value="77">
            <text:p>77,00</text:p>
          </table:table-cell>
          <table:table-cell table:formula="of:=SUM([.N103:.N105])/3" office:value-type="float" office:value="78">
            <text:p>78,00</text:p>
          </table:table-cell>
          <table:table-cell table:formula="of:=SUM([.N100:.N105])/6" office:value-type="float" office:value="87.8333333333333">
            <text:p>87,83</text:p>
          </table:table-cell>
          <table:table-cell table:formula="of:=SUM([.N94:.N105])/12" office:value-type="float" office:value="89.6666666666667">
            <text:p>89,67</text:p>
          </table:table-cell>
          <table:table-cell table:formula="of:=[.Q105]-[.Q93]" office:value-type="float" office:value="-6.41666666666666">
            <text:p>-6,42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T103:.T105])/3" office:value-type="float" office:value="118">
            <text:p>118,00</text:p>
          </table:table-cell>
          <table:table-cell table:formula="of:=SUM([.T100:.T105])/6" office:value-type="float" office:value="121">
            <text:p>121,00</text:p>
          </table:table-cell>
          <table:table-cell table:formula="of:=SUM([.T94:.T105])/12" office:value-type="float" office:value="125.583333333333">
            <text:p>125,58</text:p>
          </table:table-cell>
          <table:table-cell table:formula="of:=[.W105]-[.W93]" office:value-type="float" office:value="-4.08333333333333">
            <text:p>-4,08</text:p>
          </table:table-cell>
        </table:table-row>
        <table:table-row table:style-name="ro1">
          <table:table-cell table:style-name="ce1"/>
          <table:table-cell office:value-type="float" office:value="143">
            <text:p>143,00</text:p>
          </table:table-cell>
          <table:table-cell table:formula="of:=SUM([.B104:.B106])/3" office:value-type="float" office:value="125">
            <text:p>125,00</text:p>
          </table:table-cell>
          <table:table-cell table:formula="of:=SUM([.B101:.B106])/6" office:value-type="float" office:value="127.5">
            <text:p>127,50</text:p>
          </table:table-cell>
          <table:table-cell table:formula="of:=SUM([.B95:.B106])/12" office:value-type="float" office:value="148.333333333333">
            <text:p>148,33</text:p>
          </table:table-cell>
          <table:table-cell table:formula="of:=[.E106]-[.E94]" office:value-type="float" office:value="-19">
            <text:p>-19,00</text:p>
          </table:table-cell>
          <table:table-cell table:style-name="ce1"/>
          <table:table-cell office:value-type="float" office:value="585">
            <text:p>585,00</text:p>
          </table:table-cell>
          <table:table-cell table:formula="of:=SUM([.H104:.H106])/3" office:value-type="float" office:value="564.666666666667">
            <text:p>564,67</text:p>
          </table:table-cell>
          <table:table-cell table:formula="of:=SUM([.H101:.H106])/6" office:value-type="float" office:value="576">
            <text:p>576,00</text:p>
          </table:table-cell>
          <table:table-cell table:formula="of:=SUM([.H95:.H106])/12" office:value-type="float" office:value="619.583333333333">
            <text:p>619,58</text:p>
          </table:table-cell>
          <table:table-cell table:formula="of:=[.K106]-[.K94]" office:value-type="float" office:value="-47.8333333333333">
            <text:p>-47,83</text:p>
          </table:table-cell>
          <table:table-cell table:style-name="ce1"/>
          <table:table-cell office:value-type="float" office:value="76">
            <text:p>76,00</text:p>
          </table:table-cell>
          <table:table-cell table:formula="of:=SUM([.N104:.N106])/3" office:value-type="float" office:value="75.6666666666667">
            <text:p>75,67</text:p>
          </table:table-cell>
          <table:table-cell table:formula="of:=SUM([.N101:.N106])/6" office:value-type="float" office:value="83.3333333333333">
            <text:p>83,33</text:p>
          </table:table-cell>
          <table:table-cell table:formula="of:=SUM([.N95:.N106])/12" office:value-type="float" office:value="88.25">
            <text:p>88,25</text:p>
          </table:table-cell>
          <table:table-cell table:formula="of:=[.Q106]-[.Q94]" office:value-type="float" office:value="-6.66666666666667">
            <text:p>-6,67</text:p>
          </table:table-cell>
          <table:table-cell table:style-name="ce1"/>
          <table:table-cell office:value-type="float" office:value="113">
            <text:p>113,00</text:p>
          </table:table-cell>
          <table:table-cell table:formula="of:=SUM([.T104:.T106])/3" office:value-type="float" office:value="111.333333333333">
            <text:p>111,33</text:p>
          </table:table-cell>
          <table:table-cell table:formula="of:=SUM([.T101:.T106])/6" office:value-type="float" office:value="122">
            <text:p>122,00</text:p>
          </table:table-cell>
          <table:table-cell table:formula="of:=SUM([.T95:.T106])/12" office:value-type="float" office:value="124.5">
            <text:p>124,50</text:p>
          </table:table-cell>
          <table:table-cell table:formula="of:=[.W106]-[.W94]" office:value-type="float" office:value="2.91666666666667">
            <text:p>2,92</text:p>
          </table:table-cell>
        </table:table-row>
        <table:table-row table:style-name="ro1">
          <table:table-cell table:style-name="ce1"/>
          <table:table-cell office:value-type="float" office:value="141">
            <text:p>141,00</text:p>
          </table:table-cell>
          <table:table-cell table:formula="of:=SUM([.B105:.B107])/3" office:value-type="float" office:value="131.666666666667">
            <text:p>131,67</text:p>
          </table:table-cell>
          <table:table-cell table:formula="of:=SUM([.B102:.B107])/6" office:value-type="float" office:value="123.5">
            <text:p>123,50</text:p>
          </table:table-cell>
          <table:table-cell table:formula="of:=SUM([.B96:.B107])/12" office:value-type="float" office:value="143.833333333333">
            <text:p>143,83</text:p>
          </table:table-cell>
          <table:table-cell table:formula="of:=[.E107]-[.E95]" office:value-type="float" office:value="-24.8333333333333">
            <text:p>-24,83</text:p>
          </table:table-cell>
          <table:table-cell table:style-name="ce1"/>
          <table:table-cell office:value-type="float" office:value="602">
            <text:p>602,00</text:p>
          </table:table-cell>
          <table:table-cell table:formula="of:=SUM([.H105:.H107])/3" office:value-type="float" office:value="578.666666666667">
            <text:p>578,67</text:p>
          </table:table-cell>
          <table:table-cell table:formula="of:=SUM([.H102:.H107])/6" office:value-type="float" office:value="563.5">
            <text:p>563,50</text:p>
          </table:table-cell>
          <table:table-cell table:formula="of:=SUM([.H96:.H107])/12" office:value-type="float" office:value="612.666666666667">
            <text:p>612,67</text:p>
          </table:table-cell>
          <table:table-cell table:formula="of:=[.K107]-[.K95]" office:value-type="float" office:value="-53.4166666666667">
            <text:p>-53,42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105:.N107])/3" office:value-type="float" office:value="78">
            <text:p>78,00</text:p>
          </table:table-cell>
          <table:table-cell table:formula="of:=SUM([.N102:.N107])/6" office:value-type="float" office:value="80.3333333333333">
            <text:p>80,33</text:p>
          </table:table-cell>
          <table:table-cell table:formula="of:=SUM([.N96:.N107])/12" office:value-type="float" office:value="88.25">
            <text:p>88,25</text:p>
          </table:table-cell>
          <table:table-cell table:formula="of:=[.Q107]-[.Q95]" office:value-type="float" office:value="-5.25">
            <text:p>-5,25</text:p>
          </table:table-cell>
          <table:table-cell table:style-name="ce1"/>
          <table:table-cell office:value-type="float" office:value="111">
            <text:p>111,00</text:p>
          </table:table-cell>
          <table:table-cell table:formula="of:=SUM([.T105:.T107])/3" office:value-type="float" office:value="110.333333333333">
            <text:p>110,33</text:p>
          </table:table-cell>
          <table:table-cell table:formula="of:=SUM([.T102:.T107])/6" office:value-type="float" office:value="117.333333333333">
            <text:p>117,33</text:p>
          </table:table-cell>
          <table:table-cell table:formula="of:=SUM([.T96:.T107])/12" office:value-type="float" office:value="122.666666666667">
            <text:p>122,67</text:p>
          </table:table-cell>
          <table:table-cell table:formula="of:=[.W107]-[.W95]" office:value-type="float" office:value="11.6666666666667">
            <text:p>11,67</text:p>
          </table:table-cell>
        </table:table-row>
        <table:table-row table:style-name="ro1">
          <table:table-cell table:style-name="ce1"/>
          <table:table-cell office:value-type="float" office:value="115">
            <text:p>115,00</text:p>
          </table:table-cell>
          <table:table-cell table:formula="of:=SUM([.B106:.B108])/3" office:value-type="float" office:value="133">
            <text:p>133,00</text:p>
          </table:table-cell>
          <table:table-cell table:formula="of:=SUM([.B103:.B108])/6" office:value-type="float" office:value="123.5">
            <text:p>123,50</text:p>
          </table:table-cell>
          <table:table-cell table:formula="of:=SUM([.B97:.B108])/12" office:value-type="float" office:value="142.166666666667">
            <text:p>142,17</text:p>
          </table:table-cell>
          <table:table-cell table:formula="of:=[.E108]-[.E96]" office:value-type="float" office:value="-24">
            <text:p>-24,00</text:p>
          </table:table-cell>
          <table:table-cell table:style-name="ce1"/>
          <table:table-cell office:value-type="float" office:value="512">
            <text:p>512,00</text:p>
          </table:table-cell>
          <table:table-cell table:formula="of:=SUM([.H106:.H108])/3" office:value-type="float" office:value="566.333333333333">
            <text:p>566,33</text:p>
          </table:table-cell>
          <table:table-cell table:formula="of:=SUM([.H103:.H108])/6" office:value-type="float" office:value="552.833333333333">
            <text:p>552,83</text:p>
          </table:table-cell>
          <table:table-cell table:formula="of:=SUM([.H97:.H108])/12" office:value-type="float" office:value="604.5">
            <text:p>604,50</text:p>
          </table:table-cell>
          <table:table-cell table:formula="of:=[.K108]-[.K96]" office:value-type="float" office:value="-57.5833333333334">
            <text:p>-57,58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106:.N108])/3" office:value-type="float" office:value="80">
            <text:p>80,00</text:p>
          </table:table-cell>
          <table:table-cell table:formula="of:=SUM([.N103:.N108])/6" office:value-type="float" office:value="79">
            <text:p>79,00</text:p>
          </table:table-cell>
          <table:table-cell table:formula="of:=SUM([.N97:.N108])/12" office:value-type="float" office:value="88">
            <text:p>88,00</text:p>
          </table:table-cell>
          <table:table-cell table:formula="of:=[.Q108]-[.Q96]" office:value-type="float" office:value="-3.41666666666667">
            <text:p>-3,42</text:p>
          </table:table-cell>
          <table:table-cell table:style-name="ce1"/>
          <table:table-cell office:value-type="float" office:value="96">
            <text:p>96,00</text:p>
          </table:table-cell>
          <table:table-cell table:formula="of:=SUM([.T106:.T108])/3" office:value-type="float" office:value="106.666666666667">
            <text:p>106,67</text:p>
          </table:table-cell>
          <table:table-cell table:formula="of:=SUM([.T103:.T108])/6" office:value-type="float" office:value="112.333333333333">
            <text:p>112,33</text:p>
          </table:table-cell>
          <table:table-cell table:formula="of:=SUM([.T97:.T108])/12" office:value-type="float" office:value="119.583333333333">
            <text:p>119,58</text:p>
          </table:table-cell>
          <table:table-cell table:formula="of:=[.W108]-[.W96]" office:value-type="float" office:value="11.8333333333333">
            <text:p>11,83</text:p>
          </table:table-cell>
        </table:table-row>
        <table:table-row table:style-name="ro1">
          <table:table-cell table:style-name="ce1" office:value-type="string">
            <text:p>Jan 2011</text:p>
          </table:table-cell>
          <table:table-cell office:value-type="float" office:value="152">
            <text:p>152,00</text:p>
          </table:table-cell>
          <table:table-cell table:formula="of:=SUM([.B107:.B109])/3" office:value-type="float" office:value="136">
            <text:p>136,00</text:p>
          </table:table-cell>
          <table:table-cell table:formula="of:=SUM([.B104:.B109])/6" office:value-type="float" office:value="130.5">
            <text:p>130,50</text:p>
          </table:table-cell>
          <table:table-cell table:formula="of:=SUM([.B98:.B109])/12" office:value-type="float" office:value="140.333333333333">
            <text:p>140,33</text:p>
          </table:table-cell>
          <table:table-cell table:formula="of:=[.E109]-[.E97]" office:value-type="float" office:value="-23.3333333333333">
            <text:p>-23,33</text:p>
          </table:table-cell>
          <table:table-cell table:style-name="ce1" office:value-type="string">
            <text:p>Jan 2011</text:p>
          </table:table-cell>
          <table:table-cell office:value-type="float" office:value="616">
            <text:p>616,00</text:p>
          </table:table-cell>
          <table:table-cell table:formula="of:=SUM([.H107:.H109])/3" office:value-type="float" office:value="576.666666666667">
            <text:p>576,67</text:p>
          </table:table-cell>
          <table:table-cell table:formula="of:=SUM([.H104:.H109])/6" office:value-type="float" office:value="570.666666666667">
            <text:p>570,67</text:p>
          </table:table-cell>
          <table:table-cell table:formula="of:=SUM([.H98:.H109])/12" office:value-type="float" office:value="600.833333333333">
            <text:p>600,83</text:p>
          </table:table-cell>
          <table:table-cell table:formula="of:=[.K109]-[.K97]" office:value-type="float" office:value="-53.9166666666666">
            <text:p>-53,92</text:p>
          </table:table-cell>
          <table:table-cell table:style-name="ce1" office:value-type="string">
            <text:p>Jan 2011</text:p>
          </table:table-cell>
          <table:table-cell office:value-type="float" office:value="94">
            <text:p>94,00</text:p>
          </table:table-cell>
          <table:table-cell table:formula="of:=SUM([.N107:.N109])/3" office:value-type="float" office:value="86">
            <text:p>86,00</text:p>
          </table:table-cell>
          <table:table-cell table:formula="of:=SUM([.N104:.N109])/6" office:value-type="float" office:value="80.8333333333333">
            <text:p>80,83</text:p>
          </table:table-cell>
          <table:table-cell table:formula="of:=SUM([.N98:.N109])/12" office:value-type="float" office:value="87.75">
            <text:p>87,75</text:p>
          </table:table-cell>
          <table:table-cell table:formula="of:=[.Q109]-[.Q97]" office:value-type="float" office:value="-2.58333333333333">
            <text:p>-2,58</text:p>
          </table:table-cell>
          <table:table-cell table:style-name="ce1" office:value-type="string">
            <text:p>Jan 2011</text:p>
          </table:table-cell>
          <table:table-cell office:value-type="float" office:value="124">
            <text:p>124,00</text:p>
          </table:table-cell>
          <table:table-cell table:formula="of:=SUM([.T107:.T109])/3" office:value-type="float" office:value="110.333333333333">
            <text:p>110,33</text:p>
          </table:table-cell>
          <table:table-cell table:formula="of:=SUM([.T104:.T109])/6" office:value-type="float" office:value="110.833333333333">
            <text:p>110,83</text:p>
          </table:table-cell>
          <table:table-cell table:formula="of:=SUM([.T98:.T109])/12" office:value-type="float" office:value="119.5">
            <text:p>119,50</text:p>
          </table:table-cell>
          <table:table-cell table:formula="of:=[.W109]-[.W97]" office:value-type="float" office:value="11.1666666666667">
            <text:p>11,17</text:p>
          </table:table-cell>
        </table:table-row>
        <table:table-row table:style-name="ro1">
          <table:table-cell table:style-name="ce1"/>
          <table:table-cell office:value-type="float" office:value="132">
            <text:p>132,00</text:p>
          </table:table-cell>
          <table:table-cell table:formula="of:=SUM([.B108:.B110])/3" office:value-type="float" office:value="133">
            <text:p>133,00</text:p>
          </table:table-cell>
          <table:table-cell table:formula="of:=SUM([.B105:.B110])/6" office:value-type="float" office:value="132.333333333333">
            <text:p>132,33</text:p>
          </table:table-cell>
          <table:table-cell table:formula="of:=SUM([.B99:.B110])/12" office:value-type="float" office:value="138">
            <text:p>138,00</text:p>
          </table:table-cell>
          <table:table-cell table:formula="of:=[.E110]-[.E98]" office:value-type="float" office:value="-25.5">
            <text:p>-25,50</text:p>
          </table:table-cell>
          <table:table-cell table:style-name="ce1"/>
          <table:table-cell office:value-type="float" office:value="601">
            <text:p>601,00</text:p>
          </table:table-cell>
          <table:table-cell table:formula="of:=SUM([.H108:.H110])/3" office:value-type="float" office:value="576.333333333333">
            <text:p>576,33</text:p>
          </table:table-cell>
          <table:table-cell table:formula="of:=SUM([.H105:.H110])/6" office:value-type="float" office:value="577.5">
            <text:p>577,50</text:p>
          </table:table-cell>
          <table:table-cell table:formula="of:=SUM([.H99:.H110])/12" office:value-type="float" office:value="596.083333333333">
            <text:p>596,08</text:p>
          </table:table-cell>
          <table:table-cell table:formula="of:=[.K110]-[.K98]" office:value-type="float" office:value="-55.5">
            <text:p>-55,50</text:p>
          </table:table-cell>
          <table:table-cell table:style-name="ce1"/>
          <table:table-cell office:value-type="float" office:value="90">
            <text:p>90,00</text:p>
          </table:table-cell>
          <table:table-cell table:formula="of:=SUM([.N108:.N110])/3" office:value-type="float" office:value="89">
            <text:p>89,00</text:p>
          </table:table-cell>
          <table:table-cell table:formula="of:=SUM([.N105:.N110])/6" office:value-type="float" office:value="83.5">
            <text:p>83,50</text:p>
          </table:table-cell>
          <table:table-cell table:formula="of:=SUM([.N99:.N110])/12" office:value-type="float" office:value="86.75">
            <text:p>86,75</text:p>
          </table:table-cell>
          <table:table-cell table:formula="of:=[.Q110]-[.Q98]" office:value-type="float" office:value="-4.16666666666667">
            <text:p>-4,17</text:p>
          </table:table-cell>
          <table:table-cell table:style-name="ce1"/>
          <table:table-cell office:value-type="float" office:value="124">
            <text:p>124,00</text:p>
          </table:table-cell>
          <table:table-cell table:formula="of:=SUM([.T108:.T110])/3" office:value-type="float" office:value="114.666666666667">
            <text:p>114,67</text:p>
          </table:table-cell>
          <table:table-cell table:formula="of:=SUM([.T105:.T110])/6" office:value-type="float" office:value="112.5">
            <text:p>112,50</text:p>
          </table:table-cell>
          <table:table-cell table:formula="of:=SUM([.T99:.T110])/12" office:value-type="float" office:value="118.5">
            <text:p>118,50</text:p>
          </table:table-cell>
          <table:table-cell table:formula="of:=[.W110]-[.W98]" office:value-type="float" office:value="7.91666666666667">
            <text:p>7,92</text:p>
          </table:table-cell>
        </table:table-row>
        <table:table-row table:style-name="ro1">
          <table:table-cell table:style-name="ce1"/>
          <table:table-cell office:value-type="float" office:value="146">
            <text:p>146,00</text:p>
          </table:table-cell>
          <table:table-cell table:formula="of:=SUM([.B109:.B111])/3" office:value-type="float" office:value="143.333333333333">
            <text:p>143,33</text:p>
          </table:table-cell>
          <table:table-cell table:formula="of:=SUM([.B106:.B111])/6" office:value-type="float" office:value="138.166666666667">
            <text:p>138,17</text:p>
          </table:table-cell>
          <table:table-cell table:formula="of:=SUM([.B100:.B111])/12" office:value-type="float" office:value="135.916666666667">
            <text:p>135,92</text:p>
          </table:table-cell>
          <table:table-cell table:formula="of:=[.E111]-[.E99]" office:value-type="float" office:value="-24.3333333333333">
            <text:p>-24,33</text:p>
          </table:table-cell>
          <table:table-cell table:style-name="ce1"/>
          <table:table-cell office:value-type="float" office:value="646">
            <text:p>646,00</text:p>
          </table:table-cell>
          <table:table-cell table:formula="of:=SUM([.H109:.H111])/3" office:value-type="float" office:value="621">
            <text:p>621,00</text:p>
          </table:table-cell>
          <table:table-cell table:formula="of:=SUM([.H106:.H111])/6" office:value-type="float" office:value="593.666666666667">
            <text:p>593,67</text:p>
          </table:table-cell>
          <table:table-cell table:formula="of:=SUM([.H100:.H111])/12" office:value-type="float" office:value="590.833333333333">
            <text:p>590,83</text:p>
          </table:table-cell>
          <table:table-cell table:formula="of:=[.K111]-[.K99]" office:value-type="float" office:value="-52.5833333333333">
            <text:p>-52,58</text:p>
          </table:table-cell>
          <table:table-cell table:style-name="ce1"/>
          <table:table-cell office:value-type="float" office:value="107">
            <text:p>107,00</text:p>
          </table:table-cell>
          <table:table-cell table:formula="of:=SUM([.N109:.N111])/3" office:value-type="float" office:value="97">
            <text:p>97,00</text:p>
          </table:table-cell>
          <table:table-cell table:formula="of:=SUM([.N106:.N111])/6" office:value-type="float" office:value="88.5">
            <text:p>88,50</text:p>
          </table:table-cell>
          <table:table-cell table:formula="of:=SUM([.N100:.N111])/12" office:value-type="float" office:value="88.1666666666667">
            <text:p>88,17</text:p>
          </table:table-cell>
          <table:table-cell table:formula="of:=[.Q111]-[.Q99]" office:value-type="float" office:value="-1.41666666666666">
            <text:p>-1,42</text:p>
          </table:table-cell>
          <table:table-cell table:style-name="ce1"/>
          <table:table-cell office:value-type="float" office:value="109">
            <text:p>109,00</text:p>
          </table:table-cell>
          <table:table-cell table:formula="of:=SUM([.T109:.T111])/3" office:value-type="float" office:value="119">
            <text:p>119,00</text:p>
          </table:table-cell>
          <table:table-cell table:formula="of:=SUM([.T106:.T111])/6" office:value-type="float" office:value="112.833333333333">
            <text:p>112,83</text:p>
          </table:table-cell>
          <table:table-cell table:formula="of:=SUM([.T100:.T111])/12" office:value-type="float" office:value="116.916666666667">
            <text:p>116,92</text:p>
          </table:table-cell>
          <table:table-cell table:formula="of:=[.W111]-[.W99]" office:value-type="float" office:value="3.91666666666667">
            <text:p>3,92</text:p>
          </table:table-cell>
        </table:table-row>
        <table:table-row table:style-name="ro1">
          <table:table-cell table:style-name="ce1"/>
          <table:table-cell office:value-type="float" office:value="141">
            <text:p>141,00</text:p>
          </table:table-cell>
          <table:table-cell table:formula="of:=SUM([.B110:.B112])/3" office:value-type="float" office:value="139.666666666667">
            <text:p>139,67</text:p>
          </table:table-cell>
          <table:table-cell table:formula="of:=SUM([.B107:.B112])/6" office:value-type="float" office:value="137.833333333333">
            <text:p>137,83</text:p>
          </table:table-cell>
          <table:table-cell table:formula="of:=SUM([.B101:.B112])/12" office:value-type="float" office:value="132.666666666667">
            <text:p>132,67</text:p>
          </table:table-cell>
          <table:table-cell table:formula="of:=[.E112]-[.E100]" office:value-type="float" office:value="-30.5">
            <text:p>-30,50</text:p>
          </table:table-cell>
          <table:table-cell table:style-name="ce1"/>
          <table:table-cell office:value-type="float" office:value="587">
            <text:p>587,00</text:p>
          </table:table-cell>
          <table:table-cell table:formula="of:=SUM([.H110:.H112])/3" office:value-type="float" office:value="611.333333333333">
            <text:p>611,33</text:p>
          </table:table-cell>
          <table:table-cell table:formula="of:=SUM([.H107:.H112])/6" office:value-type="float" office:value="594">
            <text:p>594,00</text:p>
          </table:table-cell>
          <table:table-cell table:formula="of:=SUM([.H101:.H112])/12" office:value-type="float" office:value="585">
            <text:p>585,00</text:p>
          </table:table-cell>
          <table:table-cell table:formula="of:=[.K112]-[.K100]" office:value-type="float" office:value="-57.9166666666666">
            <text:p>-57,92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N110:.N112])/3" office:value-type="float" office:value="95.3333333333333">
            <text:p>95,33</text:p>
          </table:table-cell>
          <table:table-cell table:formula="of:=SUM([.N107:.N112])/6" office:value-type="float" office:value="90.6666666666667">
            <text:p>90,67</text:p>
          </table:table-cell>
          <table:table-cell table:formula="of:=SUM([.N101:.N112])/12" office:value-type="float" office:value="87">
            <text:p>87,00</text:p>
          </table:table-cell>
          <table:table-cell table:formula="of:=[.Q112]-[.Q100]" office:value-type="float" office:value="-3.66666666666667">
            <text:p>-3,67</text:p>
          </table:table-cell>
          <table:table-cell table:style-name="ce1"/>
          <table:table-cell office:value-type="float" office:value="101">
            <text:p>101,00</text:p>
          </table:table-cell>
          <table:table-cell table:formula="of:=SUM([.T110:.T112])/3" office:value-type="float" office:value="111.333333333333">
            <text:p>111,33</text:p>
          </table:table-cell>
          <table:table-cell table:formula="of:=SUM([.T107:.T112])/6" office:value-type="float" office:value="110.833333333333">
            <text:p>110,83</text:p>
          </table:table-cell>
          <table:table-cell table:formula="of:=SUM([.T101:.T112])/12" office:value-type="float" office:value="116.416666666667">
            <text:p>116,42</text:p>
          </table:table-cell>
          <table:table-cell table:formula="of:=[.W112]-[.W100]" office:value-type="float" office:value="3.41666666666667">
            <text:p>3,42</text:p>
          </table:table-cell>
        </table:table-row>
        <table:table-row table:style-name="ro1">
          <table:table-cell table:style-name="ce1"/>
          <table:table-cell office:value-type="float" office:value="144">
            <text:p>144,00</text:p>
          </table:table-cell>
          <table:table-cell table:formula="of:=SUM([.B111:.B113])/3" office:value-type="float" office:value="143.666666666667">
            <text:p>143,67</text:p>
          </table:table-cell>
          <table:table-cell table:formula="of:=SUM([.B108:.B113])/6" office:value-type="float" office:value="138.333333333333">
            <text:p>138,33</text:p>
          </table:table-cell>
          <table:table-cell table:formula="of:=SUM([.B102:.B113])/12" office:value-type="float" office:value="130.916666666667">
            <text:p>130,92</text:p>
          </table:table-cell>
          <table:table-cell table:formula="of:=[.E113]-[.E101]" office:value-type="float" office:value="-30.9166666666667">
            <text:p>-30,92</text:p>
          </table:table-cell>
          <table:table-cell table:style-name="ce1"/>
          <table:table-cell office:value-type="float" office:value="610">
            <text:p>610,00</text:p>
          </table:table-cell>
          <table:table-cell table:formula="of:=SUM([.H111:.H113])/3" office:value-type="float" office:value="614.333333333333">
            <text:p>614,33</text:p>
          </table:table-cell>
          <table:table-cell table:formula="of:=SUM([.H108:.H113])/6" office:value-type="float" office:value="595.333333333333">
            <text:p>595,33</text:p>
          </table:table-cell>
          <table:table-cell table:formula="of:=SUM([.H102:.H113])/12" office:value-type="float" office:value="579.416666666667">
            <text:p>579,42</text:p>
          </table:table-cell>
          <table:table-cell table:formula="of:=[.K113]-[.K101]" office:value-type="float" office:value="-66.25">
            <text:p>-66,25</text:p>
          </table:table-cell>
          <table:table-cell table:style-name="ce1"/>
          <table:table-cell office:value-type="float" office:value="92">
            <text:p>92,00</text:p>
          </table:table-cell>
          <table:table-cell table:formula="of:=SUM([.N111:.N113])/3" office:value-type="float" office:value="96">
            <text:p>96,00</text:p>
          </table:table-cell>
          <table:table-cell table:formula="of:=SUM([.N108:.N113])/6" office:value-type="float" office:value="92.5">
            <text:p>92,50</text:p>
          </table:table-cell>
          <table:table-cell table:formula="of:=SUM([.N102:.N113])/12" office:value-type="float" office:value="86.4166666666667">
            <text:p>86,42</text:p>
          </table:table-cell>
          <table:table-cell table:formula="of:=[.Q113]-[.Q101]" office:value-type="float" office:value="-5.5">
            <text:p>-5,50</text:p>
          </table:table-cell>
          <table:table-cell table:style-name="ce1"/>
          <table:table-cell office:value-type="float" office:value="123">
            <text:p>123,00</text:p>
          </table:table-cell>
          <table:table-cell table:formula="of:=SUM([.T111:.T113])/3" office:value-type="float" office:value="111">
            <text:p>111,00</text:p>
          </table:table-cell>
          <table:table-cell table:formula="of:=SUM([.T108:.T113])/6" office:value-type="float" office:value="112.833333333333">
            <text:p>112,83</text:p>
          </table:table-cell>
          <table:table-cell table:formula="of:=SUM([.T102:.T113])/12" office:value-type="float" office:value="115.083333333333">
            <text:p>115,08</text:p>
          </table:table-cell>
          <table:table-cell table:formula="of:=[.W113]-[.W101]" office:value-type="float" office:value="-2.16666666666667">
            <text:p>-2,17</text:p>
          </table:table-cell>
        </table:table-row>
        <table:table-row table:style-name="ro1">
          <table:table-cell table:style-name="ce1"/>
          <table:table-cell office:value-type="float" office:value="120">
            <text:p>120,00</text:p>
          </table:table-cell>
          <table:table-cell table:formula="of:=SUM([.B112:.B114])/3" office:value-type="float" office:value="135">
            <text:p>135,00</text:p>
          </table:table-cell>
          <table:table-cell table:formula="of:=SUM([.B109:.B114])/6" office:value-type="float" office:value="139.166666666667">
            <text:p>139,17</text:p>
          </table:table-cell>
          <table:table-cell table:formula="of:=SUM([.B103:.B114])/12" office:value-type="float" office:value="131.333333333333">
            <text:p>131,33</text:p>
          </table:table-cell>
          <table:table-cell table:formula="of:=[.E114]-[.E102]" office:value-type="float" office:value="-27.8333333333333">
            <text:p>-27,83</text:p>
          </table:table-cell>
          <table:table-cell table:style-name="ce1"/>
          <table:table-cell office:value-type="float" office:value="532">
            <text:p>532,00</text:p>
          </table:table-cell>
          <table:table-cell table:formula="of:=SUM([.H112:.H114])/3" office:value-type="float" office:value="576.333333333333">
            <text:p>576,33</text:p>
          </table:table-cell>
          <table:table-cell table:formula="of:=SUM([.H109:.H114])/6" office:value-type="float" office:value="598.666666666667">
            <text:p>598,67</text:p>
          </table:table-cell>
          <table:table-cell table:formula="of:=SUM([.H103:.H114])/12" office:value-type="float" office:value="575.75">
            <text:p>575,75</text:p>
          </table:table-cell>
          <table:table-cell table:formula="of:=[.K114]-[.K102]" office:value-type="float" office:value="-65.1666666666666">
            <text:p>-65,17</text:p>
          </table:table-cell>
          <table:table-cell table:style-name="ce1"/>
          <table:table-cell office:value-type="float" office:value="87">
            <text:p>87,00</text:p>
          </table:table-cell>
          <table:table-cell table:formula="of:=SUM([.N112:.N114])/3" office:value-type="float" office:value="89.3333333333333">
            <text:p>89,33</text:p>
          </table:table-cell>
          <table:table-cell table:formula="of:=SUM([.N109:.N114])/6" office:value-type="float" office:value="93.1666666666667">
            <text:p>93,17</text:p>
          </table:table-cell>
          <table:table-cell table:formula="of:=SUM([.N103:.N114])/12" office:value-type="float" office:value="86.0833333333333">
            <text:p>86,08</text:p>
          </table:table-cell>
          <table:table-cell table:formula="of:=[.Q114]-[.Q102]" office:value-type="float" office:value="-6.75">
            <text:p>-6,75</text:p>
          </table:table-cell>
          <table:table-cell table:style-name="ce1"/>
          <table:table-cell office:value-type="float" office:value="108">
            <text:p>108,00</text:p>
          </table:table-cell>
          <table:table-cell table:formula="of:=SUM([.T112:.T114])/3" office:value-type="float" office:value="110.666666666667">
            <text:p>110,67</text:p>
          </table:table-cell>
          <table:table-cell table:formula="of:=SUM([.T109:.T114])/6" office:value-type="float" office:value="114.833333333333">
            <text:p>114,83</text:p>
          </table:table-cell>
          <table:table-cell table:formula="of:=SUM([.T103:.T114])/12" office:value-type="float" office:value="113.583333333333">
            <text:p>113,58</text:p>
          </table:table-cell>
          <table:table-cell table:formula="of:=[.W114]-[.W102]" office:value-type="float" office:value="-7.16666666666667">
            <text:p>-7,17</text:p>
          </table:table-cell>
        </table:table-row>
        <table:table-row table:style-name="ro1">
          <table:table-cell table:style-name="ce1"/>
          <table:table-cell office:value-type="float" office:value="93">
            <text:p>93,00</text:p>
          </table:table-cell>
          <table:table-cell table:formula="of:=SUM([.B113:.B115])/3" office:value-type="float" office:value="119">
            <text:p>119,00</text:p>
          </table:table-cell>
          <table:table-cell table:formula="of:=SUM([.B110:.B115])/6" office:value-type="float" office:value="129.333333333333">
            <text:p>129,33</text:p>
          </table:table-cell>
          <table:table-cell table:formula="of:=SUM([.B104:.B115])/12" office:value-type="float" office:value="129.916666666667">
            <text:p>129,92</text:p>
          </table:table-cell>
          <table:table-cell table:formula="of:=[.E115]-[.E103]" office:value-type="float" office:value="-26.0833333333333">
            <text:p>-26,08</text:p>
          </table:table-cell>
          <table:table-cell table:style-name="ce1"/>
          <table:table-cell office:value-type="float" office:value="487">
            <text:p>487,00</text:p>
          </table:table-cell>
          <table:table-cell table:formula="of:=SUM([.H113:.H115])/3" office:value-type="float" office:value="543">
            <text:p>543,00</text:p>
          </table:table-cell>
          <table:table-cell table:formula="of:=SUM([.H110:.H115])/6" office:value-type="float" office:value="577.166666666667">
            <text:p>577,17</text:p>
          </table:table-cell>
          <table:table-cell table:formula="of:=SUM([.H104:.H115])/12" office:value-type="float" office:value="573.916666666667">
            <text:p>573,92</text:p>
          </table:table-cell>
          <table:table-cell table:formula="of:=[.K115]-[.K103]" office:value-type="float" office:value="-62.5">
            <text:p>-62,50</text:p>
          </table:table-cell>
          <table:table-cell table:style-name="ce1"/>
          <table:table-cell office:value-type="float" office:value="82">
            <text:p>82,00</text:p>
          </table:table-cell>
          <table:table-cell table:formula="of:=SUM([.N113:.N115])/3" office:value-type="float" office:value="87">
            <text:p>87,00</text:p>
          </table:table-cell>
          <table:table-cell table:formula="of:=SUM([.N110:.N115])/6" office:value-type="float" office:value="91.1666666666667">
            <text:p>91,17</text:p>
          </table:table-cell>
          <table:table-cell table:formula="of:=SUM([.N104:.N115])/12" office:value-type="float" office:value="86">
            <text:p>86,00</text:p>
          </table:table-cell>
          <table:table-cell table:formula="of:=[.Q115]-[.Q103]" office:value-type="float" office:value="-6.91666666666667">
            <text:p>-6,92</text:p>
          </table:table-cell>
          <table:table-cell table:style-name="ce1"/>
          <table:table-cell office:value-type="float" office:value="89">
            <text:p>89,00</text:p>
          </table:table-cell>
          <table:table-cell table:formula="of:=SUM([.T113:.T115])/3" office:value-type="float" office:value="106.666666666667">
            <text:p>106,67</text:p>
          </table:table-cell>
          <table:table-cell table:formula="of:=SUM([.T110:.T115])/6" office:value-type="float" office:value="109">
            <text:p>109,00</text:p>
          </table:table-cell>
          <table:table-cell table:formula="of:=SUM([.T104:.T115])/12" office:value-type="float" office:value="109.916666666667">
            <text:p>109,92</text:p>
          </table:table-cell>
          <table:table-cell table:formula="of:=[.W115]-[.W103]" office:value-type="float" office:value="-15.6666666666667">
            <text:p>-15,67</text:p>
          </table:table-cell>
        </table:table-row>
        <table:table-row table:style-name="ro1">
          <table:table-cell table:style-name="ce1"/>
          <table:table-cell office:value-type="float" office:value="114">
            <text:p>114,00</text:p>
          </table:table-cell>
          <table:table-cell table:formula="of:=SUM([.B114:.B116])/3" office:value-type="float" office:value="109">
            <text:p>109,00</text:p>
          </table:table-cell>
          <table:table-cell table:formula="of:=SUM([.B111:.B116])/6" office:value-type="float" office:value="126.333333333333">
            <text:p>126,33</text:p>
          </table:table-cell>
          <table:table-cell table:formula="of:=SUM([.B105:.B116])/12" office:value-type="float" office:value="129.333333333333">
            <text:p>129,33</text:p>
          </table:table-cell>
          <table:table-cell table:formula="of:=[.E116]-[.E104]" office:value-type="float" office:value="-24">
            <text:p>-24,00</text:p>
          </table:table-cell>
          <table:table-cell table:style-name="ce1"/>
          <table:table-cell office:value-type="float" office:value="516">
            <text:p>516,00</text:p>
          </table:table-cell>
          <table:table-cell table:formula="of:=SUM([.H114:.H116])/3" office:value-type="float" office:value="511.666666666667">
            <text:p>511,67</text:p>
          </table:table-cell>
          <table:table-cell table:formula="of:=SUM([.H111:.H116])/6" office:value-type="float" office:value="563">
            <text:p>563,00</text:p>
          </table:table-cell>
          <table:table-cell table:formula="of:=SUM([.H105:.H116])/12" office:value-type="float" office:value="570.25">
            <text:p>570,25</text:p>
          </table:table-cell>
          <table:table-cell table:formula="of:=[.K116]-[.K104]" office:value-type="float" office:value="-59.9166666666666">
            <text:p>-59,92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114:.N116])/3" office:value-type="float" office:value="83.3333333333333">
            <text:p>83,33</text:p>
          </table:table-cell>
          <table:table-cell table:formula="of:=SUM([.N111:.N116])/6" office:value-type="float" office:value="89.6666666666667">
            <text:p>89,67</text:p>
          </table:table-cell>
          <table:table-cell table:formula="of:=SUM([.N105:.N116])/12" office:value-type="float" office:value="86.5833333333333">
            <text:p>86,58</text:p>
          </table:table-cell>
          <table:table-cell table:formula="of:=[.Q116]-[.Q104]" office:value-type="float" office:value="-4.5">
            <text:p>-4,50</text:p>
          </table:table-cell>
          <table:table-cell table:style-name="ce1"/>
          <table:table-cell office:value-type="float" office:value="84">
            <text:p>84,00</text:p>
          </table:table-cell>
          <table:table-cell table:formula="of:=SUM([.T114:.T116])/3" office:value-type="float" office:value="93.6666666666667">
            <text:p>93,67</text:p>
          </table:table-cell>
          <table:table-cell table:formula="of:=SUM([.T111:.T116])/6" office:value-type="float" office:value="102.333333333333">
            <text:p>102,33</text:p>
          </table:table-cell>
          <table:table-cell table:formula="of:=SUM([.T105:.T116])/12" office:value-type="float" office:value="107.416666666667">
            <text:p>107,42</text:p>
          </table:table-cell>
          <table:table-cell table:formula="of:=[.W116]-[.W104]" office:value-type="float" office:value="-18.9166666666667">
            <text:p>-18,92</text:p>
          </table:table-cell>
        </table:table-row>
        <table:table-row table:style-name="ro1">
          <table:table-cell table:style-name="ce1"/>
          <table:table-cell office:value-type="float" office:value="101">
            <text:p>101,00</text:p>
          </table:table-cell>
          <table:table-cell table:formula="of:=SUM([.B115:.B117])/3" office:value-type="float" office:value="102.666666666667">
            <text:p>102,67</text:p>
          </table:table-cell>
          <table:table-cell table:formula="of:=SUM([.B112:.B117])/6" office:value-type="float" office:value="118.833333333333">
            <text:p>118,83</text:p>
          </table:table-cell>
          <table:table-cell table:formula="of:=SUM([.B106:.B117])/12" office:value-type="float" office:value="128.5">
            <text:p>128,50</text:p>
          </table:table-cell>
          <table:table-cell table:formula="of:=[.E117]-[.E105]" office:value-type="float" office:value="-21.8333333333333">
            <text:p>-21,83</text:p>
          </table:table-cell>
          <table:table-cell table:style-name="ce1"/>
          <table:table-cell office:value-type="float" office:value="500">
            <text:p>500,00</text:p>
          </table:table-cell>
          <table:table-cell table:formula="of:=SUM([.H115:.H117])/3" office:value-type="float" office:value="501">
            <text:p>501,00</text:p>
          </table:table-cell>
          <table:table-cell table:formula="of:=SUM([.H112:.H117])/6" office:value-type="float" office:value="538.666666666667">
            <text:p>538,67</text:p>
          </table:table-cell>
          <table:table-cell table:formula="of:=SUM([.H106:.H117])/12" office:value-type="float" office:value="566.166666666667">
            <text:p>566,17</text:p>
          </table:table-cell>
          <table:table-cell table:formula="of:=[.K117]-[.K105]" office:value-type="float" office:value="-57.6666666666667">
            <text:p>-57,67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N115:.N117])/3" office:value-type="float" office:value="82">
            <text:p>82,00</text:p>
          </table:table-cell>
          <table:table-cell table:formula="of:=SUM([.N112:.N117])/6" office:value-type="float" office:value="85.6666666666667">
            <text:p>85,67</text:p>
          </table:table-cell>
          <table:table-cell table:formula="of:=SUM([.N106:.N117])/12" office:value-type="float" office:value="87.0833333333333">
            <text:p>87,08</text:p>
          </table:table-cell>
          <table:table-cell table:formula="of:=[.Q117]-[.Q105]" office:value-type="float" office:value="-2.58333333333334">
            <text:p>-2,58</text:p>
          </table:table-cell>
          <table:table-cell table:style-name="ce1"/>
          <table:table-cell office:value-type="float" office:value="75">
            <text:p>75,00</text:p>
          </table:table-cell>
          <table:table-cell table:formula="of:=SUM([.T115:.T117])/3" office:value-type="float" office:value="82.6666666666667">
            <text:p>82,67</text:p>
          </table:table-cell>
          <table:table-cell table:formula="of:=SUM([.T112:.T117])/6" office:value-type="float" office:value="96.6666666666667">
            <text:p>96,67</text:p>
          </table:table-cell>
          <table:table-cell table:formula="of:=SUM([.T106:.T117])/12" office:value-type="float" office:value="104.75">
            <text:p>104,75</text:p>
          </table:table-cell>
          <table:table-cell table:formula="of:=[.W117]-[.W105]" office:value-type="float" office:value="-20.8333333333333">
            <text:p>-20,83</text:p>
          </table:table-cell>
        </table:table-row>
        <table:table-row table:style-name="ro1">
          <table:table-cell table:style-name="ce1"/>
          <table:table-cell office:value-type="float" office:value="119">
            <text:p>119,00</text:p>
          </table:table-cell>
          <table:table-cell table:formula="of:=SUM([.B116:.B118])/3" office:value-type="float" office:value="111.333333333333">
            <text:p>111,33</text:p>
          </table:table-cell>
          <table:table-cell table:formula="of:=SUM([.B113:.B118])/6" office:value-type="float" office:value="115.166666666667">
            <text:p>115,17</text:p>
          </table:table-cell>
          <table:table-cell table:formula="of:=SUM([.B107:.B118])/12" office:value-type="float" office:value="126.5">
            <text:p>126,50</text:p>
          </table:table-cell>
          <table:table-cell table:formula="of:=[.E118]-[.E106]" office:value-type="float" office:value="-21.8333333333333">
            <text:p>-21,83</text:p>
          </table:table-cell>
          <table:table-cell table:style-name="ce1"/>
          <table:table-cell office:value-type="float" office:value="558">
            <text:p>558,00</text:p>
          </table:table-cell>
          <table:table-cell table:formula="of:=SUM([.H116:.H118])/3" office:value-type="float" office:value="524.666666666667">
            <text:p>524,67</text:p>
          </table:table-cell>
          <table:table-cell table:formula="of:=SUM([.H113:.H118])/6" office:value-type="float" office:value="533.833333333333">
            <text:p>533,83</text:p>
          </table:table-cell>
          <table:table-cell table:formula="of:=SUM([.H107:.H118])/12" office:value-type="float" office:value="563.916666666667">
            <text:p>563,92</text:p>
          </table:table-cell>
          <table:table-cell table:formula="of:=[.K118]-[.K106]" office:value-type="float" office:value="-55.6666666666667">
            <text:p>-55,67</text:p>
          </table:table-cell>
          <table:table-cell table:style-name="ce1"/>
          <table:table-cell office:value-type="float" office:value="81">
            <text:p>81,00</text:p>
          </table:table-cell>
          <table:table-cell table:formula="of:=SUM([.N116:.N118])/3" office:value-type="float" office:value="81.6666666666667">
            <text:p>81,67</text:p>
          </table:table-cell>
          <table:table-cell table:formula="of:=SUM([.N113:.N118])/6" office:value-type="float" office:value="84.3333333333333">
            <text:p>84,33</text:p>
          </table:table-cell>
          <table:table-cell table:formula="of:=SUM([.N107:.N118])/12" office:value-type="float" office:value="87.5">
            <text:p>87,50</text:p>
          </table:table-cell>
          <table:table-cell table:formula="of:=[.Q118]-[.Q106]" office:value-type="float" office:value="-0.75">
            <text:p>-0,75</text:p>
          </table:table-cell>
          <table:table-cell table:style-name="ce1"/>
          <table:table-cell office:value-type="float" office:value="83">
            <text:p>83,00</text:p>
          </table:table-cell>
          <table:table-cell table:formula="of:=SUM([.T116:.T118])/3" office:value-type="float" office:value="80.6666666666667">
            <text:p>80,67</text:p>
          </table:table-cell>
          <table:table-cell table:formula="of:=SUM([.T113:.T118])/6" office:value-type="float" office:value="93.6666666666667">
            <text:p>93,67</text:p>
          </table:table-cell>
          <table:table-cell table:formula="of:=SUM([.T107:.T118])/12" office:value-type="float" office:value="102.25">
            <text:p>102,25</text:p>
          </table:table-cell>
          <table:table-cell table:formula="of:=[.W118]-[.W106]" office:value-type="float" office:value="-22.25">
            <text:p>-22,25</text:p>
          </table:table-cell>
        </table:table-row>
        <table:table-row table:style-name="ro1">
          <table:table-cell table:style-name="ce1" office:value-type="string">
            <text:p>Nov 2011</text:p>
          </table:table-cell>
          <table:table-cell office:value-type="float" office:value="96">
            <text:p>96,00</text:p>
          </table:table-cell>
          <table:table-cell table:formula="of:=SUM([.B117:.B119])/3" office:value-type="float" office:value="105.333333333333">
            <text:p>105,33</text:p>
          </table:table-cell>
          <table:table-cell table:formula="of:=SUM([.B114:.B119])/6" office:value-type="float" office:value="107.166666666667">
            <text:p>107,17</text:p>
          </table:table-cell>
          <table:table-cell table:formula="of:=SUM([.B108:.B119])/12" office:value-type="float" office:value="122.75">
            <text:p>122,75</text:p>
          </table:table-cell>
          <table:table-cell table:formula="of:=[.E119]-[.E107]" office:value-type="float" office:value="-21.0833333333333">
            <text:p>-21,08</text:p>
          </table:table-cell>
          <table:table-cell table:style-name="ce1" office:value-type="string">
            <text:p>Nov 2011</text:p>
          </table:table-cell>
          <table:table-cell office:value-type="float" office:value="548">
            <text:p>548,00</text:p>
          </table:table-cell>
          <table:table-cell table:formula="of:=SUM([.H117:.H119])/3" office:value-type="float" office:value="535.333333333333">
            <text:p>535,33</text:p>
          </table:table-cell>
          <table:table-cell table:formula="of:=SUM([.H114:.H119])/6" office:value-type="float" office:value="523.5">
            <text:p>523,50</text:p>
          </table:table-cell>
          <table:table-cell table:formula="of:=SUM([.H108:.H119])/12" office:value-type="float" office:value="559.416666666667">
            <text:p>559,42</text:p>
          </table:table-cell>
          <table:table-cell table:formula="of:=[.K119]-[.K107]" office:value-type="float" office:value="-53.25">
            <text:p>-53,25</text:p>
          </table:table-cell>
          <table:table-cell table:style-name="ce1" office:value-type="string">
            <text:p>Nov 2011</text:p>
          </table:table-cell>
          <table:table-cell office:value-type="float" office:value="80">
            <text:p>80,00</text:p>
          </table:table-cell>
          <table:table-cell table:formula="of:=SUM([.N117:.N119])/3" office:value-type="float" office:value="81.3333333333333">
            <text:p>81,33</text:p>
          </table:table-cell>
          <table:table-cell table:formula="of:=SUM([.N114:.N119])/6" office:value-type="float" office:value="82.3333333333333">
            <text:p>82,33</text:p>
          </table:table-cell>
          <table:table-cell table:formula="of:=SUM([.N108:.N119])/12" office:value-type="float" office:value="87.4166666666667">
            <text:p>87,42</text:p>
          </table:table-cell>
          <table:table-cell table:formula="of:=[.Q119]-[.Q107]" office:value-type="float" office:value="-0.833333333333329">
            <text:p>-0,83</text:p>
          </table:table-cell>
          <table:table-cell table:style-name="ce1" office:value-type="string">
            <text:p>Nov 2011</text:p>
          </table:table-cell>
          <table:table-cell office:value-type="float" office:value="86">
            <text:p>86,00</text:p>
          </table:table-cell>
          <table:table-cell table:formula="of:=SUM([.T117:.T119])/3" office:value-type="float" office:value="81.3333333333333">
            <text:p>81,33</text:p>
          </table:table-cell>
          <table:table-cell table:formula="of:=SUM([.T114:.T119])/6" office:value-type="float" office:value="87.5">
            <text:p>87,50</text:p>
          </table:table-cell>
          <table:table-cell table:formula="of:=SUM([.T108:.T119])/12" office:value-type="float" office:value="100.166666666667">
            <text:p>100,17</text:p>
          </table:table-cell>
          <table:table-cell table:formula="of:=[.W119]-[.W107]" office:value-type="float" office:value="-22.5">
            <text:p>-22,50</text:p>
          </table:table-cell>
        </table:table-row>
        <table:table-row table:style-name="ro1" table:number-rows-repeated="104845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31.12.2011</text:date>, <text:time>16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1T16:38:43</dc:date>
    <dc:creator>John Blad</dc:creator>
    <meta:generator>LibreOffice/3.4$Unix LibreOffice_project/340m1$Build-402</meta:generator>
    <meta:editing-duration>PT13H2M43S</meta:editing-duration>
    <meta:editing-cycles>3</meta:editing-cycles>
    <meta:document-statistic meta:table-count="1" meta:cell-count="2296" meta:object-count="0"/>
  </office:meta>
</office:document-meta>
</file>